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gency FB" svg:font-family="'Agency FB'" style:font-pitch="variable"/>
    <style:font-face style:name="Agency FB1" svg:font-family="'Agency FB'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ed7d31"/>
    </style:style>
    <style:style style:name="gr4" style:family="graphic" style:parent-style-name="standard">
      <style:graphic-properties draw:stroke="none" draw:fill="solid" draw:fill-color="#f8d7cd"/>
      <style:paragraph-properties style:writing-mode="lr-tb"/>
    </style:style>
    <style:style style:name="gr5" style:family="graphic" style:parent-style-name="standard">
      <style:graphic-properties draw:stroke="none" draw:fill="solid" draw:fill-color="#f8d7cd"/>
    </style:style>
    <style:style style:name="gr6" style:family="graphic" style:parent-style-name="standard">
      <style:graphic-properties draw:stroke="none" draw:fill="solid" draw:fill-color="#fcece8"/>
    </style:style>
    <style:style style:name="gr7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8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solid" draw:fill-color="#e2f0d9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70ad47"/>
    </style:style>
    <style:style style:name="gr13" style:family="graphic" style:parent-style-name="standard">
      <style:graphic-properties draw:stroke="none" draw:fill="solid" draw:fill-color="#d5e3cf"/>
    </style:style>
    <style:style style:name="gr14" style:family="graphic" style:parent-style-name="standard">
      <style:graphic-properties draw:stroke="none" draw:fill="solid" draw:fill-color="#ebf1e9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35cm" fo:min-width="0.635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ffc000"/>
    </style:style>
    <style:style style:name="gr17" style:family="graphic" style:parent-style-name="standard">
      <style:graphic-properties draw:stroke="none" draw:fill="solid" draw:fill-color="#ffe8cb"/>
    </style:style>
    <style:style style:name="gr18" style:family="graphic" style:parent-style-name="standard">
      <style:graphic-properties draw:stroke="none" draw:fill="solid" draw:fill-color="#fff4e7"/>
    </style:style>
    <style:style style:name="gr19" style:family="graphic" style:parent-style-name="standard">
      <style:graphic-properties draw:stroke="solid" svg:stroke-width="0.035cm" svg:stroke-color="#172c51" draw:stroke-linejoin="miter" svg:stroke-linecap="butt" draw:fill="solid" draw:fill-color="#afabab" fo:padding-top="0.017cm" fo:padding-bottom="0.017cm" fo:padding-left="0.017cm" fo:padding-right="0.017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04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solid" draw:fill-color="#000000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ed7d31"/>
    </style:style>
    <style:style style:name="P3" style:family="paragraph">
      <loext:graphic-properties draw:fill="solid" draw:fill-color="#f8d7cd"/>
    </style:style>
    <style:style style:name="P4" style:family="paragraph">
      <loext:graphic-properties draw:fill="solid" draw:fill-color="#fcece8"/>
    </style:style>
    <style:style style:name="P5" style:family="paragraph">
      <loext:graphic-properties draw:fill="none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solid" draw:fill-color="#e2f0d9"/>
    </style:style>
    <style:style style:name="P9" style:family="paragraph">
      <loext:graphic-properties draw:fill="none"/>
      <style:text-properties fo:font-size="20pt" style:font-size-asian="20pt" style:font-size-complex="20pt"/>
    </style:style>
    <style:style style:name="P10" style:family="paragraph">
      <loext:graphic-properties draw:fill="solid" draw:fill-color="#70ad47"/>
    </style:style>
    <style:style style:name="P11" style:family="paragraph">
      <loext:graphic-properties draw:fill="solid" draw:fill-color="#d5e3cf"/>
    </style:style>
    <style:style style:name="P12" style:family="paragraph">
      <loext:graphic-properties draw:fill="solid" draw:fill-color="#ebf1e9"/>
    </style:style>
    <style:style style:name="P13" style:family="paragraph">
      <loext:graphic-properties draw:fill="solid" draw:fill-color="#ffc000"/>
    </style:style>
    <style:style style:name="P14" style:family="paragraph">
      <loext:graphic-properties draw:fill="solid" draw:fill-color="#ffe8cb"/>
    </style:style>
    <style:style style:name="P15" style:family="paragraph">
      <loext:graphic-properties draw:fill="solid" draw:fill-color="#fff4e7"/>
    </style:style>
    <style:style style:name="P16" style:family="paragraph">
      <loext:graphic-properties draw:fill="solid" draw:fill-color="#afabab"/>
    </style:style>
    <style:style style:name="P17" style:family="paragraph">
      <loext:graphic-properties draw:fill="none"/>
      <style:text-properties fo:font-size="16pt" style:font-size-asian="16pt" style:font-size-complex="16pt"/>
    </style:style>
    <style:style style:name="P18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19" style:family="paragraph">
      <loext:graphic-properties draw:fill="solid" draw:fill-color="#000000"/>
    </style:style>
    <style:style style:name="T1" style:family="text">
      <style:text-properties fo:color="#ffffff" loext:opacity="100%" style:font-name="Agency FB1" fo:font-size="18pt" fo:font-weight="bold" style:font-size-asian="18pt" style:font-weight-asian="bold" style:font-name-complex="Agency FB1" style:font-size-complex="18pt" style:font-weight-complex="bold"/>
    </style:style>
    <style:style style:name="T2" style:family="text">
      <style:text-properties fo:color="#000000" loext:opacity="100%" style:font-name="Agency FB1" fo:font-size="18pt" fo:font-weight="normal" style:font-size-asian="18pt" style:font-weight-asian="normal" style:font-name-complex="Agency FB1" style:font-size-complex="18pt" style:font-weight-complex="normal"/>
    </style:style>
    <style:style style:name="T3" style:family="text">
      <style:text-properties fo:color="#000000" loext:opacity="100%" style:font-name="Calibri1" fo:font-size="20pt" fo:font-weight="bold" style:font-size-asian="20pt" style:font-weight-asian="bold" style:font-name-complex="Calibri1" style:font-size-complex="20pt" style:font-weight-complex="bold"/>
    </style:style>
    <style:style style:name="T4" style:family="text">
      <style:text-properties fo:color="#ffffff" loext:opacity="100%" style:font-name="Calibri1" fo:font-size="18pt" fo:font-weight="normal" style:font-size-asian="18pt" style:font-weight-asian="normal" style:font-name-complex="Calibri1" style:font-size-complex="18pt" style:font-weight-complex="normal"/>
    </style:style>
    <style:style style:name="T5" style:family="text">
      <style:text-properties fo:color="#ffffff" loext:opacity="100%" style:font-name="Calibri1" fo:font-size="16pt" fo:font-weight="normal" style:font-size-asian="16pt" style:font-weight-asian="normal" style:font-name-complex="Calibri1" style:font-size-complex="16pt" style:font-weight-complex="normal"/>
    </style:style>
    <style:style style:name="T6" style:family="text">
      <style:text-properties fo:color="#000000" loext:opacity="100%" style:font-name="Calibri1" fo:font-size="18pt" fo:font-weight="bold" style:font-size-asian="18pt" style:font-weight-asian="bold" style:font-name-complex="Calibri1" style:font-size-complex="18pt" style:font-weight-complex="bold"/>
    </style:style>
    <style:style style:name="T7" style:family="text">
      <style:text-properties fo:color="#000000" loext:opacity="100%" style:font-name="Calibri1" fo:font-size="18pt" fo:font-weight="normal" style:font-size-asian="18pt" style:font-weight-asian="normal" style:font-name-complex="Calibri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33.866cm" svg:height="19.05cm" svg:x="0cm" svg:y="-0.001cm" svg:viewBox="0 0 33867 19051" draw:points="0,19051 33867,19051 33867,0 0,0">
          <text:p/>
          <text:p/>
          <text:p><text:s text:c="2"/>EURO_CUP_2024</text:p>
          <text:p><text:s/></text:p>
          <text:p>-Host nation: Germany</text:p>
          <text:p>-Number of participants: 24 teams</text:p>
          <text:p>- 24 Teams Divided INTO 6 groups of 4 teams</text:p>
          <text:p/>
          <text:p>Euro Cup 2024 format: </text:p>
          <text:p><text:s text:c="10"/><text:s text:c="10"/><text:s text:c="10"/><text:s/>Qualification Stage, Group Stage, Knockout Stage (Round of 16,</text:p>
          <text:p><text:s text:c="10"/><text:s text:c="10"/><text:s text:c="10"/><text:s/>Quarter-finals, Semi-finals, Final).</text:p>
          <text:p/>
          <text:p>- Group <text:s/>Stage :Each team plays against the other three teams in its group.</text:p>
          <text:p><text:s text:c="10"/><text:s text:c="10"/><text:s text:c="6"/>Top 2 teams from each group and 4 best 3rd place teams will qualify for </text:p>
          <text:p><text:s text:c="10"/><text:s text:c="10"/><text:s text:c="7"/>Round_16</text:p>
          <text:p>Knockout Stage: Includes Round of 16, Quarter-finals, Semi-finals, and Final. </text:p>
          <text:p><text:s text:c="10"/><text:s text:c="10"/><text:s text:c="8"/>Teams compete in single-elimination matches until the winner </text:p>
          <text:p><text:s text:c="10"/><text:s text:c="10"/><text:s text:c="9"/>is determined</text:p>
          <text:p/>
          <text:p/>
          <text:p/>
        </draw:polygon>
      </draw:page>
      <draw:page draw:name="page2" draw:style-name="dp1" draw:master-page-name="master-page3">
        <draw:polygon draw:style-name="gr2" draw:text-style-name="P1" draw:layer="layout" svg:width="33.866cm" svg:height="19.05cm" svg:x="0cm" svg:y="-0.001cm" svg:viewBox="0 0 33867 19051" draw:points="0,19051 33867,19051 33867,0 0,0">
          <text:p/>
        </draw:polygon>
        <draw:polygon draw:style-name="gr3" draw:text-style-name="P2" draw:layer="layout" svg:width="3.746cm" svg:height="1.186cm" svg:x="1.201cm" svg:y="1.773cm" svg:viewBox="0 0 3747 1187" draw:points="0,1187 3747,1187 3747,0 0,0">
          <text:p/>
        </draw:polygon>
        <draw:polygon draw:style-name="gr3" draw:text-style-name="P2" draw:layer="layout" svg:width="1.977cm" svg:height="1.186cm" svg:x="4.947cm" svg:y="1.773cm" svg:viewBox="0 0 1978 1187" draw:points="0,1187 1978,1187 1978,0 0,0">
          <text:p/>
        </draw:polygon>
        <draw:polygon draw:style-name="gr3" draw:text-style-name="P2" draw:layer="layout" svg:width="1.037cm" svg:height="1.186cm" svg:x="6.924cm" svg:y="1.773cm" svg:viewBox="0 0 1038 1187" draw:points="0,1187 1038,1187 1038,0 0,0">
          <text:p/>
        </draw:polygon>
        <draw:polygon draw:style-name="gr3" draw:text-style-name="P2" draw:layer="layout" svg:width="0.94cm" svg:height="1.186cm" svg:x="7.961cm" svg:y="1.773cm" svg:viewBox="0 0 941 1187" draw:points="0,1187 941,1187 941,0 0,0">
          <text:p/>
        </draw:polygon>
        <draw:polygon draw:style-name="gr3" draw:text-style-name="P2" draw:layer="layout" svg:width="0.91cm" svg:height="1.186cm" svg:x="8.901cm" svg:y="1.773cm" svg:viewBox="0 0 911 1187" draw:points="0,1187 911,1187 911,0 0,0">
          <text:p/>
        </draw:polygon>
        <draw:polygon draw:style-name="gr3" draw:text-style-name="P2" draw:layer="layout" svg:width="1.487cm" svg:height="1.186cm" svg:x="9.811cm" svg:y="1.773cm" svg:viewBox="0 0 1488 1187" draw:points="0,1187 1488,1187 1488,0 0,0">
          <text:p/>
        </draw:polygon>
        <draw:polygon draw:style-name="gr3" draw:text-style-name="P2" draw:layer="layout" svg:width="1.59cm" svg:height="1.186cm" svg:x="11.298cm" svg:y="1.773cm" svg:viewBox="0 0 1591 1187" draw:points="0,1187 1591,1187 1591,0 0,0">
          <text:p/>
        </draw:polygon>
        <draw:polygon draw:style-name="gr3" draw:text-style-name="P2" draw:layer="layout" svg:width="1.609cm" svg:height="1.186cm" svg:x="12.888cm" svg:y="1.773cm" svg:viewBox="0 0 1610 1187" draw:points="0,1187 1610,1187 1610,0 0,0">
          <text:p/>
        </draw:polygon>
        <draw:polygon draw:style-name="gr3" draw:text-style-name="P2" draw:layer="layout" svg:width="1.619cm" svg:height="1.186cm" svg:x="14.497cm" svg:y="1.773cm" svg:viewBox="0 0 1620 1187" draw:points="0,1187 1620,1187 1620,0 0,0">
          <text:p/>
        </draw:polygon>
        <draw:polygon draw:style-name="gr4" draw:text-style-name="P3" draw:layer="layout" svg:width="3.746cm" svg:height="1.084cm" svg:x="1.201cm" svg:y="2.959cm" svg:viewBox="0 0 3747 1085" draw:points="0,1085 3747,1085 3747,0 0,0">
          <text:p><text:s text:c="5"/>Turkey</text:p>
        </draw:polygon>
        <draw:polygon draw:style-name="gr5" draw:text-style-name="P3" draw:layer="layout" svg:width="1.977cm" svg:height="1.084cm" svg:x="4.947cm" svg:y="2.959cm" svg:viewBox="0 0 1978 1085" draw:points="0,1085 1978,1085 1978,0 0,0">
          <text:p/>
        </draw:polygon>
        <draw:polygon draw:style-name="gr5" draw:text-style-name="P3" draw:layer="layout" svg:width="1.037cm" svg:height="1.084cm" svg:x="6.924cm" svg:y="2.959cm" svg:viewBox="0 0 1038 1085" draw:points="0,1085 1038,1085 1038,0 0,0">
          <text:p/>
        </draw:polygon>
        <draw:polygon draw:style-name="gr5" draw:text-style-name="P3" draw:layer="layout" svg:width="0.94cm" svg:height="1.084cm" svg:x="7.961cm" svg:y="2.959cm" svg:viewBox="0 0 941 1085" draw:points="0,1085 941,1085 941,0 0,0">
          <text:p/>
        </draw:polygon>
        <draw:polygon draw:style-name="gr5" draw:text-style-name="P3" draw:layer="layout" svg:width="0.91cm" svg:height="1.084cm" svg:x="8.901cm" svg:y="2.959cm" svg:viewBox="0 0 911 1085" draw:points="0,1085 911,1085 911,0 0,0">
          <text:p/>
        </draw:polygon>
        <draw:polygon draw:style-name="gr5" draw:text-style-name="P3" draw:layer="layout" svg:width="1.487cm" svg:height="1.084cm" svg:x="9.811cm" svg:y="2.959cm" svg:viewBox="0 0 1488 1085" draw:points="0,1085 1488,1085 1488,0 0,0">
          <text:p/>
        </draw:polygon>
        <draw:polygon draw:style-name="gr5" draw:text-style-name="P3" draw:layer="layout" svg:width="1.59cm" svg:height="1.084cm" svg:x="11.298cm" svg:y="2.959cm" svg:viewBox="0 0 1591 1085" draw:points="0,1085 1591,1085 1591,0 0,0">
          <text:p/>
        </draw:polygon>
        <draw:polygon draw:style-name="gr5" draw:text-style-name="P3" draw:layer="layout" svg:width="1.609cm" svg:height="1.084cm" svg:x="12.888cm" svg:y="2.959cm" svg:viewBox="0 0 1610 1085" draw:points="0,1085 1610,1085 1610,0 0,0">
          <text:p/>
        </draw:polygon>
        <draw:polygon draw:style-name="gr5" draw:text-style-name="P3" draw:layer="layout" svg:width="1.619cm" svg:height="1.084cm" svg:x="14.497cm" svg:y="2.959cm" svg:viewBox="0 0 1620 1085" draw:points="0,1085 1620,1085 1620,0 0,0">
          <text:p/>
        </draw:polygon>
        <draw:polygon draw:style-name="gr6" draw:text-style-name="P4" draw:layer="layout" svg:width="3.746cm" svg:height="1.084cm" svg:x="1.201cm" svg:y="4.044cm" svg:viewBox="0 0 3747 1085" draw:points="0,1085 3747,1085 3747,0 0,0">
          <text:p/>
        </draw:polygon>
        <draw:polygon draw:style-name="gr6" draw:text-style-name="P4" draw:layer="layout" svg:width="1.977cm" svg:height="1.084cm" svg:x="4.947cm" svg:y="4.044cm" svg:viewBox="0 0 1978 1085" draw:points="0,1085 1978,1085 1978,0 0,0">
          <text:p/>
        </draw:polygon>
        <draw:polygon draw:style-name="gr6" draw:text-style-name="P4" draw:layer="layout" svg:width="1.037cm" svg:height="1.084cm" svg:x="6.924cm" svg:y="4.044cm" svg:viewBox="0 0 1038 1085" draw:points="0,1085 1038,1085 1038,0 0,0">
          <text:p/>
        </draw:polygon>
        <draw:polygon draw:style-name="gr6" draw:text-style-name="P4" draw:layer="layout" svg:width="0.94cm" svg:height="1.084cm" svg:x="7.961cm" svg:y="4.044cm" svg:viewBox="0 0 941 1085" draw:points="0,1085 941,1085 941,0 0,0">
          <text:p/>
        </draw:polygon>
        <draw:polygon draw:style-name="gr6" draw:text-style-name="P4" draw:layer="layout" svg:width="0.91cm" svg:height="1.084cm" svg:x="8.901cm" svg:y="4.044cm" svg:viewBox="0 0 911 1085" draw:points="0,1085 911,1085 911,0 0,0">
          <text:p/>
        </draw:polygon>
        <draw:polygon draw:style-name="gr6" draw:text-style-name="P4" draw:layer="layout" svg:width="1.487cm" svg:height="1.084cm" svg:x="9.811cm" svg:y="4.044cm" svg:viewBox="0 0 1488 1085" draw:points="0,1085 1488,1085 1488,0 0,0">
          <text:p/>
        </draw:polygon>
        <draw:polygon draw:style-name="gr6" draw:text-style-name="P4" draw:layer="layout" svg:width="1.59cm" svg:height="1.084cm" svg:x="11.298cm" svg:y="4.044cm" svg:viewBox="0 0 1591 1085" draw:points="0,1085 1591,1085 1591,0 0,0">
          <text:p/>
        </draw:polygon>
        <draw:polygon draw:style-name="gr6" draw:text-style-name="P4" draw:layer="layout" svg:width="1.609cm" svg:height="1.084cm" svg:x="12.888cm" svg:y="4.044cm" svg:viewBox="0 0 1610 1085" draw:points="0,1085 1610,1085 1610,0 0,0">
          <text:p/>
        </draw:polygon>
        <draw:polygon draw:style-name="gr6" draw:text-style-name="P4" draw:layer="layout" svg:width="1.619cm" svg:height="1.084cm" svg:x="14.497cm" svg:y="4.044cm" svg:viewBox="0 0 1620 1085" draw:points="0,1085 1620,1085 1620,0 0,0">
          <text:p/>
        </draw:polygon>
        <draw:polygon draw:style-name="gr5" draw:text-style-name="P3" draw:layer="layout" svg:width="3.746cm" svg:height="1.085cm" svg:x="1.201cm" svg:y="5.128cm" svg:viewBox="0 0 3747 1086" draw:points="0,1086 3747,1086 3747,0 0,0">
          <text:p/>
        </draw:polygon>
        <draw:polygon draw:style-name="gr5" draw:text-style-name="P3" draw:layer="layout" svg:width="1.977cm" svg:height="1.085cm" svg:x="4.947cm" svg:y="5.128cm" svg:viewBox="0 0 1978 1086" draw:points="0,1086 1978,1086 1978,0 0,0">
          <text:p/>
        </draw:polygon>
        <draw:polygon draw:style-name="gr5" draw:text-style-name="P3" draw:layer="layout" svg:width="1.037cm" svg:height="1.085cm" svg:x="6.924cm" svg:y="5.128cm" svg:viewBox="0 0 1038 1086" draw:points="0,1086 1038,1086 1038,0 0,0">
          <text:p/>
        </draw:polygon>
        <draw:polygon draw:style-name="gr5" draw:text-style-name="P3" draw:layer="layout" svg:width="0.94cm" svg:height="1.085cm" svg:x="7.961cm" svg:y="5.128cm" svg:viewBox="0 0 941 1086" draw:points="0,1086 941,1086 941,0 0,0">
          <text:p/>
        </draw:polygon>
        <draw:polygon draw:style-name="gr5" draw:text-style-name="P3" draw:layer="layout" svg:width="0.91cm" svg:height="1.085cm" svg:x="8.901cm" svg:y="5.128cm" svg:viewBox="0 0 911 1086" draw:points="0,1086 911,1086 911,0 0,0">
          <text:p/>
        </draw:polygon>
        <draw:polygon draw:style-name="gr5" draw:text-style-name="P3" draw:layer="layout" svg:width="1.487cm" svg:height="1.085cm" svg:x="9.811cm" svg:y="5.128cm" svg:viewBox="0 0 1488 1086" draw:points="0,1086 1488,1086 1488,0 0,0">
          <text:p/>
        </draw:polygon>
        <draw:polygon draw:style-name="gr5" draw:text-style-name="P3" draw:layer="layout" svg:width="1.59cm" svg:height="1.085cm" svg:x="11.298cm" svg:y="5.128cm" svg:viewBox="0 0 1591 1086" draw:points="0,1086 1591,1086 1591,0 0,0">
          <text:p/>
        </draw:polygon>
        <draw:polygon draw:style-name="gr5" draw:text-style-name="P3" draw:layer="layout" svg:width="1.609cm" svg:height="1.085cm" svg:x="12.888cm" svg:y="5.128cm" svg:viewBox="0 0 1610 1086" draw:points="0,1086 1610,1086 1610,0 0,0">
          <text:p/>
        </draw:polygon>
        <draw:polygon draw:style-name="gr5" draw:text-style-name="P3" draw:layer="layout" svg:width="1.619cm" svg:height="1.085cm" svg:x="14.497cm" svg:y="5.128cm" svg:viewBox="0 0 1620 1086" draw:points="0,1086 1620,1086 1620,0 0,0">
          <text:p/>
        </draw:polygon>
        <draw:polygon draw:style-name="gr6" draw:text-style-name="P4" draw:layer="layout" svg:width="3.746cm" svg:height="1.084cm" svg:x="1.201cm" svg:y="6.213cm" svg:viewBox="0 0 3747 1085" draw:points="0,1085 3747,1085 3747,0 0,0">
          <text:p/>
        </draw:polygon>
        <draw:polygon draw:style-name="gr6" draw:text-style-name="P4" draw:layer="layout" svg:width="1.977cm" svg:height="1.084cm" svg:x="4.947cm" svg:y="6.213cm" svg:viewBox="0 0 1978 1085" draw:points="0,1085 1978,1085 1978,0 0,0">
          <text:p/>
        </draw:polygon>
        <draw:polygon draw:style-name="gr6" draw:text-style-name="P4" draw:layer="layout" svg:width="1.037cm" svg:height="1.084cm" svg:x="6.924cm" svg:y="6.213cm" svg:viewBox="0 0 1038 1085" draw:points="0,1085 1038,1085 1038,0 0,0">
          <text:p/>
        </draw:polygon>
        <draw:polygon draw:style-name="gr6" draw:text-style-name="P4" draw:layer="layout" svg:width="0.94cm" svg:height="1.084cm" svg:x="7.961cm" svg:y="6.213cm" svg:viewBox="0 0 941 1085" draw:points="0,1085 941,1085 941,0 0,0">
          <text:p/>
        </draw:polygon>
        <draw:polygon draw:style-name="gr6" draw:text-style-name="P4" draw:layer="layout" svg:width="0.91cm" svg:height="1.084cm" svg:x="8.901cm" svg:y="6.213cm" svg:viewBox="0 0 911 1085" draw:points="0,1085 911,1085 911,0 0,0">
          <text:p/>
        </draw:polygon>
        <draw:polygon draw:style-name="gr6" draw:text-style-name="P4" draw:layer="layout" svg:width="1.487cm" svg:height="1.084cm" svg:x="9.811cm" svg:y="6.213cm" svg:viewBox="0 0 1488 1085" draw:points="0,1085 1488,1085 1488,0 0,0">
          <text:p/>
        </draw:polygon>
        <draw:polygon draw:style-name="gr6" draw:text-style-name="P4" draw:layer="layout" svg:width="1.59cm" svg:height="1.084cm" svg:x="11.298cm" svg:y="6.213cm" svg:viewBox="0 0 1591 1085" draw:points="0,1085 1591,1085 1591,0 0,0">
          <text:p/>
        </draw:polygon>
        <draw:polygon draw:style-name="gr6" draw:text-style-name="P4" draw:layer="layout" svg:width="1.609cm" svg:height="1.084cm" svg:x="12.888cm" svg:y="6.213cm" svg:viewBox="0 0 1610 1085" draw:points="0,1085 1610,1085 1610,0 0,0">
          <text:p/>
        </draw:polygon>
        <draw:polygon draw:style-name="gr6" draw:text-style-name="P4" draw:layer="layout" svg:width="1.619cm" svg:height="1.084cm" svg:x="14.497cm" svg:y="6.213cm" svg:viewBox="0 0 1620 1085" draw:points="0,1085 1620,1085 1620,0 0,0">
          <text:p/>
        </draw:polygon>
        <draw:line draw:style-name="gr7" draw:text-style-name="P5" draw:layer="layout" svg:x1="4.947cm" svg:y1="1.755cm" svg:x2="4.947cm" svg:y2="7.315cm">
          <text:p/>
        </draw:line>
        <draw:line draw:style-name="gr7" draw:text-style-name="P5" draw:layer="layout" svg:x1="6.924cm" svg:y1="1.755cm" svg:x2="6.924cm" svg:y2="7.315cm">
          <text:p/>
        </draw:line>
        <draw:line draw:style-name="gr7" draw:text-style-name="P5" draw:layer="layout" svg:x1="7.961cm" svg:y1="1.755cm" svg:x2="7.961cm" svg:y2="7.315cm">
          <text:p/>
        </draw:line>
        <draw:line draw:style-name="gr7" draw:text-style-name="P5" draw:layer="layout" svg:x1="8.901cm" svg:y1="1.755cm" svg:x2="8.901cm" svg:y2="7.315cm">
          <text:p/>
        </draw:line>
        <draw:line draw:style-name="gr7" draw:text-style-name="P5" draw:layer="layout" svg:x1="9.811cm" svg:y1="1.755cm" svg:x2="9.811cm" svg:y2="7.315cm">
          <text:p/>
        </draw:line>
        <draw:line draw:style-name="gr7" draw:text-style-name="P5" draw:layer="layout" svg:x1="11.298cm" svg:y1="1.755cm" svg:x2="11.298cm" svg:y2="7.315cm">
          <text:p/>
        </draw:line>
        <draw:line draw:style-name="gr7" draw:text-style-name="P5" draw:layer="layout" svg:x1="12.888cm" svg:y1="1.755cm" svg:x2="12.888cm" svg:y2="7.315cm">
          <text:p/>
        </draw:line>
        <draw:line draw:style-name="gr7" draw:text-style-name="P5" draw:layer="layout" svg:x1="14.497cm" svg:y1="1.755cm" svg:x2="14.497cm" svg:y2="7.315cm">
          <text:p/>
        </draw:line>
        <draw:line draw:style-name="gr8" draw:text-style-name="P5" draw:layer="layout" svg:x1="1.183cm" svg:y1="2.959cm" svg:x2="16.134cm" svg:y2="2.959cm">
          <text:p/>
        </draw:line>
        <draw:line draw:style-name="gr7" draw:text-style-name="P5" draw:layer="layout" svg:x1="1.183cm" svg:y1="4.043cm" svg:x2="16.134cm" svg:y2="4.043cm">
          <text:p/>
        </draw:line>
        <draw:line draw:style-name="gr7" draw:text-style-name="P5" draw:layer="layout" svg:x1="1.183cm" svg:y1="5.128cm" svg:x2="16.134cm" svg:y2="5.128cm">
          <text:p/>
        </draw:line>
        <draw:line draw:style-name="gr7" draw:text-style-name="P5" draw:layer="layout" svg:x1="1.183cm" svg:y1="6.213cm" svg:x2="16.134cm" svg:y2="6.213cm">
          <text:p/>
        </draw:line>
        <draw:line draw:style-name="gr7" draw:text-style-name="P5" draw:layer="layout" svg:x1="1.201cm" svg:y1="1.755cm" svg:x2="1.201cm" svg:y2="7.315cm">
          <text:p/>
        </draw:line>
        <draw:line draw:style-name="gr7" draw:text-style-name="P5" draw:layer="layout" svg:x1="16.117cm" svg:y1="1.755cm" svg:x2="16.117cm" svg:y2="7.315cm">
          <text:p/>
        </draw:line>
        <draw:line draw:style-name="gr7" draw:text-style-name="P5" draw:layer="layout" svg:x1="1.183cm" svg:y1="1.773cm" svg:x2="16.134cm" svg:y2="1.773cm">
          <text:p/>
        </draw:line>
        <draw:line draw:style-name="gr7" draw:text-style-name="P5" draw:layer="layout" svg:x1="1.183cm" svg:y1="7.297cm" svg:x2="16.134cm" svg:y2="7.297cm">
          <text:p/>
        </draw:line>
        <draw:frame draw:style-name="gr9" draw:text-style-name="P7" draw:layer="layout" svg:width="2.889cm" svg:height="0.738cm" svg:x="2.206cm" svg:y="1.942cm">
          <draw:text-box>
            <text:p text:style-name="P6"><text:span text:style-name="T1">Grou</text:span><text:span text:style-name="T1">p A</text:span></text:p>
          </draw:text-box>
        </draw:frame>
        <draw:frame draw:style-name="gr9" draw:text-style-name="P7" draw:layer="layout" svg:width="1.098cm" svg:height="0.738cm" svg:x="5.618cm" svg:y="1.942cm">
          <draw:text-box>
            <text:p text:style-name="P6"><text:span text:style-name="T1">MP</text:span></text:p>
          </draw:text-box>
        </draw:frame>
        <draw:frame draw:style-name="gr9" draw:text-style-name="P7" draw:layer="layout" svg:width="0.701cm" svg:height="0.738cm" svg:x="7.239cm" svg:y="1.942cm">
          <draw:text-box>
            <text:p text:style-name="P6"><text:span text:style-name="T1">W</text:span></text:p>
          </draw:text-box>
        </draw:frame>
        <draw:frame draw:style-name="gr9" draw:text-style-name="P7" draw:layer="layout" svg:width="0.634cm" svg:height="0.738cm" svg:x="8.285cm" svg:y="1.942cm">
          <draw:text-box>
            <text:p text:style-name="P6"><text:span text:style-name="T1">D</text:span></text:p>
          </draw:text-box>
        </draw:frame>
        <draw:frame draw:style-name="gr9" draw:text-style-name="P7" draw:layer="layout" svg:width="0.634cm" svg:height="0.738cm" svg:x="9.242cm" svg:y="1.942cm">
          <draw:text-box>
            <text:p text:style-name="P6"><text:span text:style-name="T1">L</text:span></text:p>
          </draw:text-box>
        </draw:frame>
        <draw:frame draw:style-name="gr9" draw:text-style-name="P7" draw:layer="layout" svg:width="0.955cm" svg:height="0.738cm" svg:x="10.287cm" svg:y="1.942cm">
          <draw:text-box>
            <text:p text:style-name="P6"><text:span text:style-name="T1">GF</text:span></text:p>
          </draw:text-box>
        </draw:frame>
        <draw:frame draw:style-name="gr9" draw:text-style-name="P7" draw:layer="layout" svg:width="1.014cm" svg:height="0.738cm" svg:x="11.801cm" svg:y="1.942cm">
          <draw:text-box>
            <text:p text:style-name="P6"><text:span text:style-name="T1">GA</text:span></text:p>
          </draw:text-box>
        </draw:frame>
        <draw:frame draw:style-name="gr9" draw:text-style-name="P7" draw:layer="layout" svg:width="1.052cm" svg:height="0.738cm" svg:x="13.396cm" svg:y="1.942cm">
          <draw:text-box>
            <text:p text:style-name="P6"><text:span text:style-name="T1">GD</text:span></text:p>
          </draw:text-box>
        </draw:frame>
        <draw:frame draw:style-name="gr9" draw:text-style-name="P7" draw:layer="layout" svg:width="1.149cm" svg:height="0.738cm" svg:x="14.95cm" svg:y="1.942cm">
          <draw:text-box>
            <text:p text:style-name="P6"><text:span text:style-name="T1">Pts</text:span></text:p>
          </draw:text-box>
        </draw:frame>
        <draw:frame draw:style-name="gr9" draw:text-style-name="P7" draw:layer="layout" svg:width="0.634cm" svg:height="0.738cm" svg:x="5.804cm" svg:y="3.12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324cm" svg:y="3.124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8.369cm" svg:y="3.124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9.221cm" svg:y="3.124cm">
          <draw:text-box>
            <text:p text:style-name="P6"><text:span text:style-name="T2">0</text:span></text:p>
          </draw:text-box>
        </draw:frame>
        <draw:frame draw:style-name="gr9" draw:text-style-name="P7" draw:layer="layout" svg:width="0.806cm" svg:height="0.738cm" svg:x="10.355cm" svg:y="3.124cm">
          <draw:text-box>
            <text:p text:style-name="P6"><text:span text:style-name="T2">10</text:span></text:p>
          </draw:text-box>
        </draw:frame>
        <draw:frame draw:style-name="gr9" draw:text-style-name="P7" draw:layer="layout" svg:width="0.634cm" svg:height="0.738cm" svg:x="11.979cm" svg:y="3.124cm">
          <draw:text-box>
            <text:p text:style-name="P6"><text:span text:style-name="T2">7</text:span></text:p>
          </draw:text-box>
        </draw:frame>
        <draw:frame draw:style-name="gr9" draw:text-style-name="P7" draw:layer="layout" svg:width="0.634cm" svg:height="0.738cm" svg:x="13.561cm" svg:y="3.12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15.192cm" svg:y="3.124cm">
          <draw:text-box>
            <text:p text:style-name="P6"><text:span text:style-name="T2">7</text:span></text:p>
          </draw:text-box>
        </draw:frame>
        <draw:frame draw:style-name="gr9" draw:text-style-name="P7" draw:layer="layout" svg:width="1.915cm" svg:height="0.738cm" svg:x="2.493cm" svg:y="4.209cm">
          <draw:text-box>
            <text:p text:style-name="P6"><text:span text:style-name="T2">Wale</text:span><text:span text:style-name="T2">s</text:span></text:p>
          </draw:text-box>
        </draw:frame>
        <draw:frame draw:style-name="gr9" draw:text-style-name="P7" draw:layer="layout" svg:width="0.634cm" svg:height="0.738cm" svg:x="5.804cm" svg:y="4.209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324cm" svg:y="4.209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8.293cm" svg:y="4.209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9.293cm" svg:y="4.209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10.422cm" svg:y="4.209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11.979cm" svg:y="4.209cm">
          <draw:text-box>
            <text:p text:style-name="P6"><text:span text:style-name="T2">7</text:span></text:p>
          </draw:text-box>
        </draw:frame>
        <draw:frame draw:style-name="gr9" draw:text-style-name="P7" draw:layer="layout" svg:width="0.634cm" svg:height="0.738cm" svg:x="13.536cm" svg:y="4.209cm">
          <draw:text-box>
            <text:p text:style-name="P6"><text:span text:style-name="T2">-1</text:span></text:p>
          </draw:text-box>
        </draw:frame>
        <draw:frame draw:style-name="gr9" draw:text-style-name="P7" draw:layer="layout" svg:width="0.634cm" svg:height="0.738cm" svg:x="15.175cm" svg:y="4.209cm">
          <draw:text-box>
            <text:p text:style-name="P6"><text:span text:style-name="T2">6</text:span></text:p>
          </draw:text-box>
        </draw:frame>
        <draw:frame draw:style-name="gr9" draw:text-style-name="P7" draw:layer="layout" svg:width="3.71cm" svg:height="0.738cm" svg:x="1.897cm" svg:y="5.294cm">
          <draw:text-box>
            <text:p text:style-name="P6"><text:span text:style-name="T2">Switz</text:span><text:span text:style-name="T2">erlan</text:span><text:span text:style-name="T2">d</text:span></text:p>
          </draw:text-box>
        </draw:frame>
        <draw:frame draw:style-name="gr9" draw:text-style-name="P7" draw:layer="layout" svg:width="0.634cm" svg:height="0.738cm" svg:x="5.804cm" svg:y="5.29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379cm" svg:y="5.294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8.369cm" svg:y="5.294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9.293cm" svg:y="5.294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10.439cm" svg:y="5.294cm">
          <draw:text-box>
            <text:p text:style-name="P6"><text:span text:style-name="T2">7</text:span></text:p>
          </draw:text-box>
        </draw:frame>
        <draw:frame draw:style-name="gr9" draw:text-style-name="P7" draw:layer="layout" svg:width="0.806cm" svg:height="0.738cm" svg:x="11.911cm" svg:y="5.294cm">
          <draw:text-box>
            <text:p text:style-name="P6"><text:span text:style-name="T2">12</text:span></text:p>
          </draw:text-box>
        </draw:frame>
        <draw:frame draw:style-name="gr9" draw:text-style-name="P7" draw:layer="layout" svg:width="0.634cm" svg:height="0.738cm" svg:x="13.472cm" svg:y="5.294cm">
          <draw:text-box>
            <text:p text:style-name="P6"><text:span text:style-name="T2">-5</text:span></text:p>
          </draw:text-box>
        </draw:frame>
        <draw:frame draw:style-name="gr9" draw:text-style-name="P7" draw:layer="layout" svg:width="0.634cm" svg:height="0.738cm" svg:x="15.187cm" svg:y="5.294cm">
          <draw:text-box>
            <text:p text:style-name="P6"><text:span text:style-name="T2">4</text:span></text:p>
          </draw:text-box>
        </draw:frame>
        <draw:frame draw:style-name="gr9" draw:text-style-name="P7" draw:layer="layout" svg:width="1.382cm" svg:height="0.738cm" svg:x="2.405cm" svg:y="6.379cm">
          <draw:text-box>
            <text:p text:style-name="P6"><text:span text:style-name="T2">Italy</text:span></text:p>
          </draw:text-box>
        </draw:frame>
        <draw:frame draw:style-name="gr9" draw:text-style-name="P7" draw:layer="layout" svg:width="0.634cm" svg:height="0.738cm" svg:x="5.804cm" svg:y="6.379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379cm" svg:y="6.379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8.293cm" svg:y="6.379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9.238cm" svg:y="6.379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10.418cm" svg:y="6.379cm">
          <draw:text-box>
            <text:p text:style-name="P6"><text:span text:style-name="T2">8</text:span></text:p>
          </draw:text-box>
        </draw:frame>
        <draw:frame draw:style-name="gr9" draw:text-style-name="P7" draw:layer="layout" svg:width="0.634cm" svg:height="0.738cm" svg:x="11.962cm" svg:y="6.379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13.574cm" svg:y="6.379cm">
          <draw:text-box>
            <text:p text:style-name="P6"><text:span text:style-name="T2">2</text:span></text:p>
          </draw:text-box>
        </draw:frame>
        <draw:polygon draw:style-name="gr10" draw:text-style-name="P8" draw:layer="layout" svg:width="9.267cm" svg:height="1.11cm" svg:x="12.128cm" svg:y="0.287cm" svg:viewBox="0 0 9268 1111" draw:points="0,1111 9268,1111 9268,0 0,0">
          <text:p/>
        </draw:polygon>
        <draw:frame draw:style-name="gr9" draw:text-style-name="P7" draw:layer="layout" svg:width="0.634cm" svg:height="0.738cm" svg:x="15.175cm" svg:y="6.379cm">
          <draw:text-box>
            <text:p text:style-name="P6"><text:span text:style-name="T2">3</text:span></text:p>
          </draw:text-box>
        </draw:frame>
        <draw:polygon draw:style-name="gr3" draw:text-style-name="P2" draw:layer="layout" svg:width="4.017cm" svg:height="1.085cm" svg:x="17.326cm" svg:y="1.773cm" svg:viewBox="0 0 4018 1086" draw:points="0,1086 4018,1086 4018,0 0,0">
          <text:p/>
        </draw:polygon>
        <draw:polygon draw:style-name="gr3" draw:text-style-name="P2" draw:layer="layout" svg:width="1.706cm" svg:height="1.085cm" svg:x="21.343cm" svg:y="1.773cm" svg:viewBox="0 0 1707 1086" draw:points="0,1086 1707,1086 1707,0 0,0">
          <text:p/>
        </draw:polygon>
        <draw:polygon draw:style-name="gr3" draw:text-style-name="P2" draw:layer="layout" svg:width="1.104cm" svg:height="1.085cm" svg:x="23.049cm" svg:y="1.773cm" svg:viewBox="0 0 1105 1086" draw:points="0,1086 1105,1086 1105,0 0,0">
          <text:p/>
        </draw:polygon>
        <draw:polygon draw:style-name="gr3" draw:text-style-name="P2" draw:layer="layout" svg:width="1.103cm" svg:height="1.085cm" svg:x="24.153cm" svg:y="1.773cm" svg:viewBox="0 0 1104 1086" draw:points="0,1086 1104,1086 1104,0 0,0">
          <text:p/>
        </draw:polygon>
        <draw:polygon draw:style-name="gr3" draw:text-style-name="P2" draw:layer="layout" svg:width="1.103cm" svg:height="1.085cm" svg:x="25.256cm" svg:y="1.773cm" svg:viewBox="0 0 1104 1086" draw:points="0,1086 1104,1086 1104,0 0,0">
          <text:p/>
        </draw:polygon>
        <draw:polygon draw:style-name="gr3" draw:text-style-name="P2" draw:layer="layout" svg:width="1.488cm" svg:height="1.085cm" svg:x="26.359cm" svg:y="1.773cm" svg:viewBox="0 0 1489 1086" draw:points="0,1086 1489,1086 1489,0 0,0">
          <text:p/>
        </draw:polygon>
        <draw:polygon draw:style-name="gr3" draw:text-style-name="P2" draw:layer="layout" svg:width="1.589cm" svg:height="1.085cm" svg:x="27.847cm" svg:y="1.773cm" svg:viewBox="0 0 1590 1086" draw:points="0,1086 1590,1086 1590,0 0,0">
          <text:p/>
        </draw:polygon>
        <draw:polygon draw:style-name="gr3" draw:text-style-name="P2" draw:layer="layout" svg:width="1.609cm" svg:height="1.085cm" svg:x="29.437cm" svg:y="1.773cm" svg:viewBox="0 0 1610 1086" draw:points="0,1086 1610,1086 1610,0 0,0">
          <text:p/>
        </draw:polygon>
        <draw:polygon draw:style-name="gr3" draw:text-style-name="P2" draw:layer="layout" svg:width="1.619cm" svg:height="1.085cm" svg:x="31.046cm" svg:y="1.773cm" svg:viewBox="0 0 1620 1086" draw:points="0,1086 1620,1086 1620,0 0,0">
          <text:p/>
        </draw:polygon>
        <draw:polygon draw:style-name="gr5" draw:text-style-name="P3" draw:layer="layout" svg:width="4.017cm" svg:height="1.085cm" svg:x="17.326cm" svg:y="2.857cm" svg:viewBox="0 0 4018 1086" draw:points="0,1086 4018,1086 4018,0 0,0">
          <text:p/>
        </draw:polygon>
        <draw:polygon draw:style-name="gr5" draw:text-style-name="P3" draw:layer="layout" svg:width="1.706cm" svg:height="1.085cm" svg:x="21.343cm" svg:y="2.857cm" svg:viewBox="0 0 1707 1086" draw:points="0,1086 1707,1086 1707,0 0,0">
          <text:p/>
        </draw:polygon>
        <draw:polygon draw:style-name="gr5" draw:text-style-name="P3" draw:layer="layout" svg:width="1.104cm" svg:height="1.085cm" svg:x="23.049cm" svg:y="2.857cm" svg:viewBox="0 0 1105 1086" draw:points="0,1086 1105,1086 1105,0 0,0">
          <text:p/>
        </draw:polygon>
        <draw:polygon draw:style-name="gr5" draw:text-style-name="P3" draw:layer="layout" svg:width="1.103cm" svg:height="1.085cm" svg:x="24.153cm" svg:y="2.857cm" svg:viewBox="0 0 1104 1086" draw:points="0,1086 1104,1086 1104,0 0,0">
          <text:p/>
        </draw:polygon>
        <draw:polygon draw:style-name="gr5" draw:text-style-name="P3" draw:layer="layout" svg:width="1.103cm" svg:height="1.085cm" svg:x="25.256cm" svg:y="2.857cm" svg:viewBox="0 0 1104 1086" draw:points="0,1086 1104,1086 1104,0 0,0">
          <text:p/>
        </draw:polygon>
        <draw:polygon draw:style-name="gr5" draw:text-style-name="P3" draw:layer="layout" svg:width="1.488cm" svg:height="1.085cm" svg:x="26.359cm" svg:y="2.857cm" svg:viewBox="0 0 1489 1086" draw:points="0,1086 1489,1086 1489,0 0,0">
          <text:p/>
        </draw:polygon>
        <draw:polygon draw:style-name="gr5" draw:text-style-name="P3" draw:layer="layout" svg:width="1.589cm" svg:height="1.085cm" svg:x="27.847cm" svg:y="2.857cm" svg:viewBox="0 0 1590 1086" draw:points="0,1086 1590,1086 1590,0 0,0">
          <text:p/>
        </draw:polygon>
        <draw:polygon draw:style-name="gr5" draw:text-style-name="P3" draw:layer="layout" svg:width="1.609cm" svg:height="1.085cm" svg:x="29.437cm" svg:y="2.857cm" svg:viewBox="0 0 1610 1086" draw:points="0,1086 1610,1086 1610,0 0,0">
          <text:p/>
        </draw:polygon>
        <draw:polygon draw:style-name="gr5" draw:text-style-name="P3" draw:layer="layout" svg:width="1.619cm" svg:height="1.085cm" svg:x="31.046cm" svg:y="2.857cm" svg:viewBox="0 0 1620 1086" draw:points="0,1086 1620,1086 1620,0 0,0">
          <text:p/>
        </draw:polygon>
        <draw:polygon draw:style-name="gr6" draw:text-style-name="P4" draw:layer="layout" svg:width="4.017cm" svg:height="1.085cm" svg:x="17.326cm" svg:y="3.942cm" svg:viewBox="0 0 4018 1086" draw:points="0,1086 4018,1086 4018,0 0,0">
          <text:p/>
        </draw:polygon>
        <draw:polygon draw:style-name="gr6" draw:text-style-name="P4" draw:layer="layout" svg:width="1.706cm" svg:height="1.085cm" svg:x="21.343cm" svg:y="3.942cm" svg:viewBox="0 0 1707 1086" draw:points="0,1086 1707,1086 1707,0 0,0">
          <text:p/>
        </draw:polygon>
        <draw:polygon draw:style-name="gr6" draw:text-style-name="P4" draw:layer="layout" svg:width="1.104cm" svg:height="1.085cm" svg:x="23.049cm" svg:y="3.942cm" svg:viewBox="0 0 1105 1086" draw:points="0,1086 1105,1086 1105,0 0,0">
          <text:p/>
        </draw:polygon>
        <draw:polygon draw:style-name="gr6" draw:text-style-name="P4" draw:layer="layout" svg:width="1.103cm" svg:height="1.085cm" svg:x="24.153cm" svg:y="3.942cm" svg:viewBox="0 0 1104 1086" draw:points="0,1086 1104,1086 1104,0 0,0">
          <text:p/>
        </draw:polygon>
        <draw:polygon draw:style-name="gr6" draw:text-style-name="P4" draw:layer="layout" svg:width="1.103cm" svg:height="1.085cm" svg:x="25.256cm" svg:y="3.942cm" svg:viewBox="0 0 1104 1086" draw:points="0,1086 1104,1086 1104,0 0,0">
          <text:p/>
        </draw:polygon>
        <draw:polygon draw:style-name="gr6" draw:text-style-name="P4" draw:layer="layout" svg:width="1.488cm" svg:height="1.085cm" svg:x="26.359cm" svg:y="3.942cm" svg:viewBox="0 0 1489 1086" draw:points="0,1086 1489,1086 1489,0 0,0">
          <text:p/>
        </draw:polygon>
        <draw:polygon draw:style-name="gr6" draw:text-style-name="P4" draw:layer="layout" svg:width="1.589cm" svg:height="1.085cm" svg:x="27.847cm" svg:y="3.942cm" svg:viewBox="0 0 1590 1086" draw:points="0,1086 1590,1086 1590,0 0,0">
          <text:p/>
        </draw:polygon>
        <draw:polygon draw:style-name="gr6" draw:text-style-name="P4" draw:layer="layout" svg:width="1.609cm" svg:height="1.085cm" svg:x="29.437cm" svg:y="3.942cm" svg:viewBox="0 0 1610 1086" draw:points="0,1086 1610,1086 1610,0 0,0">
          <text:p/>
        </draw:polygon>
        <draw:polygon draw:style-name="gr6" draw:text-style-name="P4" draw:layer="layout" svg:width="1.619cm" svg:height="1.085cm" svg:x="31.046cm" svg:y="3.942cm" svg:viewBox="0 0 1620 1086" draw:points="0,1086 1620,1086 1620,0 0,0">
          <text:p/>
        </draw:polygon>
        <draw:polygon draw:style-name="gr4" draw:text-style-name="P3" draw:layer="layout" svg:width="4.017cm" svg:height="1.084cm" svg:x="17.326cm" svg:y="5.027cm" svg:viewBox="0 0 4018 1085" draw:points="0,1085 4018,1085 4018,0 0,0">
          <text:p><text:s text:c="6"/>Russia</text:p>
        </draw:polygon>
        <draw:polygon draw:style-name="gr5" draw:text-style-name="P3" draw:layer="layout" svg:width="1.706cm" svg:height="1.084cm" svg:x="21.343cm" svg:y="5.027cm" svg:viewBox="0 0 1707 1085" draw:points="0,1085 1707,1085 1707,0 0,0">
          <text:p/>
        </draw:polygon>
        <draw:polygon draw:style-name="gr5" draw:text-style-name="P3" draw:layer="layout" svg:width="1.104cm" svg:height="1.084cm" svg:x="23.049cm" svg:y="5.027cm" svg:viewBox="0 0 1105 1085" draw:points="0,1085 1105,1085 1105,0 0,0">
          <text:p/>
        </draw:polygon>
        <draw:polygon draw:style-name="gr5" draw:text-style-name="P3" draw:layer="layout" svg:width="1.103cm" svg:height="1.084cm" svg:x="24.153cm" svg:y="5.027cm" svg:viewBox="0 0 1104 1085" draw:points="0,1085 1104,1085 1104,0 0,0">
          <text:p/>
        </draw:polygon>
        <draw:polygon draw:style-name="gr5" draw:text-style-name="P3" draw:layer="layout" svg:width="1.103cm" svg:height="1.084cm" svg:x="25.256cm" svg:y="5.027cm" svg:viewBox="0 0 1104 1085" draw:points="0,1085 1104,1085 1104,0 0,0">
          <text:p/>
        </draw:polygon>
        <draw:polygon draw:style-name="gr5" draw:text-style-name="P3" draw:layer="layout" svg:width="1.488cm" svg:height="1.084cm" svg:x="26.359cm" svg:y="5.027cm" svg:viewBox="0 0 1489 1085" draw:points="0,1085 1489,1085 1489,0 0,0">
          <text:p/>
        </draw:polygon>
        <draw:polygon draw:style-name="gr5" draw:text-style-name="P3" draw:layer="layout" svg:width="1.589cm" svg:height="1.084cm" svg:x="27.847cm" svg:y="5.027cm" svg:viewBox="0 0 1590 1085" draw:points="0,1085 1590,1085 1590,0 0,0">
          <text:p/>
        </draw:polygon>
        <draw:polygon draw:style-name="gr5" draw:text-style-name="P3" draw:layer="layout" svg:width="1.609cm" svg:height="1.084cm" svg:x="29.437cm" svg:y="5.027cm" svg:viewBox="0 0 1610 1085" draw:points="0,1085 1610,1085 1610,0 0,0">
          <text:p/>
        </draw:polygon>
        <draw:polygon draw:style-name="gr5" draw:text-style-name="P3" draw:layer="layout" svg:width="1.619cm" svg:height="1.084cm" svg:x="31.046cm" svg:y="5.027cm" svg:viewBox="0 0 1620 1085" draw:points="0,1085 1620,1085 1620,0 0,0">
          <text:p/>
        </draw:polygon>
        <draw:polygon draw:style-name="gr6" draw:text-style-name="P4" draw:layer="layout" svg:width="4.017cm" svg:height="1.084cm" svg:x="17.326cm" svg:y="6.112cm" svg:viewBox="0 0 4018 1085" draw:points="0,1085 4018,1085 4018,0 0,0">
          <text:p/>
        </draw:polygon>
        <draw:polygon draw:style-name="gr6" draw:text-style-name="P4" draw:layer="layout" svg:width="1.706cm" svg:height="1.084cm" svg:x="21.343cm" svg:y="6.112cm" svg:viewBox="0 0 1707 1085" draw:points="0,1085 1707,1085 1707,0 0,0">
          <text:p/>
        </draw:polygon>
        <draw:polygon draw:style-name="gr6" draw:text-style-name="P4" draw:layer="layout" svg:width="1.104cm" svg:height="1.084cm" svg:x="23.049cm" svg:y="6.112cm" svg:viewBox="0 0 1105 1085" draw:points="0,1085 1105,1085 1105,0 0,0">
          <text:p/>
        </draw:polygon>
        <draw:polygon draw:style-name="gr6" draw:text-style-name="P4" draw:layer="layout" svg:width="1.103cm" svg:height="1.084cm" svg:x="24.153cm" svg:y="6.112cm" svg:viewBox="0 0 1104 1085" draw:points="0,1085 1104,1085 1104,0 0,0">
          <text:p/>
        </draw:polygon>
        <draw:polygon draw:style-name="gr6" draw:text-style-name="P4" draw:layer="layout" svg:width="1.103cm" svg:height="1.084cm" svg:x="25.256cm" svg:y="6.112cm" svg:viewBox="0 0 1104 1085" draw:points="0,1085 1104,1085 1104,0 0,0">
          <text:p/>
        </draw:polygon>
        <draw:polygon draw:style-name="gr6" draw:text-style-name="P4" draw:layer="layout" svg:width="1.488cm" svg:height="1.084cm" svg:x="26.359cm" svg:y="6.112cm" svg:viewBox="0 0 1489 1085" draw:points="0,1085 1489,1085 1489,0 0,0">
          <text:p/>
        </draw:polygon>
        <draw:polygon draw:style-name="gr6" draw:text-style-name="P4" draw:layer="layout" svg:width="1.589cm" svg:height="1.084cm" svg:x="27.847cm" svg:y="6.112cm" svg:viewBox="0 0 1590 1085" draw:points="0,1085 1590,1085 1590,0 0,0">
          <text:p/>
        </draw:polygon>
        <draw:polygon draw:style-name="gr6" draw:text-style-name="P4" draw:layer="layout" svg:width="1.609cm" svg:height="1.084cm" svg:x="29.437cm" svg:y="6.112cm" svg:viewBox="0 0 1610 1085" draw:points="0,1085 1610,1085 1610,0 0,0">
          <text:p/>
        </draw:polygon>
        <draw:polygon draw:style-name="gr6" draw:text-style-name="P4" draw:layer="layout" svg:width="1.619cm" svg:height="1.084cm" svg:x="31.046cm" svg:y="6.112cm" svg:viewBox="0 0 1620 1085" draw:points="0,1085 1620,1085 1620,0 0,0">
          <text:p/>
        </draw:polygon>
        <draw:line draw:style-name="gr7" draw:text-style-name="P5" draw:layer="layout" svg:x1="21.343cm" svg:y1="1.755cm" svg:x2="21.343cm" svg:y2="7.214cm">
          <text:p/>
        </draw:line>
        <draw:line draw:style-name="gr7" draw:text-style-name="P5" draw:layer="layout" svg:x1="23.049cm" svg:y1="1.755cm" svg:x2="23.049cm" svg:y2="7.214cm">
          <text:p/>
        </draw:line>
        <draw:line draw:style-name="gr7" draw:text-style-name="P5" draw:layer="layout" svg:x1="24.153cm" svg:y1="1.755cm" svg:x2="24.153cm" svg:y2="7.214cm">
          <text:p/>
        </draw:line>
        <draw:line draw:style-name="gr7" draw:text-style-name="P5" draw:layer="layout" svg:x1="25.256cm" svg:y1="1.755cm" svg:x2="25.256cm" svg:y2="7.214cm">
          <text:p/>
        </draw:line>
        <draw:line draw:style-name="gr7" draw:text-style-name="P5" draw:layer="layout" svg:x1="26.359cm" svg:y1="1.755cm" svg:x2="26.359cm" svg:y2="7.214cm">
          <text:p/>
        </draw:line>
        <draw:line draw:style-name="gr7" draw:text-style-name="P5" draw:layer="layout" svg:x1="27.847cm" svg:y1="1.755cm" svg:x2="27.847cm" svg:y2="7.214cm">
          <text:p/>
        </draw:line>
        <draw:line draw:style-name="gr7" draw:text-style-name="P5" draw:layer="layout" svg:x1="29.437cm" svg:y1="1.755cm" svg:x2="29.437cm" svg:y2="7.214cm">
          <text:p/>
        </draw:line>
        <draw:line draw:style-name="gr7" draw:text-style-name="P5" draw:layer="layout" svg:x1="31.046cm" svg:y1="1.755cm" svg:x2="31.046cm" svg:y2="7.214cm">
          <text:p/>
        </draw:line>
        <draw:line draw:style-name="gr8" draw:text-style-name="P5" draw:layer="layout" svg:x1="17.309cm" svg:y1="2.858cm" svg:x2="32.683cm" svg:y2="2.858cm">
          <text:p/>
        </draw:line>
        <draw:line draw:style-name="gr7" draw:text-style-name="P5" draw:layer="layout" svg:x1="17.309cm" svg:y1="3.942cm" svg:x2="32.683cm" svg:y2="3.942cm">
          <text:p/>
        </draw:line>
        <draw:line draw:style-name="gr7" draw:text-style-name="P5" draw:layer="layout" svg:x1="17.309cm" svg:y1="5.027cm" svg:x2="32.683cm" svg:y2="5.027cm">
          <text:p/>
        </draw:line>
        <draw:line draw:style-name="gr7" draw:text-style-name="P5" draw:layer="layout" svg:x1="17.309cm" svg:y1="6.111cm" svg:x2="32.683cm" svg:y2="6.111cm">
          <text:p/>
        </draw:line>
        <draw:line draw:style-name="gr7" draw:text-style-name="P5" draw:layer="layout" svg:x1="17.326cm" svg:y1="1.755cm" svg:x2="17.326cm" svg:y2="7.214cm">
          <text:p/>
        </draw:line>
        <draw:line draw:style-name="gr7" draw:text-style-name="P5" draw:layer="layout" svg:x1="32.665cm" svg:y1="1.755cm" svg:x2="32.665cm" svg:y2="7.214cm">
          <text:p/>
        </draw:line>
        <draw:line draw:style-name="gr7" draw:text-style-name="P5" draw:layer="layout" svg:x1="17.309cm" svg:y1="1.773cm" svg:x2="32.683cm" svg:y2="1.773cm">
          <text:p/>
        </draw:line>
        <draw:line draw:style-name="gr7" draw:text-style-name="P5" draw:layer="layout" svg:x1="17.309cm" svg:y1="7.196cm" svg:x2="32.683cm" svg:y2="7.196cm">
          <text:p/>
        </draw:line>
        <draw:frame draw:style-name="gr11" draw:text-style-name="P9" draw:layer="layout" svg:width="5.281cm" svg:height="0.822cm" svg:x="14.849cm" svg:y="0.417cm">
          <draw:text-box>
            <text:p text:style-name="P6"><text:span text:style-name="T3">Grou</text:span><text:span text:style-name="T3">p </text:span><text:span text:style-name="T3">Tabl</text:span><text:span text:style-name="T3">es</text:span></text:p>
          </draw:text-box>
        </draw:frame>
        <draw:frame draw:style-name="gr9" draw:text-style-name="P7" draw:layer="layout" svg:width="2.881cm" svg:height="0.738cm" svg:x="18.465cm" svg:y="1.977cm">
          <draw:text-box>
            <text:p text:style-name="P6"><text:span text:style-name="T1">Grou</text:span><text:span text:style-name="T1">p B</text:span></text:p>
          </draw:text-box>
        </draw:frame>
        <draw:frame draw:style-name="gr9" draw:text-style-name="P7" draw:layer="layout" svg:width="1.098cm" svg:height="0.738cm" svg:x="21.877cm" svg:y="1.977cm">
          <draw:text-box>
            <text:p text:style-name="P6"><text:span text:style-name="T1">MP</text:span></text:p>
          </draw:text-box>
        </draw:frame>
        <draw:frame draw:style-name="gr9" draw:text-style-name="P7" draw:layer="layout" svg:width="0.701cm" svg:height="0.738cm" svg:x="23.402cm" svg:y="1.977cm">
          <draw:text-box>
            <text:p text:style-name="P6"><text:span text:style-name="T1">W</text:span></text:p>
          </draw:text-box>
        </draw:frame>
        <draw:frame draw:style-name="gr9" draw:text-style-name="P7" draw:layer="layout" svg:width="0.634cm" svg:height="0.738cm" svg:x="24.561cm" svg:y="1.977cm">
          <draw:text-box>
            <text:p text:style-name="P6"><text:span text:style-name="T1">D</text:span></text:p>
          </draw:text-box>
        </draw:frame>
        <draw:frame draw:style-name="gr9" draw:text-style-name="P7" draw:layer="layout" svg:width="0.634cm" svg:height="0.738cm" svg:x="25.694cm" svg:y="1.977cm">
          <draw:text-box>
            <text:p text:style-name="P6"><text:span text:style-name="T1">L</text:span></text:p>
          </draw:text-box>
        </draw:frame>
        <draw:frame draw:style-name="gr9" draw:text-style-name="P7" draw:layer="layout" svg:width="0.955cm" svg:height="0.738cm" svg:x="26.838cm" svg:y="1.977cm">
          <draw:text-box>
            <text:p text:style-name="P6"><text:span text:style-name="T1">GF</text:span></text:p>
          </draw:text-box>
        </draw:frame>
        <draw:frame draw:style-name="gr9" draw:text-style-name="P7" draw:layer="layout" svg:width="1.014cm" svg:height="0.738cm" svg:x="28.351cm" svg:y="1.977cm">
          <draw:text-box>
            <text:p text:style-name="P6"><text:span text:style-name="T1">GA</text:span></text:p>
          </draw:text-box>
        </draw:frame>
        <draw:frame draw:style-name="gr9" draw:text-style-name="P7" draw:layer="layout" svg:width="1.052cm" svg:height="0.738cm" svg:x="29.947cm" svg:y="1.977cm">
          <draw:text-box>
            <text:p text:style-name="P6"><text:span text:style-name="T1">GD</text:span></text:p>
          </draw:text-box>
        </draw:frame>
        <draw:frame draw:style-name="gr9" draw:text-style-name="P7" draw:layer="layout" svg:width="1.149cm" svg:height="0.738cm" svg:x="31.501cm" svg:y="1.977cm">
          <draw:text-box>
            <text:p text:style-name="P6"><text:span text:style-name="T1">Pts</text:span></text:p>
          </draw:text-box>
        </draw:frame>
        <draw:frame draw:style-name="gr9" draw:text-style-name="P7" draw:layer="layout" svg:width="2.923cm" svg:height="0.738cm" svg:x="18.445cm" svg:y="3.071cm">
          <draw:text-box>
            <text:p text:style-name="P6"><text:span text:style-name="T2">Denm</text:span><text:span text:style-name="T2">ark</text:span></text:p>
          </draw:text-box>
        </draw:frame>
        <draw:frame draw:style-name="gr9" draw:text-style-name="P7" draw:layer="layout" svg:width="0.634cm" svg:height="0.738cm" svg:x="22.069cm" svg:y="3.071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482cm" svg:y="3.071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4.645cm" svg:y="3.07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5.672cm" svg:y="3.071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6.978cm" svg:y="3.071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28.513cm" svg:y="3.071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30.087cm" svg:y="3.071cm">
          <draw:text-box>
            <text:p text:style-name="P6"><text:span text:style-name="T2">-1</text:span></text:p>
          </draw:text-box>
        </draw:frame>
        <draw:frame draw:style-name="gr9" draw:text-style-name="P7" draw:layer="layout" svg:width="0.634cm" svg:height="0.738cm" svg:x="31.746cm" svg:y="3.071cm">
          <draw:text-box>
            <text:p text:style-name="P6"><text:span text:style-name="T2">7</text:span></text:p>
          </draw:text-box>
        </draw:frame>
        <draw:frame draw:style-name="gr9" draw:text-style-name="P7" draw:layer="layout" svg:width="2.318cm" svg:height="0.738cm" svg:x="18.674cm" svg:y="4.156cm">
          <draw:text-box>
            <text:p text:style-name="P6"><text:span text:style-name="T2">Finlan</text:span><text:span text:style-name="T2">d</text:span></text:p>
          </draw:text-box>
        </draw:frame>
        <draw:frame draw:style-name="gr9" draw:text-style-name="P7" draw:layer="layout" svg:width="0.634cm" svg:height="0.738cm" svg:x="22.069cm" svg:y="4.156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482cm" svg:y="4.156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4.569cm" svg:y="4.156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5.748cm" svg:y="4.156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6.974cm" svg:y="4.156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28.53cm" svg:y="4.156cm">
          <draw:text-box>
            <text:p text:style-name="P6"><text:span text:style-name="T2">7</text:span></text:p>
          </draw:text-box>
        </draw:frame>
        <draw:frame draw:style-name="gr9" draw:text-style-name="P7" draw:layer="layout" svg:width="0.634cm" svg:height="0.738cm" svg:x="30.087cm" svg:y="4.156cm">
          <draw:text-box>
            <text:p text:style-name="P6"><text:span text:style-name="T2">-1</text:span></text:p>
          </draw:text-box>
        </draw:frame>
        <draw:frame draw:style-name="gr9" draw:text-style-name="P7" draw:layer="layout" svg:width="0.634cm" svg:height="0.738cm" svg:x="31.725cm" svg:y="4.156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22.069cm" svg:y="5.2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541cm" svg:y="5.24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4.569cm" svg:y="5.24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5.689cm" svg:y="5.24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6.974cm" svg:y="5.24cm">
          <draw:text-box>
            <text:p text:style-name="P6"><text:span text:style-name="T2">9</text:span></text:p>
          </draw:text-box>
        </draw:frame>
        <draw:frame draw:style-name="gr9" draw:text-style-name="P7" draw:layer="layout" svg:width="0.634cm" svg:height="0.738cm" svg:x="28.513cm" svg:y="5.2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30.112cm" svg:y="5.24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31.729cm" svg:y="5.24cm">
          <draw:text-box>
            <text:p text:style-name="P6"><text:span text:style-name="T2">3</text:span></text:p>
          </draw:text-box>
        </draw:frame>
        <draw:frame draw:style-name="gr9" draw:text-style-name="P7" draw:layer="layout" svg:width="2.606cm" svg:height="0.738cm" svg:x="18.538cm" svg:y="6.326cm">
          <draw:text-box>
            <text:p text:style-name="P6"><text:span text:style-name="T2">Belgi</text:span><text:span text:style-name="T2">um</text:span></text:p>
          </draw:text-box>
        </draw:frame>
        <draw:frame draw:style-name="gr9" draw:text-style-name="P7" draw:layer="layout" svg:width="0.634cm" svg:height="0.738cm" svg:x="22.069cm" svg:y="6.326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465cm" svg:y="6.326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4.645cm" svg:y="6.326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5.689cm" svg:y="6.326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6.987cm" svg:y="6.326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8.513cm" svg:y="6.326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30.032cm" svg:y="6.326cm">
          <draw:text-box>
            <text:p text:style-name="P6"><text:span text:style-name="T2">-4</text:span></text:p>
          </draw:text-box>
        </draw:frame>
        <draw:polygon draw:style-name="gr12" draw:text-style-name="P10" draw:layer="layout" svg:width="3.746cm" svg:height="1.016cm" svg:x="1.201cm" svg:y="7.572cm" svg:viewBox="0 0 3747 1017" draw:points="0,1017 3747,1017 3747,0 0,0">
          <text:p/>
        </draw:polygon>
        <draw:polygon draw:style-name="gr12" draw:text-style-name="P10" draw:layer="layout" svg:width="1.977cm" svg:height="1.016cm" svg:x="4.947cm" svg:y="7.572cm" svg:viewBox="0 0 1978 1017" draw:points="0,1017 1978,1017 1978,0 0,0">
          <text:p/>
        </draw:polygon>
        <draw:polygon draw:style-name="gr12" draw:text-style-name="P10" draw:layer="layout" svg:width="1.103cm" svg:height="1.016cm" svg:x="6.924cm" svg:y="7.572cm" svg:viewBox="0 0 1104 1017" draw:points="0,1017 1104,1017 1104,0 0,0">
          <text:p/>
        </draw:polygon>
        <draw:polygon draw:style-name="gr12" draw:text-style-name="P10" draw:layer="layout" svg:width="1.104cm" svg:height="1.016cm" svg:x="8.027cm" svg:y="7.572cm" svg:viewBox="0 0 1105 1017" draw:points="0,1017 1105,1017 1105,0 0,0">
          <text:p/>
        </draw:polygon>
        <draw:polygon draw:style-name="gr12" draw:text-style-name="P10" draw:layer="layout" svg:width="1.104cm" svg:height="1.016cm" svg:x="9.13cm" svg:y="7.572cm" svg:viewBox="0 0 1105 1017" draw:points="0,1017 1105,1017 1105,0 0,0">
          <text:p/>
        </draw:polygon>
        <draw:polygon draw:style-name="gr12" draw:text-style-name="P10" draw:layer="layout" svg:width="1.488cm" svg:height="1.016cm" svg:x="10.234cm" svg:y="7.572cm" svg:viewBox="0 0 1489 1017" draw:points="0,1017 1489,1017 1489,0 0,0">
          <text:p/>
        </draw:polygon>
        <draw:polygon draw:style-name="gr12" draw:text-style-name="P10" draw:layer="layout" svg:width="1.589cm" svg:height="1.016cm" svg:x="11.722cm" svg:y="7.572cm" svg:viewBox="0 0 1590 1017" draw:points="0,1017 1590,1017 1590,0 0,0">
          <text:p/>
        </draw:polygon>
        <draw:polygon draw:style-name="gr12" draw:text-style-name="P10" draw:layer="layout" svg:width="1.609cm" svg:height="1.016cm" svg:x="13.311cm" svg:y="7.572cm" svg:viewBox="0 0 1610 1017" draw:points="0,1017 1610,1017 1610,0 0,0">
          <text:p/>
        </draw:polygon>
        <draw:polygon draw:style-name="gr12" draw:text-style-name="P10" draw:layer="layout" svg:width="1.619cm" svg:height="1.016cm" svg:x="14.921cm" svg:y="7.572cm" svg:viewBox="0 0 1620 1017" draw:points="0,1017 1620,1017 1620,0 0,0">
          <text:p/>
        </draw:polygon>
        <draw:polygon draw:style-name="gr13" draw:text-style-name="P11" draw:layer="layout" svg:width="3.746cm" svg:height="1cm" svg:x="1.201cm" svg:y="8.588cm" svg:viewBox="0 0 3747 1001" draw:points="0,1001 3747,1001 3747,0 0,0">
          <text:p/>
        </draw:polygon>
        <draw:polygon draw:style-name="gr13" draw:text-style-name="P11" draw:layer="layout" svg:width="1.977cm" svg:height="1cm" svg:x="4.947cm" svg:y="8.588cm" svg:viewBox="0 0 1978 1001" draw:points="0,1001 1978,1001 1978,0 0,0">
          <text:p/>
        </draw:polygon>
        <draw:polygon draw:style-name="gr13" draw:text-style-name="P11" draw:layer="layout" svg:width="1.103cm" svg:height="1cm" svg:x="6.924cm" svg:y="8.588cm" svg:viewBox="0 0 1104 1001" draw:points="0,1001 1104,1001 1104,0 0,0">
          <text:p/>
        </draw:polygon>
        <draw:polygon draw:style-name="gr13" draw:text-style-name="P11" draw:layer="layout" svg:width="1.104cm" svg:height="1cm" svg:x="8.027cm" svg:y="8.588cm" svg:viewBox="0 0 1105 1001" draw:points="0,1001 1105,1001 1105,0 0,0">
          <text:p/>
        </draw:polygon>
        <draw:polygon draw:style-name="gr13" draw:text-style-name="P11" draw:layer="layout" svg:width="1.104cm" svg:height="1cm" svg:x="9.13cm" svg:y="8.588cm" svg:viewBox="0 0 1105 1001" draw:points="0,1001 1105,1001 1105,0 0,0">
          <text:p/>
        </draw:polygon>
        <draw:polygon draw:style-name="gr13" draw:text-style-name="P11" draw:layer="layout" svg:width="1.488cm" svg:height="1cm" svg:x="10.234cm" svg:y="8.588cm" svg:viewBox="0 0 1489 1001" draw:points="0,1001 1489,1001 1489,0 0,0">
          <text:p/>
        </draw:polygon>
        <draw:polygon draw:style-name="gr13" draw:text-style-name="P11" draw:layer="layout" svg:width="1.589cm" svg:height="1cm" svg:x="11.722cm" svg:y="8.588cm" svg:viewBox="0 0 1590 1001" draw:points="0,1001 1590,1001 1590,0 0,0">
          <text:p/>
        </draw:polygon>
        <draw:polygon draw:style-name="gr13" draw:text-style-name="P11" draw:layer="layout" svg:width="1.609cm" svg:height="1cm" svg:x="13.311cm" svg:y="8.588cm" svg:viewBox="0 0 1610 1001" draw:points="0,1001 1610,1001 1610,0 0,0">
          <text:p/>
        </draw:polygon>
        <draw:polygon draw:style-name="gr13" draw:text-style-name="P11" draw:layer="layout" svg:width="1.619cm" svg:height="1cm" svg:x="14.921cm" svg:y="8.588cm" svg:viewBox="0 0 1620 1001" draw:points="0,1001 1620,1001 1620,0 0,0">
          <text:p/>
        </draw:polygon>
        <draw:polygon draw:style-name="gr14" draw:text-style-name="P12" draw:layer="layout" svg:width="3.746cm" svg:height="1.001cm" svg:x="1.201cm" svg:y="9.588cm" svg:viewBox="0 0 3747 1002" draw:points="0,1002 3747,1002 3747,0 0,0">
          <text:p/>
        </draw:polygon>
        <draw:polygon draw:style-name="gr14" draw:text-style-name="P12" draw:layer="layout" svg:width="1.977cm" svg:height="1.001cm" svg:x="4.947cm" svg:y="9.588cm" svg:viewBox="0 0 1978 1002" draw:points="0,1002 1978,1002 1978,0 0,0">
          <text:p/>
        </draw:polygon>
        <draw:polygon draw:style-name="gr14" draw:text-style-name="P12" draw:layer="layout" svg:width="1.103cm" svg:height="1.001cm" svg:x="6.924cm" svg:y="9.588cm" svg:viewBox="0 0 1104 1002" draw:points="0,1002 1104,1002 1104,0 0,0">
          <text:p/>
        </draw:polygon>
        <draw:polygon draw:style-name="gr14" draw:text-style-name="P12" draw:layer="layout" svg:width="1.104cm" svg:height="1.001cm" svg:x="8.027cm" svg:y="9.588cm" svg:viewBox="0 0 1105 1002" draw:points="0,1002 1105,1002 1105,0 0,0">
          <text:p/>
        </draw:polygon>
        <draw:polygon draw:style-name="gr14" draw:text-style-name="P12" draw:layer="layout" svg:width="1.104cm" svg:height="1.001cm" svg:x="9.13cm" svg:y="9.588cm" svg:viewBox="0 0 1105 1002" draw:points="0,1002 1105,1002 1105,0 0,0">
          <text:p/>
        </draw:polygon>
        <draw:polygon draw:style-name="gr14" draw:text-style-name="P12" draw:layer="layout" svg:width="1.488cm" svg:height="1.001cm" svg:x="10.234cm" svg:y="9.588cm" svg:viewBox="0 0 1489 1002" draw:points="0,1002 1489,1002 1489,0 0,0">
          <text:p/>
        </draw:polygon>
        <draw:polygon draw:style-name="gr14" draw:text-style-name="P12" draw:layer="layout" svg:width="1.589cm" svg:height="1.001cm" svg:x="11.722cm" svg:y="9.588cm" svg:viewBox="0 0 1590 1002" draw:points="0,1002 1590,1002 1590,0 0,0">
          <text:p/>
        </draw:polygon>
        <draw:polygon draw:style-name="gr14" draw:text-style-name="P12" draw:layer="layout" svg:width="1.609cm" svg:height="1.001cm" svg:x="13.311cm" svg:y="9.588cm" svg:viewBox="0 0 1610 1002" draw:points="0,1002 1610,1002 1610,0 0,0">
          <text:p/>
        </draw:polygon>
        <draw:polygon draw:style-name="gr14" draw:text-style-name="P12" draw:layer="layout" svg:width="1.619cm" svg:height="1.001cm" svg:x="14.921cm" svg:y="9.588cm" svg:viewBox="0 0 1620 1002" draw:points="0,1002 1620,1002 1620,0 0,0">
          <text:p/>
        </draw:polygon>
        <draw:polygon draw:style-name="gr13" draw:text-style-name="P11" draw:layer="layout" svg:width="3.746cm" svg:height="1cm" svg:x="1.201cm" svg:y="10.589cm" svg:viewBox="0 0 3747 1001" draw:points="0,1001 3747,1001 3747,0 0,0">
          <text:p/>
        </draw:polygon>
        <draw:polygon draw:style-name="gr13" draw:text-style-name="P11" draw:layer="layout" svg:width="1.977cm" svg:height="1cm" svg:x="4.947cm" svg:y="10.589cm" svg:viewBox="0 0 1978 1001" draw:points="0,1001 1978,1001 1978,0 0,0">
          <text:p/>
        </draw:polygon>
        <draw:polygon draw:style-name="gr13" draw:text-style-name="P11" draw:layer="layout" svg:width="1.103cm" svg:height="1cm" svg:x="6.924cm" svg:y="10.589cm" svg:viewBox="0 0 1104 1001" draw:points="0,1001 1104,1001 1104,0 0,0">
          <text:p/>
        </draw:polygon>
        <draw:polygon draw:style-name="gr13" draw:text-style-name="P11" draw:layer="layout" svg:width="1.104cm" svg:height="1cm" svg:x="8.027cm" svg:y="10.589cm" svg:viewBox="0 0 1105 1001" draw:points="0,1001 1105,1001 1105,0 0,0">
          <text:p/>
        </draw:polygon>
        <draw:polygon draw:style-name="gr13" draw:text-style-name="P11" draw:layer="layout" svg:width="1.104cm" svg:height="1cm" svg:x="9.13cm" svg:y="10.589cm" svg:viewBox="0 0 1105 1001" draw:points="0,1001 1105,1001 1105,0 0,0">
          <text:p/>
        </draw:polygon>
        <draw:polygon draw:style-name="gr13" draw:text-style-name="P11" draw:layer="layout" svg:width="1.488cm" svg:height="1cm" svg:x="10.234cm" svg:y="10.589cm" svg:viewBox="0 0 1489 1001" draw:points="0,1001 1489,1001 1489,0 0,0">
          <text:p/>
        </draw:polygon>
        <draw:polygon draw:style-name="gr13" draw:text-style-name="P11" draw:layer="layout" svg:width="1.589cm" svg:height="1cm" svg:x="11.722cm" svg:y="10.589cm" svg:viewBox="0 0 1590 1001" draw:points="0,1001 1590,1001 1590,0 0,0">
          <text:p/>
        </draw:polygon>
        <draw:polygon draw:style-name="gr13" draw:text-style-name="P11" draw:layer="layout" svg:width="1.609cm" svg:height="1cm" svg:x="13.311cm" svg:y="10.589cm" svg:viewBox="0 0 1610 1001" draw:points="0,1001 1610,1001 1610,0 0,0">
          <text:p/>
        </draw:polygon>
        <draw:polygon draw:style-name="gr13" draw:text-style-name="P11" draw:layer="layout" svg:width="1.619cm" svg:height="1cm" svg:x="14.921cm" svg:y="10.589cm" svg:viewBox="0 0 1620 1001" draw:points="0,1001 1620,1001 1620,0 0,0">
          <text:p/>
        </draw:polygon>
        <draw:polygon draw:style-name="gr14" draw:text-style-name="P12" draw:layer="layout" svg:width="3.746cm" svg:height="1.422cm" svg:x="1.201cm" svg:y="11.589cm" svg:viewBox="0 0 3747 1423" draw:points="0,1423 3747,1423 3747,0 0,0">
          <text:p/>
        </draw:polygon>
        <draw:polygon draw:style-name="gr14" draw:text-style-name="P12" draw:layer="layout" svg:width="1.977cm" svg:height="1.422cm" svg:x="4.947cm" svg:y="11.589cm" svg:viewBox="0 0 1978 1423" draw:points="0,1423 1978,1423 1978,0 0,0">
          <text:p/>
        </draw:polygon>
        <draw:polygon draw:style-name="gr14" draw:text-style-name="P12" draw:layer="layout" svg:width="1.103cm" svg:height="1.422cm" svg:x="6.924cm" svg:y="11.589cm" svg:viewBox="0 0 1104 1423" draw:points="0,1423 1104,1423 1104,0 0,0">
          <text:p/>
        </draw:polygon>
        <draw:polygon draw:style-name="gr14" draw:text-style-name="P12" draw:layer="layout" svg:width="1.104cm" svg:height="1.422cm" svg:x="8.027cm" svg:y="11.589cm" svg:viewBox="0 0 1105 1423" draw:points="0,1423 1105,1423 1105,0 0,0">
          <text:p/>
        </draw:polygon>
        <draw:polygon draw:style-name="gr14" draw:text-style-name="P12" draw:layer="layout" svg:width="1.104cm" svg:height="1.422cm" svg:x="9.13cm" svg:y="11.589cm" svg:viewBox="0 0 1105 1423" draw:points="0,1423 1105,1423 1105,0 0,0">
          <text:p/>
        </draw:polygon>
        <draw:polygon draw:style-name="gr14" draw:text-style-name="P12" draw:layer="layout" svg:width="1.488cm" svg:height="1.422cm" svg:x="10.234cm" svg:y="11.589cm" svg:viewBox="0 0 1489 1423" draw:points="0,1423 1489,1423 1489,0 0,0">
          <text:p/>
        </draw:polygon>
        <draw:polygon draw:style-name="gr14" draw:text-style-name="P12" draw:layer="layout" svg:width="1.589cm" svg:height="1.422cm" svg:x="11.722cm" svg:y="11.589cm" svg:viewBox="0 0 1590 1423" draw:points="0,1423 1590,1423 1590,0 0,0">
          <text:p/>
        </draw:polygon>
        <draw:polygon draw:style-name="gr14" draw:text-style-name="P12" draw:layer="layout" svg:width="1.609cm" svg:height="1.422cm" svg:x="13.311cm" svg:y="11.589cm" svg:viewBox="0 0 1610 1423" draw:points="0,1423 1610,1423 1610,0 0,0">
          <text:p/>
        </draw:polygon>
        <draw:polygon draw:style-name="gr14" draw:text-style-name="P12" draw:layer="layout" svg:width="1.619cm" svg:height="1.422cm" svg:x="14.921cm" svg:y="11.589cm" svg:viewBox="0 0 1620 1423" draw:points="0,1423 1620,1423 1620,0 0,0">
          <text:p/>
        </draw:polygon>
        <draw:line draw:style-name="gr7" draw:text-style-name="P5" draw:layer="layout" svg:x1="4.947cm" svg:y1="7.555cm" svg:x2="4.947cm" svg:y2="13.029cm">
          <text:p/>
        </draw:line>
        <draw:line draw:style-name="gr7" draw:text-style-name="P5" draw:layer="layout" svg:x1="6.924cm" svg:y1="7.555cm" svg:x2="6.924cm" svg:y2="13.029cm">
          <text:p/>
        </draw:line>
        <draw:line draw:style-name="gr7" draw:text-style-name="P5" draw:layer="layout" svg:x1="8.027cm" svg:y1="7.555cm" svg:x2="8.027cm" svg:y2="13.029cm">
          <text:p/>
        </draw:line>
        <draw:line draw:style-name="gr7" draw:text-style-name="P5" draw:layer="layout" svg:x1="9.13cm" svg:y1="7.555cm" svg:x2="9.13cm" svg:y2="13.029cm">
          <text:p/>
        </draw:line>
        <draw:line draw:style-name="gr7" draw:text-style-name="P5" draw:layer="layout" svg:x1="10.234cm" svg:y1="7.555cm" svg:x2="10.234cm" svg:y2="13.029cm">
          <text:p/>
        </draw:line>
        <draw:line draw:style-name="gr7" draw:text-style-name="P5" draw:layer="layout" svg:x1="11.722cm" svg:y1="7.555cm" svg:x2="11.722cm" svg:y2="13.029cm">
          <text:p/>
        </draw:line>
        <draw:line draw:style-name="gr7" draw:text-style-name="P5" draw:layer="layout" svg:x1="13.311cm" svg:y1="7.555cm" svg:x2="13.311cm" svg:y2="13.029cm">
          <text:p/>
        </draw:line>
        <draw:line draw:style-name="gr7" draw:text-style-name="P5" draw:layer="layout" svg:x1="14.921cm" svg:y1="7.555cm" svg:x2="14.921cm" svg:y2="13.029cm">
          <text:p/>
        </draw:line>
        <draw:line draw:style-name="gr8" draw:text-style-name="P5" draw:layer="layout" svg:x1="1.183cm" svg:y1="8.588cm" svg:x2="16.557cm" svg:y2="8.588cm">
          <text:p/>
        </draw:line>
        <draw:line draw:style-name="gr7" draw:text-style-name="P5" draw:layer="layout" svg:x1="1.183cm" svg:y1="9.588cm" svg:x2="16.557cm" svg:y2="9.588cm">
          <text:p/>
        </draw:line>
        <draw:line draw:style-name="gr7" draw:text-style-name="P5" draw:layer="layout" svg:x1="1.183cm" svg:y1="10.589cm" svg:x2="16.557cm" svg:y2="10.589cm">
          <text:p/>
        </draw:line>
        <draw:line draw:style-name="gr7" draw:text-style-name="P5" draw:layer="layout" svg:x1="1.183cm" svg:y1="11.589cm" svg:x2="16.557cm" svg:y2="11.589cm">
          <text:p/>
        </draw:line>
        <draw:line draw:style-name="gr7" draw:text-style-name="P5" draw:layer="layout" svg:x1="1.201cm" svg:y1="7.555cm" svg:x2="1.201cm" svg:y2="13.029cm">
          <text:p/>
        </draw:line>
        <draw:line draw:style-name="gr7" draw:text-style-name="P5" draw:layer="layout" svg:x1="16.539cm" svg:y1="7.555cm" svg:x2="16.539cm" svg:y2="13.029cm">
          <text:p/>
        </draw:line>
        <draw:line draw:style-name="gr7" draw:text-style-name="P5" draw:layer="layout" svg:x1="1.183cm" svg:y1="7.572cm" svg:x2="16.557cm" svg:y2="7.572cm">
          <text:p/>
        </draw:line>
        <draw:line draw:style-name="gr7" draw:text-style-name="P5" draw:layer="layout" svg:x1="1.183cm" svg:y1="13.011cm" svg:x2="16.557cm" svg:y2="13.011cm">
          <text:p/>
        </draw:line>
        <draw:frame draw:style-name="gr9" draw:text-style-name="P7" draw:layer="layout" svg:width="0.634cm" svg:height="0.738cm" svg:x="31.797cm" svg:y="6.326cm">
          <draw:text-box>
            <text:p text:style-name="P6"><text:span text:style-name="T2">1</text:span></text:p>
          </draw:text-box>
        </draw:frame>
        <draw:frame draw:style-name="gr9" draw:text-style-name="P7" draw:layer="layout" svg:width="2.864cm" svg:height="0.738cm" svg:x="2.201cm" svg:y="7.743cm">
          <draw:text-box>
            <text:p text:style-name="P6"><text:span text:style-name="T1">Grou</text:span><text:span text:style-name="T1">p C</text:span></text:p>
          </draw:text-box>
        </draw:frame>
        <draw:frame draw:style-name="gr9" draw:text-style-name="P7" draw:layer="layout" svg:width="1.098cm" svg:height="0.738cm" svg:x="5.618cm" svg:y="7.743cm">
          <draw:text-box>
            <text:p text:style-name="P6"><text:span text:style-name="T1">MP</text:span></text:p>
          </draw:text-box>
        </draw:frame>
        <draw:frame draw:style-name="gr9" draw:text-style-name="P7" draw:layer="layout" svg:width="0.701cm" svg:height="0.738cm" svg:x="7.275cm" svg:y="7.743cm">
          <draw:text-box>
            <text:p text:style-name="P6"><text:span text:style-name="T1">W</text:span></text:p>
          </draw:text-box>
        </draw:frame>
        <draw:frame draw:style-name="gr9" draw:text-style-name="P7" draw:layer="layout" svg:width="0.634cm" svg:height="0.738cm" svg:x="8.434cm" svg:y="7.743cm">
          <draw:text-box>
            <text:p text:style-name="P6"><text:span text:style-name="T1">D</text:span></text:p>
          </draw:text-box>
        </draw:frame>
        <draw:frame draw:style-name="gr9" draw:text-style-name="P7" draw:layer="layout" svg:width="0.634cm" svg:height="0.738cm" svg:x="9.567cm" svg:y="7.743cm">
          <draw:text-box>
            <text:p text:style-name="P6"><text:span text:style-name="T1">L</text:span></text:p>
          </draw:text-box>
        </draw:frame>
        <draw:frame draw:style-name="gr9" draw:text-style-name="P7" draw:layer="layout" svg:width="0.955cm" svg:height="0.738cm" svg:x="10.71cm" svg:y="7.743cm">
          <draw:text-box>
            <text:p text:style-name="P6"><text:span text:style-name="T1">GF</text:span></text:p>
          </draw:text-box>
        </draw:frame>
        <draw:frame draw:style-name="gr9" draw:text-style-name="P7" draw:layer="layout" svg:width="1.014cm" svg:height="0.738cm" svg:x="12.224cm" svg:y="7.743cm">
          <draw:text-box>
            <text:p text:style-name="P6"><text:span text:style-name="T1">GA</text:span></text:p>
          </draw:text-box>
        </draw:frame>
        <draw:frame draw:style-name="gr9" draw:text-style-name="P7" draw:layer="layout" svg:width="1.052cm" svg:height="0.738cm" svg:x="13.819cm" svg:y="7.743cm">
          <draw:text-box>
            <text:p text:style-name="P6"><text:span text:style-name="T1">GD</text:span></text:p>
          </draw:text-box>
        </draw:frame>
        <draw:frame draw:style-name="gr9" draw:text-style-name="P7" draw:layer="layout" svg:width="1.149cm" svg:height="0.738cm" svg:x="15.374cm" svg:y="7.743cm">
          <draw:text-box>
            <text:p text:style-name="P6"><text:span text:style-name="T1">Pts</text:span></text:p>
          </draw:text-box>
        </draw:frame>
        <draw:frame draw:style-name="gr15" draw:text-style-name="P7" draw:layer="layout" svg:width="5.416cm" svg:height="0.738cm" svg:x="1.389cm" svg:y="8.759cm">
          <draw:text-box>
            <text:p text:style-name="P6"><text:span text:style-name="T2">North </text:span><text:span text:style-name="T2">Mace</text:span><text:span text:style-name="T2">donia</text:span></text:p>
          </draw:text-box>
        </draw:frame>
        <draw:frame draw:style-name="gr15" draw:text-style-name="P7" draw:layer="layout" svg:width="0.635cm" svg:height="0.738cm" svg:x="5.805cm" svg:y="8.759cm">
          <draw:text-box>
            <text:p text:style-name="P6"><text:span text:style-name="T2">3</text:span></text:p>
          </draw:text-box>
        </draw:frame>
        <draw:frame draw:style-name="gr15" draw:text-style-name="P7" draw:layer="layout" svg:width="0.635cm" svg:height="0.738cm" svg:x="7.413cm" svg:y="8.759cm">
          <draw:text-box>
            <text:p text:style-name="P6"><text:span text:style-name="T2">1</text:span></text:p>
          </draw:text-box>
        </draw:frame>
        <draw:frame draw:style-name="gr15" draw:text-style-name="P7" draw:layer="layout" svg:width="0.635cm" svg:height="0.738cm" svg:x="8.517cm" svg:y="8.759cm">
          <draw:text-box>
            <text:p text:style-name="P6"><text:span text:style-name="T2">1</text:span></text:p>
          </draw:text-box>
        </draw:frame>
        <draw:frame draw:style-name="gr15" draw:text-style-name="P7" draw:layer="layout" svg:width="0.635cm" svg:height="0.738cm" svg:x="9.621cm" svg:y="8.759cm">
          <draw:text-box>
            <text:p text:style-name="P6"><text:span text:style-name="T2">1</text:span></text:p>
          </draw:text-box>
        </draw:frame>
        <draw:frame draw:style-name="gr15" draw:text-style-name="P7" draw:layer="layout" svg:width="0.806cm" svg:height="0.738cm" svg:x="10.851cm" svg:y="8.759cm">
          <draw:text-box>
            <text:p text:style-name="P6"><text:span text:style-name="T2">11</text:span></text:p>
          </draw:text-box>
        </draw:frame>
        <draw:frame draw:style-name="gr15" draw:text-style-name="P7" draw:layer="layout" svg:width="0.635cm" svg:height="0.738cm" svg:x="12.386cm" svg:y="8.759cm">
          <draw:text-box>
            <text:p text:style-name="P6"><text:span text:style-name="T2">6</text:span></text:p>
          </draw:text-box>
        </draw:frame>
        <draw:frame draw:style-name="gr15" draw:text-style-name="P7" draw:layer="layout" svg:width="0.635cm" svg:height="0.738cm" svg:x="13.989cm" svg:y="8.759cm">
          <draw:text-box>
            <text:p text:style-name="P6"><text:span text:style-name="T2">5</text:span></text:p>
          </draw:text-box>
        </draw:frame>
        <draw:frame draw:style-name="gr15" draw:text-style-name="P7" draw:layer="layout" svg:width="0.635cm" svg:height="0.738cm" svg:x="15.61cm" svg:y="8.759cm">
          <draw:text-box>
            <text:p text:style-name="P6"><text:span text:style-name="T2">4</text:span></text:p>
          </draw:text-box>
        </draw:frame>
        <draw:frame draw:style-name="gr9" draw:text-style-name="P7" draw:layer="layout" svg:width="2.25cm" svg:height="0.738cm" svg:x="2.343cm" svg:y="9.761cm">
          <draw:text-box>
            <text:p text:style-name="P6"><text:span text:style-name="T2">Austri</text:span><text:span text:style-name="T2">a</text:span></text:p>
          </draw:text-box>
        </draw:frame>
        <draw:frame draw:style-name="gr9" draw:text-style-name="P7" draw:layer="layout" svg:width="0.634cm" svg:height="0.738cm" svg:x="5.805cm" svg:y="9.761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413cm" svg:y="9.76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8.517cm" svg:y="9.76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9.621cm" svg:y="9.76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10.842cm" svg:y="9.761cm">
          <draw:text-box>
            <text:p text:style-name="P6"><text:span text:style-name="T2">8</text:span></text:p>
          </draw:text-box>
        </draw:frame>
        <draw:frame draw:style-name="gr9" draw:text-style-name="P7" draw:layer="layout" svg:width="0.634cm" svg:height="0.738cm" svg:x="12.382cm" svg:y="9.761cm">
          <draw:text-box>
            <text:p text:style-name="P6"><text:span text:style-name="T2">8</text:span></text:p>
          </draw:text-box>
        </draw:frame>
        <draw:frame draw:style-name="gr9" draw:text-style-name="P7" draw:layer="layout" svg:width="0.634cm" svg:height="0.738cm" svg:x="13.981cm" svg:y="9.761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15.61cm" svg:y="9.761cm">
          <draw:text-box>
            <text:p text:style-name="P6"><text:span text:style-name="T2">4</text:span></text:p>
          </draw:text-box>
        </draw:frame>
        <draw:frame draw:style-name="gr9" draw:text-style-name="P7" draw:layer="layout" svg:width="3.871cm" svg:height="0.738cm" svg:x="1.856cm" svg:y="10.761cm">
          <draw:text-box>
            <text:p text:style-name="P6"><text:span text:style-name="T2">Nethe</text:span><text:span text:style-name="T2">rland</text:span><text:span text:style-name="T2">s</text:span></text:p>
          </draw:text-box>
        </draw:frame>
        <draw:frame draw:style-name="gr9" draw:text-style-name="P7" draw:layer="layout" svg:width="0.634cm" svg:height="0.738cm" svg:x="5.805cm" svg:y="10.761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413cm" svg:y="10.76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8.517cm" svg:y="10.76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9.621cm" svg:y="10.76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10.842cm" svg:y="10.761cm">
          <draw:text-box>
            <text:p text:style-name="P6"><text:span text:style-name="T2">8</text:span></text:p>
          </draw:text-box>
        </draw:frame>
        <draw:frame draw:style-name="gr9" draw:text-style-name="P7" draw:layer="layout" svg:width="0.634cm" svg:height="0.738cm" svg:x="12.386cm" svg:y="10.761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13.989cm" svg:y="10.761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15.61cm" svg:y="10.761cm">
          <draw:text-box>
            <text:p text:style-name="P6"><text:span text:style-name="T2">4</text:span></text:p>
          </draw:text-box>
        </draw:frame>
        <draw:frame draw:style-name="gr9" draw:text-style-name="P7" draw:layer="layout" svg:width="2.457cm" svg:height="0.738cm" svg:x="2.309cm" svg:y="11.973cm">
          <draw:text-box>
            <text:p text:style-name="P6"><text:span text:style-name="T2">Ukrai</text:span><text:span text:style-name="T2">ne</text:span></text:p>
          </draw:text-box>
        </draw:frame>
        <draw:frame draw:style-name="gr9" draw:text-style-name="P7" draw:layer="layout" svg:width="0.634cm" svg:height="0.738cm" svg:x="5.805cm" svg:y="11.973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413cm" svg:y="11.973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8.517cm" svg:y="11.973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9.621cm" svg:y="11.973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10.863cm" svg:y="11.973cm">
          <draw:text-box>
            <text:p text:style-name="P6"><text:span text:style-name="T2">7</text:span></text:p>
          </draw:text-box>
        </draw:frame>
        <draw:frame draw:style-name="gr9" draw:text-style-name="P7" draw:layer="layout" svg:width="0.634cm" svg:height="0.738cm" svg:x="12.382cm" svg:y="11.973cm">
          <draw:text-box>
            <text:p text:style-name="P6"><text:span text:style-name="T2">8</text:span></text:p>
          </draw:text-box>
        </draw:frame>
        <draw:frame draw:style-name="gr9" draw:text-style-name="P7" draw:layer="layout" svg:width="0.634cm" svg:height="0.738cm" svg:x="13.96cm" svg:y="11.973cm">
          <draw:text-box>
            <text:p text:style-name="P6"><text:span text:style-name="T2">-1</text:span></text:p>
          </draw:text-box>
        </draw:frame>
        <draw:polygon draw:style-name="gr16" draw:text-style-name="P13" draw:layer="layout" svg:width="3.746cm" svg:height="1.085cm" svg:x="1.201cm" svg:y="13.371cm" svg:viewBox="0 0 3747 1086" draw:points="0,1086 3747,1086 3747,0 0,0">
          <text:p/>
        </draw:polygon>
        <draw:polygon draw:style-name="gr16" draw:text-style-name="P13" draw:layer="layout" svg:width="1.977cm" svg:height="1.085cm" svg:x="4.947cm" svg:y="13.371cm" svg:viewBox="0 0 1978 1086" draw:points="0,1086 1978,1086 1978,0 0,0">
          <text:p/>
        </draw:polygon>
        <draw:polygon draw:style-name="gr16" draw:text-style-name="P13" draw:layer="layout" svg:width="1.103cm" svg:height="1.085cm" svg:x="6.924cm" svg:y="13.371cm" svg:viewBox="0 0 1104 1086" draw:points="0,1086 1104,1086 1104,0 0,0">
          <text:p/>
        </draw:polygon>
        <draw:polygon draw:style-name="gr16" draw:text-style-name="P13" draw:layer="layout" svg:width="1.104cm" svg:height="1.085cm" svg:x="8.027cm" svg:y="13.371cm" svg:viewBox="0 0 1105 1086" draw:points="0,1086 1105,1086 1105,0 0,0">
          <text:p/>
        </draw:polygon>
        <draw:polygon draw:style-name="gr16" draw:text-style-name="P13" draw:layer="layout" svg:width="1.104cm" svg:height="1.085cm" svg:x="9.13cm" svg:y="13.371cm" svg:viewBox="0 0 1105 1086" draw:points="0,1086 1105,1086 1105,0 0,0">
          <text:p/>
        </draw:polygon>
        <draw:polygon draw:style-name="gr16" draw:text-style-name="P13" draw:layer="layout" svg:width="1.488cm" svg:height="1.085cm" svg:x="10.234cm" svg:y="13.371cm" svg:viewBox="0 0 1489 1086" draw:points="0,1086 1489,1086 1489,0 0,0">
          <text:p/>
        </draw:polygon>
        <draw:polygon draw:style-name="gr16" draw:text-style-name="P13" draw:layer="layout" svg:width="1.589cm" svg:height="1.085cm" svg:x="11.722cm" svg:y="13.371cm" svg:viewBox="0 0 1590 1086" draw:points="0,1086 1590,1086 1590,0 0,0">
          <text:p/>
        </draw:polygon>
        <draw:polygon draw:style-name="gr16" draw:text-style-name="P13" draw:layer="layout" svg:width="1.609cm" svg:height="1.085cm" svg:x="13.311cm" svg:y="13.371cm" svg:viewBox="0 0 1610 1086" draw:points="0,1086 1610,1086 1610,0 0,0">
          <text:p/>
        </draw:polygon>
        <draw:polygon draw:style-name="gr16" draw:text-style-name="P13" draw:layer="layout" svg:width="1.619cm" svg:height="1.085cm" svg:x="14.921cm" svg:y="13.371cm" svg:viewBox="0 0 1620 1086" draw:points="0,1086 1620,1086 1620,0 0,0">
          <text:p/>
        </draw:polygon>
        <draw:polygon draw:style-name="gr17" draw:text-style-name="P14" draw:layer="layout" svg:width="3.746cm" svg:height="1.085cm" svg:x="1.201cm" svg:y="14.456cm" svg:viewBox="0 0 3747 1086" draw:points="0,1086 3747,1086 3747,0 0,0">
          <text:p/>
        </draw:polygon>
        <draw:polygon draw:style-name="gr17" draw:text-style-name="P14" draw:layer="layout" svg:width="1.977cm" svg:height="1.085cm" svg:x="4.947cm" svg:y="14.456cm" svg:viewBox="0 0 1978 1086" draw:points="0,1086 1978,1086 1978,0 0,0">
          <text:p/>
        </draw:polygon>
        <draw:polygon draw:style-name="gr17" draw:text-style-name="P14" draw:layer="layout" svg:width="1.103cm" svg:height="1.085cm" svg:x="6.924cm" svg:y="14.456cm" svg:viewBox="0 0 1104 1086" draw:points="0,1086 1104,1086 1104,0 0,0">
          <text:p/>
        </draw:polygon>
        <draw:polygon draw:style-name="gr17" draw:text-style-name="P14" draw:layer="layout" svg:width="1.104cm" svg:height="1.085cm" svg:x="8.027cm" svg:y="14.456cm" svg:viewBox="0 0 1105 1086" draw:points="0,1086 1105,1086 1105,0 0,0">
          <text:p/>
        </draw:polygon>
        <draw:polygon draw:style-name="gr17" draw:text-style-name="P14" draw:layer="layout" svg:width="1.104cm" svg:height="1.085cm" svg:x="9.13cm" svg:y="14.456cm" svg:viewBox="0 0 1105 1086" draw:points="0,1086 1105,1086 1105,0 0,0">
          <text:p/>
        </draw:polygon>
        <draw:polygon draw:style-name="gr17" draw:text-style-name="P14" draw:layer="layout" svg:width="1.488cm" svg:height="1.085cm" svg:x="10.234cm" svg:y="14.456cm" svg:viewBox="0 0 1489 1086" draw:points="0,1086 1489,1086 1489,0 0,0">
          <text:p/>
        </draw:polygon>
        <draw:polygon draw:style-name="gr17" draw:text-style-name="P14" draw:layer="layout" svg:width="1.589cm" svg:height="1.085cm" svg:x="11.722cm" svg:y="14.456cm" svg:viewBox="0 0 1590 1086" draw:points="0,1086 1590,1086 1590,0 0,0">
          <text:p/>
        </draw:polygon>
        <draw:polygon draw:style-name="gr17" draw:text-style-name="P14" draw:layer="layout" svg:width="1.609cm" svg:height="1.085cm" svg:x="13.311cm" svg:y="14.456cm" svg:viewBox="0 0 1610 1086" draw:points="0,1086 1610,1086 1610,0 0,0">
          <text:p/>
        </draw:polygon>
        <draw:polygon draw:style-name="gr17" draw:text-style-name="P14" draw:layer="layout" svg:width="1.619cm" svg:height="1.085cm" svg:x="14.921cm" svg:y="14.456cm" svg:viewBox="0 0 1620 1086" draw:points="0,1086 1620,1086 1620,0 0,0">
          <text:p/>
        </draw:polygon>
        <draw:polygon draw:style-name="gr18" draw:text-style-name="P15" draw:layer="layout" svg:width="3.746cm" svg:height="1.084cm" svg:x="1.201cm" svg:y="15.541cm" svg:viewBox="0 0 3747 1085" draw:points="0,1085 3747,1085 3747,0 0,0">
          <text:p/>
        </draw:polygon>
        <draw:polygon draw:style-name="gr18" draw:text-style-name="P15" draw:layer="layout" svg:width="1.977cm" svg:height="1.084cm" svg:x="4.947cm" svg:y="15.541cm" svg:viewBox="0 0 1978 1085" draw:points="0,1085 1978,1085 1978,0 0,0">
          <text:p/>
        </draw:polygon>
        <draw:polygon draw:style-name="gr18" draw:text-style-name="P15" draw:layer="layout" svg:width="1.103cm" svg:height="1.084cm" svg:x="6.924cm" svg:y="15.541cm" svg:viewBox="0 0 1104 1085" draw:points="0,1085 1104,1085 1104,0 0,0">
          <text:p/>
        </draw:polygon>
        <draw:polygon draw:style-name="gr18" draw:text-style-name="P15" draw:layer="layout" svg:width="1.104cm" svg:height="1.084cm" svg:x="8.027cm" svg:y="15.541cm" svg:viewBox="0 0 1105 1085" draw:points="0,1085 1105,1085 1105,0 0,0">
          <text:p/>
        </draw:polygon>
        <draw:polygon draw:style-name="gr18" draw:text-style-name="P15" draw:layer="layout" svg:width="1.104cm" svg:height="1.084cm" svg:x="9.13cm" svg:y="15.541cm" svg:viewBox="0 0 1105 1085" draw:points="0,1085 1105,1085 1105,0 0,0">
          <text:p/>
        </draw:polygon>
        <draw:polygon draw:style-name="gr18" draw:text-style-name="P15" draw:layer="layout" svg:width="1.488cm" svg:height="1.084cm" svg:x="10.234cm" svg:y="15.541cm" svg:viewBox="0 0 1489 1085" draw:points="0,1085 1489,1085 1489,0 0,0">
          <text:p/>
        </draw:polygon>
        <draw:polygon draw:style-name="gr18" draw:text-style-name="P15" draw:layer="layout" svg:width="1.589cm" svg:height="1.084cm" svg:x="11.722cm" svg:y="15.541cm" svg:viewBox="0 0 1590 1085" draw:points="0,1085 1590,1085 1590,0 0,0">
          <text:p/>
        </draw:polygon>
        <draw:polygon draw:style-name="gr18" draw:text-style-name="P15" draw:layer="layout" svg:width="1.609cm" svg:height="1.084cm" svg:x="13.311cm" svg:y="15.541cm" svg:viewBox="0 0 1610 1085" draw:points="0,1085 1610,1085 1610,0 0,0">
          <text:p/>
        </draw:polygon>
        <draw:polygon draw:style-name="gr18" draw:text-style-name="P15" draw:layer="layout" svg:width="1.619cm" svg:height="1.084cm" svg:x="14.921cm" svg:y="15.541cm" svg:viewBox="0 0 1620 1085" draw:points="0,1085 1620,1085 1620,0 0,0">
          <text:p/>
        </draw:polygon>
        <draw:polygon draw:style-name="gr17" draw:text-style-name="P14" draw:layer="layout" svg:width="3.746cm" svg:height="1.085cm" svg:x="1.201cm" svg:y="16.625cm" svg:viewBox="0 0 3747 1086" draw:points="0,1086 3747,1086 3747,0 0,0">
          <text:p/>
        </draw:polygon>
        <draw:polygon draw:style-name="gr17" draw:text-style-name="P14" draw:layer="layout" svg:width="1.977cm" svg:height="1.085cm" svg:x="4.947cm" svg:y="16.625cm" svg:viewBox="0 0 1978 1086" draw:points="0,1086 1978,1086 1978,0 0,0">
          <text:p/>
        </draw:polygon>
        <draw:polygon draw:style-name="gr17" draw:text-style-name="P14" draw:layer="layout" svg:width="1.103cm" svg:height="1.085cm" svg:x="6.924cm" svg:y="16.625cm" svg:viewBox="0 0 1104 1086" draw:points="0,1086 1104,1086 1104,0 0,0">
          <text:p/>
        </draw:polygon>
        <draw:polygon draw:style-name="gr17" draw:text-style-name="P14" draw:layer="layout" svg:width="1.104cm" svg:height="1.085cm" svg:x="8.027cm" svg:y="16.625cm" svg:viewBox="0 0 1105 1086" draw:points="0,1086 1105,1086 1105,0 0,0">
          <text:p/>
        </draw:polygon>
        <draw:polygon draw:style-name="gr17" draw:text-style-name="P14" draw:layer="layout" svg:width="1.104cm" svg:height="1.085cm" svg:x="9.13cm" svg:y="16.625cm" svg:viewBox="0 0 1105 1086" draw:points="0,1086 1105,1086 1105,0 0,0">
          <text:p/>
        </draw:polygon>
        <draw:polygon draw:style-name="gr17" draw:text-style-name="P14" draw:layer="layout" svg:width="1.488cm" svg:height="1.085cm" svg:x="10.234cm" svg:y="16.625cm" svg:viewBox="0 0 1489 1086" draw:points="0,1086 1489,1086 1489,0 0,0">
          <text:p/>
        </draw:polygon>
        <draw:polygon draw:style-name="gr17" draw:text-style-name="P14" draw:layer="layout" svg:width="1.589cm" svg:height="1.085cm" svg:x="11.722cm" svg:y="16.625cm" svg:viewBox="0 0 1590 1086" draw:points="0,1086 1590,1086 1590,0 0,0">
          <text:p/>
        </draw:polygon>
        <draw:polygon draw:style-name="gr17" draw:text-style-name="P14" draw:layer="layout" svg:width="1.609cm" svg:height="1.085cm" svg:x="13.311cm" svg:y="16.625cm" svg:viewBox="0 0 1610 1086" draw:points="0,1086 1610,1086 1610,0 0,0">
          <text:p/>
        </draw:polygon>
        <draw:polygon draw:style-name="gr17" draw:text-style-name="P14" draw:layer="layout" svg:width="1.619cm" svg:height="1.085cm" svg:x="14.921cm" svg:y="16.625cm" svg:viewBox="0 0 1620 1086" draw:points="0,1086 1620,1086 1620,0 0,0">
          <text:p/>
        </draw:polygon>
        <draw:polygon draw:style-name="gr18" draw:text-style-name="P15" draw:layer="layout" svg:width="3.746cm" svg:height="1.085cm" svg:x="2cm" svg:y="17.5cm" svg:viewBox="0 0 3747 1086" draw:points="0,1086 3747,1086 3747,0 0,0">
          <text:p/>
        </draw:polygon>
        <draw:polygon draw:style-name="gr18" draw:text-style-name="P15" draw:layer="layout" svg:width="1.977cm" svg:height="1.085cm" svg:x="4.947cm" svg:y="17.71cm" svg:viewBox="0 0 1978 1086" draw:points="0,1086 1978,1086 1978,0 0,0">
          <text:p/>
        </draw:polygon>
        <draw:polygon draw:style-name="gr18" draw:text-style-name="P15" draw:layer="layout" svg:width="1.103cm" svg:height="1.085cm" svg:x="6.924cm" svg:y="17.71cm" svg:viewBox="0 0 1104 1086" draw:points="0,1086 1104,1086 1104,0 0,0">
          <text:p/>
        </draw:polygon>
        <draw:polygon draw:style-name="gr18" draw:text-style-name="P15" draw:layer="layout" svg:width="1.104cm" svg:height="1.085cm" svg:x="8.027cm" svg:y="17.71cm" svg:viewBox="0 0 1105 1086" draw:points="0,1086 1105,1086 1105,0 0,0">
          <text:p/>
        </draw:polygon>
        <draw:polygon draw:style-name="gr18" draw:text-style-name="P15" draw:layer="layout" svg:width="1.104cm" svg:height="1.085cm" svg:x="9.13cm" svg:y="17.71cm" svg:viewBox="0 0 1105 1086" draw:points="0,1086 1105,1086 1105,0 0,0">
          <text:p/>
        </draw:polygon>
        <draw:polygon draw:style-name="gr18" draw:text-style-name="P15" draw:layer="layout" svg:width="1.488cm" svg:height="1.085cm" svg:x="10.234cm" svg:y="17.71cm" svg:viewBox="0 0 1489 1086" draw:points="0,1086 1489,1086 1489,0 0,0">
          <text:p/>
        </draw:polygon>
        <draw:polygon draw:style-name="gr18" draw:text-style-name="P15" draw:layer="layout" svg:width="1.589cm" svg:height="1.085cm" svg:x="11.722cm" svg:y="17.71cm" svg:viewBox="0 0 1590 1086" draw:points="0,1086 1590,1086 1590,0 0,0">
          <text:p/>
        </draw:polygon>
        <draw:polygon draw:style-name="gr18" draw:text-style-name="P15" draw:layer="layout" svg:width="1.609cm" svg:height="1.085cm" svg:x="13.311cm" svg:y="17.71cm" svg:viewBox="0 0 1610 1086" draw:points="0,1086 1610,1086 1610,0 0,0">
          <text:p/>
        </draw:polygon>
        <draw:polygon draw:style-name="gr18" draw:text-style-name="P15" draw:layer="layout" svg:width="1.619cm" svg:height="1.085cm" svg:x="14.921cm" svg:y="17.71cm" svg:viewBox="0 0 1620 1086" draw:points="0,1086 1620,1086 1620,0 0,0">
          <text:p/>
        </draw:polygon>
        <draw:line draw:style-name="gr7" draw:text-style-name="P5" draw:layer="layout" svg:x1="4.947cm" svg:y1="13.354cm" svg:x2="4.947cm" svg:y2="18.812cm">
          <text:p/>
        </draw:line>
        <draw:line draw:style-name="gr7" draw:text-style-name="P5" draw:layer="layout" svg:x1="6.924cm" svg:y1="13.354cm" svg:x2="6.924cm" svg:y2="18.812cm">
          <text:p/>
        </draw:line>
        <draw:line draw:style-name="gr7" draw:text-style-name="P5" draw:layer="layout" svg:x1="8.027cm" svg:y1="13.354cm" svg:x2="8.027cm" svg:y2="18.812cm">
          <text:p/>
        </draw:line>
        <draw:line draw:style-name="gr7" draw:text-style-name="P5" draw:layer="layout" svg:x1="9.13cm" svg:y1="13.354cm" svg:x2="9.13cm" svg:y2="18.812cm">
          <text:p/>
        </draw:line>
        <draw:line draw:style-name="gr7" draw:text-style-name="P5" draw:layer="layout" svg:x1="10.234cm" svg:y1="13.354cm" svg:x2="10.234cm" svg:y2="18.812cm">
          <text:p/>
        </draw:line>
        <draw:line draw:style-name="gr7" draw:text-style-name="P5" draw:layer="layout" svg:x1="11.722cm" svg:y1="13.354cm" svg:x2="11.722cm" svg:y2="18.812cm">
          <text:p/>
        </draw:line>
        <draw:line draw:style-name="gr7" draw:text-style-name="P5" draw:layer="layout" svg:x1="13.311cm" svg:y1="13.354cm" svg:x2="13.311cm" svg:y2="18.812cm">
          <text:p/>
        </draw:line>
        <draw:line draw:style-name="gr7" draw:text-style-name="P5" draw:layer="layout" svg:x1="14.921cm" svg:y1="13.354cm" svg:x2="14.921cm" svg:y2="18.812cm">
          <text:p/>
        </draw:line>
        <draw:line draw:style-name="gr8" draw:text-style-name="P5" draw:layer="layout" svg:x1="1.183cm" svg:y1="14.456cm" svg:x2="16.557cm" svg:y2="14.456cm">
          <text:p/>
        </draw:line>
        <draw:line draw:style-name="gr7" draw:text-style-name="P5" draw:layer="layout" svg:x1="1.183cm" svg:y1="15.541cm" svg:x2="16.557cm" svg:y2="15.541cm">
          <text:p/>
        </draw:line>
        <draw:line draw:style-name="gr7" draw:text-style-name="P5" draw:layer="layout" svg:x1="1.183cm" svg:y1="16.625cm" svg:x2="16.557cm" svg:y2="16.625cm">
          <text:p/>
        </draw:line>
        <draw:line draw:style-name="gr7" draw:text-style-name="P5" draw:layer="layout" svg:x1="1.183cm" svg:y1="17.71cm" svg:x2="16.557cm" svg:y2="17.71cm">
          <text:p/>
        </draw:line>
        <draw:line draw:style-name="gr7" draw:text-style-name="P5" draw:layer="layout" svg:x1="1.201cm" svg:y1="13.354cm" svg:x2="1.201cm" svg:y2="18.812cm">
          <text:p/>
        </draw:line>
        <draw:line draw:style-name="gr7" draw:text-style-name="P5" draw:layer="layout" svg:x1="16.539cm" svg:y1="13.354cm" svg:x2="16.539cm" svg:y2="18.812cm">
          <text:p/>
        </draw:line>
        <draw:line draw:style-name="gr7" draw:text-style-name="P5" draw:layer="layout" svg:x1="1.183cm" svg:y1="13.371cm" svg:x2="16.557cm" svg:y2="13.371cm">
          <text:p/>
        </draw:line>
        <draw:line draw:style-name="gr7" draw:text-style-name="P5" draw:layer="layout" svg:x1="1.183cm" svg:y1="18.795cm" svg:x2="16.557cm" svg:y2="18.795cm">
          <text:p/>
        </draw:line>
        <draw:frame draw:style-name="gr9" draw:text-style-name="P7" draw:layer="layout" svg:width="0.634cm" svg:height="0.738cm" svg:x="15.61cm" svg:y="11.973cm">
          <draw:text-box>
            <text:p text:style-name="P6"><text:span text:style-name="T2">4</text:span></text:p>
          </draw:text-box>
        </draw:frame>
        <draw:frame draw:style-name="gr9" draw:text-style-name="P7" draw:layer="layout" svg:width="2.83cm" svg:height="0.738cm" svg:x="2.227cm" svg:y="13.543cm">
          <draw:text-box>
            <text:p text:style-name="P6"><text:span text:style-name="T1">Grou</text:span><text:span text:style-name="T1">p E</text:span></text:p>
          </draw:text-box>
        </draw:frame>
        <draw:frame draw:style-name="gr9" draw:text-style-name="P7" draw:layer="layout" svg:width="1.098cm" svg:height="0.738cm" svg:x="5.618cm" svg:y="13.543cm">
          <draw:text-box>
            <text:p text:style-name="P6"><text:span text:style-name="T1">MP</text:span></text:p>
          </draw:text-box>
        </draw:frame>
        <draw:frame draw:style-name="gr9" draw:text-style-name="P7" draw:layer="layout" svg:width="0.701cm" svg:height="0.738cm" svg:x="7.275cm" svg:y="13.543cm">
          <draw:text-box>
            <text:p text:style-name="P6"><text:span text:style-name="T1">W</text:span></text:p>
          </draw:text-box>
        </draw:frame>
        <draw:frame draw:style-name="gr9" draw:text-style-name="P7" draw:layer="layout" svg:width="0.634cm" svg:height="0.738cm" svg:x="8.434cm" svg:y="13.543cm">
          <draw:text-box>
            <text:p text:style-name="P6"><text:span text:style-name="T1">D</text:span></text:p>
          </draw:text-box>
        </draw:frame>
        <draw:frame draw:style-name="gr9" draw:text-style-name="P7" draw:layer="layout" svg:width="0.634cm" svg:height="0.738cm" svg:x="9.567cm" svg:y="13.543cm">
          <draw:text-box>
            <text:p text:style-name="P6"><text:span text:style-name="T1">L</text:span></text:p>
          </draw:text-box>
        </draw:frame>
        <draw:frame draw:style-name="gr9" draw:text-style-name="P7" draw:layer="layout" svg:width="0.955cm" svg:height="0.738cm" svg:x="10.71cm" svg:y="13.543cm">
          <draw:text-box>
            <text:p text:style-name="P6"><text:span text:style-name="T1">GF</text:span></text:p>
          </draw:text-box>
        </draw:frame>
        <draw:frame draw:style-name="gr9" draw:text-style-name="P7" draw:layer="layout" svg:width="1.014cm" svg:height="0.738cm" svg:x="12.224cm" svg:y="13.543cm">
          <draw:text-box>
            <text:p text:style-name="P6"><text:span text:style-name="T1">GA</text:span></text:p>
          </draw:text-box>
        </draw:frame>
        <draw:frame draw:style-name="gr9" draw:text-style-name="P7" draw:layer="layout" svg:width="1.052cm" svg:height="0.738cm" svg:x="13.819cm" svg:y="13.543cm">
          <draw:text-box>
            <text:p text:style-name="P6"><text:span text:style-name="T1">GD</text:span></text:p>
          </draw:text-box>
        </draw:frame>
        <draw:frame draw:style-name="gr9" draw:text-style-name="P7" draw:layer="layout" svg:width="1.149cm" svg:height="0.738cm" svg:x="15.374cm" svg:y="13.543cm">
          <draw:text-box>
            <text:p text:style-name="P6"><text:span text:style-name="T1">Pts</text:span></text:p>
          </draw:text-box>
        </draw:frame>
        <draw:frame draw:style-name="gr9" draw:text-style-name="P7" draw:layer="layout" svg:width="2.508cm" svg:height="0.738cm" svg:x="2.3cm" svg:y="14.671cm">
          <draw:text-box>
            <text:p text:style-name="P6"><text:span text:style-name="T2">Swed</text:span><text:span text:style-name="T2">en</text:span></text:p>
          </draw:text-box>
        </draw:frame>
        <draw:frame draw:style-name="gr9" draw:text-style-name="P7" draw:layer="layout" svg:width="0.634cm" svg:height="0.738cm" svg:x="5.805cm" svg:y="14.671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346cm" svg:y="14.671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8.441cm" svg:y="14.671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9.544cm" svg:y="14.671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10.851cm" svg:y="14.671cm">
          <draw:text-box>
            <text:p text:style-name="P6"><text:span text:style-name="T2">5</text:span></text:p>
          </draw:text-box>
        </draw:frame>
        <draw:frame draw:style-name="gr9" draw:text-style-name="P7" draw:layer="layout" svg:width="0.806cm" svg:height="0.738cm" svg:x="12.318cm" svg:y="14.671cm">
          <draw:text-box>
            <text:p text:style-name="P6"><text:span text:style-name="T2">10</text:span></text:p>
          </draw:text-box>
        </draw:frame>
        <draw:frame draw:style-name="gr9" draw:text-style-name="P7" draw:layer="layout" svg:width="0.634cm" svg:height="0.738cm" svg:x="13.896cm" svg:y="14.671cm">
          <draw:text-box>
            <text:p text:style-name="P6"><text:span text:style-name="T2">-5</text:span></text:p>
          </draw:text-box>
        </draw:frame>
        <draw:frame draw:style-name="gr9" draw:text-style-name="P7" draw:layer="layout" svg:width="0.634cm" svg:height="0.738cm" svg:x="15.597cm" svg:y="14.671cm">
          <draw:text-box>
            <text:p text:style-name="P6"><text:span text:style-name="T2">9</text:span></text:p>
          </draw:text-box>
        </draw:frame>
        <draw:frame draw:style-name="gr15" draw:text-style-name="P7" draw:layer="layout" svg:width="2.144cm" svg:height="0.738cm" svg:x="2.402cm" svg:y="15.755cm">
          <draw:text-box>
            <text:p text:style-name="P6"><text:span text:style-name="T2">Polan</text:span><text:span text:style-name="T2">d</text:span></text:p>
          </draw:text-box>
        </draw:frame>
        <draw:frame draw:style-name="gr15" draw:text-style-name="P7" draw:layer="layout" svg:width="0.635cm" svg:height="0.738cm" svg:x="5.805cm" svg:y="15.755cm">
          <draw:text-box>
            <text:p text:style-name="P6"><text:span text:style-name="T2">3</text:span></text:p>
          </draw:text-box>
        </draw:frame>
        <draw:frame draw:style-name="gr15" draw:text-style-name="P7" draw:layer="layout" svg:width="0.635cm" svg:height="0.738cm" svg:x="7.354cm" svg:y="15.755cm">
          <draw:text-box>
            <text:p text:style-name="P6"><text:span text:style-name="T2">2</text:span></text:p>
          </draw:text-box>
        </draw:frame>
        <draw:frame draw:style-name="gr15" draw:text-style-name="P7" draw:layer="layout" svg:width="0.635cm" svg:height="0.738cm" svg:x="8.441cm" svg:y="15.755cm">
          <draw:text-box>
            <text:p text:style-name="P6"><text:span text:style-name="T2">0</text:span></text:p>
          </draw:text-box>
        </draw:frame>
        <draw:frame draw:style-name="gr15" draw:text-style-name="P7" draw:layer="layout" svg:width="0.635cm" svg:height="0.738cm" svg:x="9.621cm" svg:y="15.755cm">
          <draw:text-box>
            <text:p text:style-name="P6"><text:span text:style-name="T2">1</text:span></text:p>
          </draw:text-box>
        </draw:frame>
        <draw:frame draw:style-name="gr15" draw:text-style-name="P7" draw:layer="layout" svg:width="0.635cm" svg:height="0.738cm" svg:x="10.847cm" svg:y="15.755cm">
          <draw:text-box>
            <text:p text:style-name="P6"><text:span text:style-name="T2">9</text:span></text:p>
          </draw:text-box>
        </draw:frame>
        <draw:frame draw:style-name="gr15" draw:text-style-name="P7" draw:layer="layout" svg:width="0.635cm" svg:height="0.738cm" svg:x="12.403cm" svg:y="15.755cm">
          <draw:text-box>
            <text:p text:style-name="P6"><text:span text:style-name="T2">7</text:span></text:p>
          </draw:text-box>
        </draw:frame>
        <draw:frame draw:style-name="gr15" draw:text-style-name="P7" draw:layer="layout" svg:width="0.635cm" svg:height="0.738cm" svg:x="13.998cm" svg:y="15.755cm">
          <draw:text-box>
            <text:p text:style-name="P6"><text:span text:style-name="T2">2</text:span></text:p>
          </draw:text-box>
        </draw:frame>
        <draw:frame draw:style-name="gr15" draw:text-style-name="P7" draw:layer="layout" svg:width="0.635cm" svg:height="0.738cm" svg:x="15.597cm" svg:y="15.755cm">
          <draw:text-box>
            <text:p text:style-name="P6"><text:span text:style-name="T2">6</text:span></text:p>
          </draw:text-box>
        </draw:frame>
        <draw:frame draw:style-name="gr9" draw:text-style-name="P7" draw:layer="layout" svg:width="1.776cm" svg:height="0.738cm" svg:x="2.521cm" svg:y="16.841cm">
          <draw:text-box>
            <text:p text:style-name="P6"><text:span text:style-name="T2">Spain</text:span></text:p>
          </draw:text-box>
        </draw:frame>
        <draw:frame draw:style-name="gr9" draw:text-style-name="P7" draw:layer="layout" svg:width="0.634cm" svg:height="0.738cm" svg:x="5.805cm" svg:y="16.841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413cm" svg:y="16.84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8.517cm" svg:y="16.84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9.621cm" svg:y="16.84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10.851cm" svg:y="16.841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12.386cm" svg:y="16.841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13.96cm" svg:y="16.841cm">
          <draw:text-box>
            <text:p text:style-name="P6"><text:span text:style-name="T2">-1</text:span></text:p>
          </draw:text-box>
        </draw:frame>
        <draw:frame draw:style-name="gr9" draw:text-style-name="P7" draw:layer="layout" svg:width="0.634cm" svg:height="0.738cm" svg:x="15.602cm" svg:y="16.841cm">
          <draw:text-box>
            <text:p text:style-name="P6"><text:span text:style-name="T2">5</text:span></text:p>
          </draw:text-box>
        </draw:frame>
        <draw:frame draw:style-name="gr9" draw:text-style-name="P7" draw:layer="layout" svg:width="2.673cm" svg:height="0.738cm" svg:x="2.245cm" svg:y="17.926cm">
          <draw:text-box>
            <text:p text:style-name="P6"><text:span text:style-name="T2">Slova</text:span><text:span text:style-name="T2">kia</text:span></text:p>
          </draw:text-box>
        </draw:frame>
        <draw:frame draw:style-name="gr9" draw:text-style-name="P7" draw:layer="layout" svg:width="0.634cm" svg:height="0.738cm" svg:x="5.805cm" svg:y="17.926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7.413cm" svg:y="17.926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8.441cm" svg:y="17.926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9.561cm" svg:y="17.926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10.842cm" svg:y="17.926cm">
          <draw:text-box>
            <text:p text:style-name="P6"><text:span text:style-name="T2">8</text:span></text:p>
          </draw:text-box>
        </draw:frame>
        <draw:frame draw:style-name="gr9" draw:text-style-name="P7" draw:layer="layout" svg:width="0.634cm" svg:height="0.738cm" svg:x="12.399cm" svg:y="17.926cm">
          <draw:text-box>
            <text:p text:style-name="P6"><text:span text:style-name="T2">4</text:span></text:p>
          </draw:text-box>
        </draw:frame>
        <draw:frame draw:style-name="gr9" draw:text-style-name="P7" draw:layer="layout" svg:width="0.634cm" svg:height="0.738cm" svg:x="13.998cm" svg:y="17.926cm">
          <draw:text-box>
            <text:p text:style-name="P6"><text:span text:style-name="T2">4</text:span></text:p>
          </draw:text-box>
        </draw:frame>
        <draw:polygon draw:style-name="gr12" draw:text-style-name="P10" draw:layer="layout" svg:width="4.017cm" svg:height="1.085cm" svg:x="17.326cm" svg:y="7.572cm" svg:viewBox="0 0 4018 1086" draw:points="0,1086 4018,1086 4018,0 0,0">
          <text:p/>
        </draw:polygon>
        <draw:polygon draw:style-name="gr12" draw:text-style-name="P10" draw:layer="layout" svg:width="1.706cm" svg:height="1.085cm" svg:x="21.343cm" svg:y="7.572cm" svg:viewBox="0 0 1707 1086" draw:points="0,1086 1707,1086 1707,0 0,0">
          <text:p/>
        </draw:polygon>
        <draw:polygon draw:style-name="gr12" draw:text-style-name="P10" draw:layer="layout" svg:width="1.037cm" svg:height="1.085cm" svg:x="23.049cm" svg:y="7.572cm" svg:viewBox="0 0 1038 1086" draw:points="0,1086 1038,1086 1038,0 0,0">
          <text:p/>
        </draw:polygon>
        <draw:polygon draw:style-name="gr12" draw:text-style-name="P10" draw:layer="layout" svg:width="1.104cm" svg:height="1.085cm" svg:x="24.086cm" svg:y="7.572cm" svg:viewBox="0 0 1105 1086" draw:points="0,1086 1105,1086 1105,0 0,0">
          <text:p/>
        </draw:polygon>
        <draw:polygon draw:style-name="gr12" draw:text-style-name="P10" draw:layer="layout" svg:width="1.103cm" svg:height="1.085cm" svg:x="25.19cm" svg:y="7.572cm" svg:viewBox="0 0 1104 1086" draw:points="0,1086 1104,1086 1104,0 0,0">
          <text:p/>
        </draw:polygon>
        <draw:polygon draw:style-name="gr12" draw:text-style-name="P10" draw:layer="layout" svg:width="1.488cm" svg:height="1.085cm" svg:x="26.293cm" svg:y="7.572cm" svg:viewBox="0 0 1489 1086" draw:points="0,1086 1489,1086 1489,0 0,0">
          <text:p/>
        </draw:polygon>
        <draw:polygon draw:style-name="gr12" draw:text-style-name="P10" draw:layer="layout" svg:width="1.589cm" svg:height="1.085cm" svg:x="27.781cm" svg:y="7.572cm" svg:viewBox="0 0 1590 1086" draw:points="0,1086 1590,1086 1590,0 0,0">
          <text:p/>
        </draw:polygon>
        <draw:polygon draw:style-name="gr12" draw:text-style-name="P10" draw:layer="layout" svg:width="1.61cm" svg:height="1.085cm" svg:x="29.37cm" svg:y="7.572cm" svg:viewBox="0 0 1611 1086" draw:points="0,1086 1611,1086 1611,0 0,0">
          <text:p/>
        </draw:polygon>
        <draw:polygon draw:style-name="gr12" draw:text-style-name="P10" draw:layer="layout" svg:width="1.619cm" svg:height="1.085cm" svg:x="30.98cm" svg:y="7.572cm" svg:viewBox="0 0 1620 1086" draw:points="0,1086 1620,1086 1620,0 0,0">
          <text:p/>
        </draw:polygon>
        <draw:polygon draw:style-name="gr13" draw:text-style-name="P11" draw:layer="layout" svg:width="4.017cm" svg:height="1.084cm" svg:x="17.326cm" svg:y="8.657cm" svg:viewBox="0 0 4018 1085" draw:points="0,1085 4018,1085 4018,0 0,0">
          <text:p/>
        </draw:polygon>
        <draw:polygon draw:style-name="gr13" draw:text-style-name="P11" draw:layer="layout" svg:width="1.706cm" svg:height="1.084cm" svg:x="21.343cm" svg:y="8.657cm" svg:viewBox="0 0 1707 1085" draw:points="0,1085 1707,1085 1707,0 0,0">
          <text:p/>
        </draw:polygon>
        <draw:polygon draw:style-name="gr13" draw:text-style-name="P11" draw:layer="layout" svg:width="1.037cm" svg:height="1.084cm" svg:x="23.049cm" svg:y="8.657cm" svg:viewBox="0 0 1038 1085" draw:points="0,1085 1038,1085 1038,0 0,0">
          <text:p/>
        </draw:polygon>
        <draw:polygon draw:style-name="gr13" draw:text-style-name="P11" draw:layer="layout" svg:width="1.104cm" svg:height="1.084cm" svg:x="24.086cm" svg:y="8.657cm" svg:viewBox="0 0 1105 1085" draw:points="0,1085 1105,1085 1105,0 0,0">
          <text:p/>
        </draw:polygon>
        <draw:polygon draw:style-name="gr13" draw:text-style-name="P11" draw:layer="layout" svg:width="1.103cm" svg:height="1.084cm" svg:x="25.19cm" svg:y="8.657cm" svg:viewBox="0 0 1104 1085" draw:points="0,1085 1104,1085 1104,0 0,0">
          <text:p/>
        </draw:polygon>
        <draw:polygon draw:style-name="gr13" draw:text-style-name="P11" draw:layer="layout" svg:width="1.488cm" svg:height="1.084cm" svg:x="26.293cm" svg:y="8.657cm" svg:viewBox="0 0 1489 1085" draw:points="0,1085 1489,1085 1489,0 0,0">
          <text:p/>
        </draw:polygon>
        <draw:polygon draw:style-name="gr13" draw:text-style-name="P11" draw:layer="layout" svg:width="1.589cm" svg:height="1.084cm" svg:x="27.781cm" svg:y="8.657cm" svg:viewBox="0 0 1590 1085" draw:points="0,1085 1590,1085 1590,0 0,0">
          <text:p/>
        </draw:polygon>
        <draw:polygon draw:style-name="gr13" draw:text-style-name="P11" draw:layer="layout" svg:width="1.61cm" svg:height="1.084cm" svg:x="29.37cm" svg:y="8.657cm" svg:viewBox="0 0 1611 1085" draw:points="0,1085 1611,1085 1611,0 0,0">
          <text:p/>
        </draw:polygon>
        <draw:polygon draw:style-name="gr13" draw:text-style-name="P11" draw:layer="layout" svg:width="1.619cm" svg:height="1.084cm" svg:x="30.98cm" svg:y="8.657cm" svg:viewBox="0 0 1620 1085" draw:points="0,1085 1620,1085 1620,0 0,0">
          <text:p/>
        </draw:polygon>
        <draw:polygon draw:style-name="gr14" draw:text-style-name="P12" draw:layer="layout" svg:width="4.017cm" svg:height="1.084cm" svg:x="17.326cm" svg:y="9.742cm" svg:viewBox="0 0 4018 1085" draw:points="0,1085 4018,1085 4018,0 0,0">
          <text:p/>
        </draw:polygon>
        <draw:polygon draw:style-name="gr14" draw:text-style-name="P12" draw:layer="layout" svg:width="1.706cm" svg:height="1.084cm" svg:x="21.343cm" svg:y="9.742cm" svg:viewBox="0 0 1707 1085" draw:points="0,1085 1707,1085 1707,0 0,0">
          <text:p/>
        </draw:polygon>
        <draw:polygon draw:style-name="gr14" draw:text-style-name="P12" draw:layer="layout" svg:width="1.037cm" svg:height="1.084cm" svg:x="23.049cm" svg:y="9.742cm" svg:viewBox="0 0 1038 1085" draw:points="0,1085 1038,1085 1038,0 0,0">
          <text:p/>
        </draw:polygon>
        <draw:polygon draw:style-name="gr14" draw:text-style-name="P12" draw:layer="layout" svg:width="1.104cm" svg:height="1.084cm" svg:x="24.086cm" svg:y="9.742cm" svg:viewBox="0 0 1105 1085" draw:points="0,1085 1105,1085 1105,0 0,0">
          <text:p/>
        </draw:polygon>
        <draw:polygon draw:style-name="gr14" draw:text-style-name="P12" draw:layer="layout" svg:width="1.103cm" svg:height="1.084cm" svg:x="25.19cm" svg:y="9.742cm" svg:viewBox="0 0 1104 1085" draw:points="0,1085 1104,1085 1104,0 0,0">
          <text:p/>
        </draw:polygon>
        <draw:polygon draw:style-name="gr14" draw:text-style-name="P12" draw:layer="layout" svg:width="1.488cm" svg:height="1.084cm" svg:x="26.293cm" svg:y="9.742cm" svg:viewBox="0 0 1489 1085" draw:points="0,1085 1489,1085 1489,0 0,0">
          <text:p/>
        </draw:polygon>
        <draw:polygon draw:style-name="gr14" draw:text-style-name="P12" draw:layer="layout" svg:width="1.589cm" svg:height="1.084cm" svg:x="27.781cm" svg:y="9.742cm" svg:viewBox="0 0 1590 1085" draw:points="0,1085 1590,1085 1590,0 0,0">
          <text:p/>
        </draw:polygon>
        <draw:polygon draw:style-name="gr14" draw:text-style-name="P12" draw:layer="layout" svg:width="1.61cm" svg:height="1.084cm" svg:x="29.37cm" svg:y="9.742cm" svg:viewBox="0 0 1611 1085" draw:points="0,1085 1611,1085 1611,0 0,0">
          <text:p/>
        </draw:polygon>
        <draw:polygon draw:style-name="gr14" draw:text-style-name="P12" draw:layer="layout" svg:width="1.619cm" svg:height="1.084cm" svg:x="30.98cm" svg:y="9.742cm" svg:viewBox="0 0 1620 1085" draw:points="0,1085 1620,1085 1620,0 0,0">
          <text:p/>
        </draw:polygon>
        <draw:polygon draw:style-name="gr13" draw:text-style-name="P11" draw:layer="layout" svg:width="4.017cm" svg:height="1.085cm" svg:x="17.326cm" svg:y="10.826cm" svg:viewBox="0 0 4018 1086" draw:points="0,1086 4018,1086 4018,0 0,0">
          <text:p/>
        </draw:polygon>
        <draw:polygon draw:style-name="gr13" draw:text-style-name="P11" draw:layer="layout" svg:width="1.706cm" svg:height="1.085cm" svg:x="21.343cm" svg:y="10.826cm" svg:viewBox="0 0 1707 1086" draw:points="0,1086 1707,1086 1707,0 0,0">
          <text:p/>
        </draw:polygon>
        <draw:polygon draw:style-name="gr13" draw:text-style-name="P11" draw:layer="layout" svg:width="1.037cm" svg:height="1.085cm" svg:x="23.049cm" svg:y="10.826cm" svg:viewBox="0 0 1038 1086" draw:points="0,1086 1038,1086 1038,0 0,0">
          <text:p/>
        </draw:polygon>
        <draw:polygon draw:style-name="gr13" draw:text-style-name="P11" draw:layer="layout" svg:width="1.104cm" svg:height="1.085cm" svg:x="24.086cm" svg:y="10.826cm" svg:viewBox="0 0 1105 1086" draw:points="0,1086 1105,1086 1105,0 0,0">
          <text:p/>
        </draw:polygon>
        <draw:polygon draw:style-name="gr13" draw:text-style-name="P11" draw:layer="layout" svg:width="1.103cm" svg:height="1.085cm" svg:x="25.19cm" svg:y="10.826cm" svg:viewBox="0 0 1104 1086" draw:points="0,1086 1104,1086 1104,0 0,0">
          <text:p/>
        </draw:polygon>
        <draw:polygon draw:style-name="gr13" draw:text-style-name="P11" draw:layer="layout" svg:width="1.488cm" svg:height="1.085cm" svg:x="26.293cm" svg:y="10.826cm" svg:viewBox="0 0 1489 1086" draw:points="0,1086 1489,1086 1489,0 0,0">
          <text:p/>
        </draw:polygon>
        <draw:polygon draw:style-name="gr13" draw:text-style-name="P11" draw:layer="layout" svg:width="1.589cm" svg:height="1.085cm" svg:x="27.781cm" svg:y="10.826cm" svg:viewBox="0 0 1590 1086" draw:points="0,1086 1590,1086 1590,0 0,0">
          <text:p/>
        </draw:polygon>
        <draw:polygon draw:style-name="gr13" draw:text-style-name="P11" draw:layer="layout" svg:width="1.61cm" svg:height="1.085cm" svg:x="29.37cm" svg:y="10.826cm" svg:viewBox="0 0 1611 1086" draw:points="0,1086 1611,1086 1611,0 0,0">
          <text:p/>
        </draw:polygon>
        <draw:polygon draw:style-name="gr13" draw:text-style-name="P11" draw:layer="layout" svg:width="1.619cm" svg:height="1.085cm" svg:x="30.98cm" svg:y="10.826cm" svg:viewBox="0 0 1620 1086" draw:points="0,1086 1620,1086 1620,0 0,0">
          <text:p/>
        </draw:polygon>
        <draw:polygon draw:style-name="gr14" draw:text-style-name="P12" draw:layer="layout" svg:width="4.017cm" svg:height="1.084cm" svg:x="17.326cm" svg:y="11.911cm" svg:viewBox="0 0 4018 1085" draw:points="0,1085 4018,1085 4018,0 0,0">
          <text:p/>
        </draw:polygon>
        <draw:polygon draw:style-name="gr14" draw:text-style-name="P12" draw:layer="layout" svg:width="1.706cm" svg:height="1.084cm" svg:x="21.343cm" svg:y="11.911cm" svg:viewBox="0 0 1707 1085" draw:points="0,1085 1707,1085 1707,0 0,0">
          <text:p/>
        </draw:polygon>
        <draw:polygon draw:style-name="gr14" draw:text-style-name="P12" draw:layer="layout" svg:width="1.037cm" svg:height="1.084cm" svg:x="23.049cm" svg:y="11.911cm" svg:viewBox="0 0 1038 1085" draw:points="0,1085 1038,1085 1038,0 0,0">
          <text:p/>
        </draw:polygon>
        <draw:polygon draw:style-name="gr14" draw:text-style-name="P12" draw:layer="layout" svg:width="1.104cm" svg:height="1.084cm" svg:x="24.086cm" svg:y="11.911cm" svg:viewBox="0 0 1105 1085" draw:points="0,1085 1105,1085 1105,0 0,0">
          <text:p/>
        </draw:polygon>
        <draw:polygon draw:style-name="gr14" draw:text-style-name="P12" draw:layer="layout" svg:width="1.103cm" svg:height="1.084cm" svg:x="25.19cm" svg:y="11.911cm" svg:viewBox="0 0 1104 1085" draw:points="0,1085 1104,1085 1104,0 0,0">
          <text:p/>
        </draw:polygon>
        <draw:polygon draw:style-name="gr14" draw:text-style-name="P12" draw:layer="layout" svg:width="1.488cm" svg:height="1.084cm" svg:x="26.293cm" svg:y="11.911cm" svg:viewBox="0 0 1489 1085" draw:points="0,1085 1489,1085 1489,0 0,0">
          <text:p/>
        </draw:polygon>
        <draw:polygon draw:style-name="gr14" draw:text-style-name="P12" draw:layer="layout" svg:width="1.589cm" svg:height="1.084cm" svg:x="27.781cm" svg:y="11.911cm" svg:viewBox="0 0 1590 1085" draw:points="0,1085 1590,1085 1590,0 0,0">
          <text:p/>
        </draw:polygon>
        <draw:polygon draw:style-name="gr14" draw:text-style-name="P12" draw:layer="layout" svg:width="1.61cm" svg:height="1.084cm" svg:x="29.37cm" svg:y="11.911cm" svg:viewBox="0 0 1611 1085" draw:points="0,1085 1611,1085 1611,0 0,0">
          <text:p/>
        </draw:polygon>
        <draw:polygon draw:style-name="gr14" draw:text-style-name="P12" draw:layer="layout" svg:width="1.619cm" svg:height="1.084cm" svg:x="30.98cm" svg:y="11.911cm" svg:viewBox="0 0 1620 1085" draw:points="0,1085 1620,1085 1620,0 0,0">
          <text:p/>
        </draw:polygon>
        <draw:line draw:style-name="gr7" draw:text-style-name="P5" draw:layer="layout" svg:x1="21.343cm" svg:y1="7.555cm" svg:x2="21.343cm" svg:y2="13.013cm">
          <text:p/>
        </draw:line>
        <draw:line draw:style-name="gr7" draw:text-style-name="P5" draw:layer="layout" svg:x1="23.049cm" svg:y1="7.555cm" svg:x2="23.049cm" svg:y2="13.013cm">
          <text:p/>
        </draw:line>
        <draw:line draw:style-name="gr7" draw:text-style-name="P5" draw:layer="layout" svg:x1="24.086cm" svg:y1="7.555cm" svg:x2="24.086cm" svg:y2="13.013cm">
          <text:p/>
        </draw:line>
        <draw:line draw:style-name="gr7" draw:text-style-name="P5" draw:layer="layout" svg:x1="25.19cm" svg:y1="7.555cm" svg:x2="25.19cm" svg:y2="13.013cm">
          <text:p/>
        </draw:line>
        <draw:line draw:style-name="gr7" draw:text-style-name="P5" draw:layer="layout" svg:x1="26.293cm" svg:y1="7.555cm" svg:x2="26.293cm" svg:y2="13.013cm">
          <text:p/>
        </draw:line>
        <draw:line draw:style-name="gr7" draw:text-style-name="P5" draw:layer="layout" svg:x1="27.781cm" svg:y1="7.555cm" svg:x2="27.781cm" svg:y2="13.013cm">
          <text:p/>
        </draw:line>
        <draw:line draw:style-name="gr7" draw:text-style-name="P5" draw:layer="layout" svg:x1="29.37cm" svg:y1="7.555cm" svg:x2="29.37cm" svg:y2="13.013cm">
          <text:p/>
        </draw:line>
        <draw:line draw:style-name="gr7" draw:text-style-name="P5" draw:layer="layout" svg:x1="30.98cm" svg:y1="7.555cm" svg:x2="30.98cm" svg:y2="13.013cm">
          <text:p/>
        </draw:line>
        <draw:line draw:style-name="gr8" draw:text-style-name="P5" draw:layer="layout" svg:x1="17.309cm" svg:y1="8.657cm" svg:x2="32.616cm" svg:y2="8.657cm">
          <text:p/>
        </draw:line>
        <draw:line draw:style-name="gr7" draw:text-style-name="P5" draw:layer="layout" svg:x1="17.309cm" svg:y1="9.741cm" svg:x2="32.616cm" svg:y2="9.741cm">
          <text:p/>
        </draw:line>
        <draw:line draw:style-name="gr7" draw:text-style-name="P5" draw:layer="layout" svg:x1="17.309cm" svg:y1="10.826cm" svg:x2="32.616cm" svg:y2="10.826cm">
          <text:p/>
        </draw:line>
        <draw:line draw:style-name="gr7" draw:text-style-name="P5" draw:layer="layout" svg:x1="17.309cm" svg:y1="11.911cm" svg:x2="32.616cm" svg:y2="11.911cm">
          <text:p/>
        </draw:line>
        <draw:line draw:style-name="gr7" draw:text-style-name="P5" draw:layer="layout" svg:x1="17.326cm" svg:y1="7.555cm" svg:x2="17.326cm" svg:y2="13.013cm">
          <text:p/>
        </draw:line>
        <draw:line draw:style-name="gr7" draw:text-style-name="P5" draw:layer="layout" svg:x1="32.599cm" svg:y1="7.555cm" svg:x2="32.599cm" svg:y2="13.013cm">
          <text:p/>
        </draw:line>
        <draw:line draw:style-name="gr7" draw:text-style-name="P5" draw:layer="layout" svg:x1="17.309cm" svg:y1="7.572cm" svg:x2="32.616cm" svg:y2="7.572cm">
          <text:p/>
        </draw:line>
        <draw:line draw:style-name="gr7" draw:text-style-name="P5" draw:layer="layout" svg:x1="17.309cm" svg:y1="12.995cm" svg:x2="32.616cm" svg:y2="12.995cm">
          <text:p/>
        </draw:line>
        <draw:frame draw:style-name="gr9" draw:text-style-name="P7" draw:layer="layout" svg:width="0.634cm" svg:height="0.738cm" svg:x="15.602cm" svg:y="17.926cm">
          <draw:text-box>
            <text:p text:style-name="P6"><text:span text:style-name="T2">3</text:span></text:p>
          </draw:text-box>
        </draw:frame>
        <draw:frame draw:style-name="gr9" draw:text-style-name="P7" draw:layer="layout" svg:width="2.927cm" svg:height="0.738cm" svg:x="18.465cm" svg:y="7.778cm">
          <draw:text-box>
            <text:p text:style-name="P6"><text:span text:style-name="T1">Grou</text:span><text:span text:style-name="T1">p D</text:span></text:p>
          </draw:text-box>
        </draw:frame>
        <draw:frame draw:style-name="gr9" draw:text-style-name="P7" draw:layer="layout" svg:width="1.098cm" svg:height="0.738cm" svg:x="21.877cm" svg:y="7.778cm">
          <draw:text-box>
            <text:p text:style-name="P6"><text:span text:style-name="T1">MP</text:span></text:p>
          </draw:text-box>
        </draw:frame>
        <draw:frame draw:style-name="gr9" draw:text-style-name="P7" draw:layer="layout" svg:width="0.701cm" svg:height="0.738cm" svg:x="23.366cm" svg:y="7.778cm">
          <draw:text-box>
            <text:p text:style-name="P6"><text:span text:style-name="T1">W</text:span></text:p>
          </draw:text-box>
        </draw:frame>
        <draw:frame draw:style-name="gr9" draw:text-style-name="P7" draw:layer="layout" svg:width="0.634cm" svg:height="0.738cm" svg:x="24.495cm" svg:y="7.778cm">
          <draw:text-box>
            <text:p text:style-name="P6"><text:span text:style-name="T1">D</text:span></text:p>
          </draw:text-box>
        </draw:frame>
        <draw:frame draw:style-name="gr9" draw:text-style-name="P7" draw:layer="layout" svg:width="0.634cm" svg:height="0.738cm" svg:x="25.628cm" svg:y="7.778cm">
          <draw:text-box>
            <text:p text:style-name="P6"><text:span text:style-name="T1">L</text:span></text:p>
          </draw:text-box>
        </draw:frame>
        <draw:frame draw:style-name="gr9" draw:text-style-name="P7" draw:layer="layout" svg:width="0.955cm" svg:height="0.738cm" svg:x="26.772cm" svg:y="7.778cm">
          <draw:text-box>
            <text:p text:style-name="P6"><text:span text:style-name="T1">GF</text:span></text:p>
          </draw:text-box>
        </draw:frame>
        <draw:frame draw:style-name="gr9" draw:text-style-name="P7" draw:layer="layout" svg:width="1.014cm" svg:height="0.738cm" svg:x="28.285cm" svg:y="7.778cm">
          <draw:text-box>
            <text:p text:style-name="P6"><text:span text:style-name="T1">GA</text:span></text:p>
          </draw:text-box>
        </draw:frame>
        <draw:frame draw:style-name="gr9" draw:text-style-name="P7" draw:layer="layout" svg:width="1.052cm" svg:height="0.738cm" svg:x="29.881cm" svg:y="7.778cm">
          <draw:text-box>
            <text:p text:style-name="P6"><text:span text:style-name="T1">GD</text:span></text:p>
          </draw:text-box>
        </draw:frame>
        <draw:frame draw:style-name="gr9" draw:text-style-name="P7" draw:layer="layout" svg:width="1.149cm" svg:height="0.738cm" svg:x="31.435cm" svg:y="7.778cm">
          <draw:text-box>
            <text:p text:style-name="P6"><text:span text:style-name="T1">Pts</text:span></text:p>
          </draw:text-box>
        </draw:frame>
        <draw:frame draw:style-name="gr9" draw:text-style-name="P7" draw:layer="layout" svg:width="2.305cm" svg:height="0.738cm" svg:x="18.602cm" svg:y="8.87cm">
          <draw:text-box>
            <text:p text:style-name="P6"><text:span text:style-name="T2">Croati</text:span><text:span text:style-name="T2">a</text:span></text:p>
          </draw:text-box>
        </draw:frame>
        <draw:frame draw:style-name="gr9" draw:text-style-name="P7" draw:layer="layout" svg:width="0.634cm" svg:height="0.738cm" svg:x="22.069cm" svg:y="8.87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507cm" svg:y="8.87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4.578cm" svg:y="8.87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5.682cm" svg:y="8.87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6.925cm" svg:y="8.87cm">
          <draw:text-box>
            <text:p text:style-name="P6"><text:span text:style-name="T2">7</text:span></text:p>
          </draw:text-box>
        </draw:frame>
        <draw:frame draw:style-name="gr9" draw:text-style-name="P7" draw:layer="layout" svg:width="0.634cm" svg:height="0.738cm" svg:x="28.452cm" svg:y="8.87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30.059cm" svg:y="8.87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31.663cm" svg:y="8.87cm">
          <draw:text-box>
            <text:p text:style-name="P6"><text:span text:style-name="T2">5</text:span></text:p>
          </draw:text-box>
        </draw:frame>
        <draw:frame draw:style-name="gr9" draw:text-style-name="P7" draw:layer="layout" svg:width="2.762cm" svg:height="0.738cm" svg:x="18.467cm" svg:y="9.956cm">
          <draw:text-box>
            <text:p text:style-name="P6"><text:span text:style-name="T2">Scotl</text:span><text:span text:style-name="T2">and</text:span></text:p>
          </draw:text-box>
        </draw:frame>
        <draw:frame draw:style-name="gr9" draw:text-style-name="P7" draw:layer="layout" svg:width="0.634cm" svg:height="0.738cm" svg:x="22.069cm" svg:y="9.956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507cm" svg:y="9.956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4.578cm" svg:y="9.956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5.682cm" svg:y="9.956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6.912cm" svg:y="9.956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28.452cm" svg:y="9.956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30.042cm" svg:y="9.956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31.671cm" svg:y="9.956cm">
          <draw:text-box>
            <text:p text:style-name="P6"><text:span text:style-name="T2">4</text:span></text:p>
          </draw:text-box>
        </draw:frame>
        <draw:frame draw:style-name="gr9" draw:text-style-name="P7" draw:layer="layout" svg:width="2.58cm" svg:height="0.738cm" svg:x="18.568cm" svg:y="11.04cm">
          <draw:text-box>
            <text:p text:style-name="P6"><text:span text:style-name="T2">Engla</text:span><text:span text:style-name="T2">nd</text:span></text:p>
          </draw:text-box>
        </draw:frame>
        <draw:frame draw:style-name="gr9" draw:text-style-name="P7" draw:layer="layout" svg:width="0.634cm" svg:height="0.738cm" svg:x="22.069cm" svg:y="11.0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507cm" svg:y="11.04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4.502cm" svg:y="11.04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5.623cm" svg:y="11.04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6.904cm" svg:y="11.04cm">
          <draw:text-box>
            <text:p text:style-name="P6"><text:span text:style-name="T2">8</text:span></text:p>
          </draw:text-box>
        </draw:frame>
        <draw:frame draw:style-name="gr9" draw:text-style-name="P7" draw:layer="layout" svg:width="0.634cm" svg:height="0.738cm" svg:x="28.447cm" svg:y="11.0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30.051cm" svg:y="11.04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31.663cm" svg:y="11.04cm">
          <draw:text-box>
            <text:p text:style-name="P6"><text:span text:style-name="T2">3</text:span></text:p>
          </draw:text-box>
        </draw:frame>
        <draw:frame draw:style-name="gr9" draw:text-style-name="P7" draw:layer="layout" svg:width="4.862cm" svg:height="0.738cm" svg:x="17.836cm" svg:y="12.125cm">
          <draw:text-box>
            <text:p text:style-name="P6"><text:span text:style-name="T2">Czech </text:span><text:span text:style-name="T2">Repu</text:span><text:span text:style-name="T2">blic</text:span></text:p>
          </draw:text-box>
        </draw:frame>
        <draw:frame draw:style-name="gr9" draw:text-style-name="P7" draw:layer="layout" svg:width="0.634cm" svg:height="0.738cm" svg:x="22.069cm" svg:y="12.125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507cm" svg:y="12.125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4.502cm" svg:y="12.125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5.623cm" svg:y="12.125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6.908cm" svg:y="12.125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8.452cm" svg:y="12.125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29.966cm" svg:y="12.125cm">
          <draw:text-box>
            <text:p text:style-name="P6"><text:span text:style-name="T2">-2</text:span></text:p>
          </draw:text-box>
        </draw:frame>
        <draw:polygon draw:style-name="gr16" draw:text-style-name="P13" draw:layer="layout" svg:width="4.017cm" svg:height="1.085cm" svg:x="17.326cm" svg:y="13.34cm" svg:viewBox="0 0 4018 1086" draw:points="0,1086 4018,1086 4018,0 0,0">
          <text:p/>
        </draw:polygon>
        <draw:polygon draw:style-name="gr16" draw:text-style-name="P13" draw:layer="layout" svg:width="1.706cm" svg:height="1.085cm" svg:x="21.343cm" svg:y="13.34cm" svg:viewBox="0 0 1707 1086" draw:points="0,1086 1707,1086 1707,0 0,0">
          <text:p/>
        </draw:polygon>
        <draw:polygon draw:style-name="gr16" draw:text-style-name="P13" draw:layer="layout" svg:width="1.104cm" svg:height="1.085cm" svg:x="23.049cm" svg:y="13.34cm" svg:viewBox="0 0 1105 1086" draw:points="0,1086 1105,1086 1105,0 0,0">
          <text:p/>
        </draw:polygon>
        <draw:polygon draw:style-name="gr16" draw:text-style-name="P13" draw:layer="layout" svg:width="1.103cm" svg:height="1.085cm" svg:x="24.153cm" svg:y="13.34cm" svg:viewBox="0 0 1104 1086" draw:points="0,1086 1104,1086 1104,0 0,0">
          <text:p/>
        </draw:polygon>
        <draw:polygon draw:style-name="gr16" draw:text-style-name="P13" draw:layer="layout" svg:width="1.103cm" svg:height="1.085cm" svg:x="25.256cm" svg:y="13.34cm" svg:viewBox="0 0 1104 1086" draw:points="0,1086 1104,1086 1104,0 0,0">
          <text:p/>
        </draw:polygon>
        <draw:polygon draw:style-name="gr16" draw:text-style-name="P13" draw:layer="layout" svg:width="1.488cm" svg:height="1.085cm" svg:x="26.359cm" svg:y="13.34cm" svg:viewBox="0 0 1489 1086" draw:points="0,1086 1489,1086 1489,0 0,0">
          <text:p/>
        </draw:polygon>
        <draw:polygon draw:style-name="gr16" draw:text-style-name="P13" draw:layer="layout" svg:width="1.589cm" svg:height="1.085cm" svg:x="27.847cm" svg:y="13.34cm" svg:viewBox="0 0 1590 1086" draw:points="0,1086 1590,1086 1590,0 0,0">
          <text:p/>
        </draw:polygon>
        <draw:polygon draw:style-name="gr16" draw:text-style-name="P13" draw:layer="layout" svg:width="1.609cm" svg:height="1.085cm" svg:x="29.437cm" svg:y="13.34cm" svg:viewBox="0 0 1610 1086" draw:points="0,1086 1610,1086 1610,0 0,0">
          <text:p/>
        </draw:polygon>
        <draw:polygon draw:style-name="gr16" draw:text-style-name="P13" draw:layer="layout" svg:width="1.619cm" svg:height="1.085cm" svg:x="31.046cm" svg:y="13.34cm" svg:viewBox="0 0 1620 1086" draw:points="0,1086 1620,1086 1620,0 0,0">
          <text:p/>
        </draw:polygon>
        <draw:polygon draw:style-name="gr17" draw:text-style-name="P14" draw:layer="layout" svg:width="4.017cm" svg:height="1.084cm" svg:x="17.326cm" svg:y="14.425cm" svg:viewBox="0 0 4018 1085" draw:points="0,1085 4018,1085 4018,0 0,0">
          <text:p/>
        </draw:polygon>
        <draw:polygon draw:style-name="gr17" draw:text-style-name="P14" draw:layer="layout" svg:width="1.706cm" svg:height="1.084cm" svg:x="21.343cm" svg:y="14.425cm" svg:viewBox="0 0 1707 1085" draw:points="0,1085 1707,1085 1707,0 0,0">
          <text:p/>
        </draw:polygon>
        <draw:polygon draw:style-name="gr17" draw:text-style-name="P14" draw:layer="layout" svg:width="1.104cm" svg:height="1.084cm" svg:x="23.049cm" svg:y="14.425cm" svg:viewBox="0 0 1105 1085" draw:points="0,1085 1105,1085 1105,0 0,0">
          <text:p/>
        </draw:polygon>
        <draw:polygon draw:style-name="gr17" draw:text-style-name="P14" draw:layer="layout" svg:width="1.103cm" svg:height="1.084cm" svg:x="24.153cm" svg:y="14.425cm" svg:viewBox="0 0 1104 1085" draw:points="0,1085 1104,1085 1104,0 0,0">
          <text:p/>
        </draw:polygon>
        <draw:polygon draw:style-name="gr17" draw:text-style-name="P14" draw:layer="layout" svg:width="1.103cm" svg:height="1.084cm" svg:x="25.256cm" svg:y="14.425cm" svg:viewBox="0 0 1104 1085" draw:points="0,1085 1104,1085 1104,0 0,0">
          <text:p/>
        </draw:polygon>
        <draw:polygon draw:style-name="gr17" draw:text-style-name="P14" draw:layer="layout" svg:width="1.488cm" svg:height="1.084cm" svg:x="26.359cm" svg:y="14.425cm" svg:viewBox="0 0 1489 1085" draw:points="0,1085 1489,1085 1489,0 0,0">
          <text:p/>
        </draw:polygon>
        <draw:polygon draw:style-name="gr17" draw:text-style-name="P14" draw:layer="layout" svg:width="1.589cm" svg:height="1.084cm" svg:x="27.847cm" svg:y="14.425cm" svg:viewBox="0 0 1590 1085" draw:points="0,1085 1590,1085 1590,0 0,0">
          <text:p/>
        </draw:polygon>
        <draw:polygon draw:style-name="gr17" draw:text-style-name="P14" draw:layer="layout" svg:width="1.609cm" svg:height="1.084cm" svg:x="29.437cm" svg:y="14.425cm" svg:viewBox="0 0 1610 1085" draw:points="0,1085 1610,1085 1610,0 0,0">
          <text:p/>
        </draw:polygon>
        <draw:polygon draw:style-name="gr17" draw:text-style-name="P14" draw:layer="layout" svg:width="1.619cm" svg:height="1.084cm" svg:x="31.046cm" svg:y="14.425cm" svg:viewBox="0 0 1620 1085" draw:points="0,1085 1620,1085 1620,0 0,0">
          <text:p/>
        </draw:polygon>
        <draw:polygon draw:style-name="gr18" draw:text-style-name="P15" draw:layer="layout" svg:width="4.017cm" svg:height="1.084cm" svg:x="17.326cm" svg:y="15.51cm" svg:viewBox="0 0 4018 1085" draw:points="0,1085 4018,1085 4018,0 0,0">
          <text:p/>
        </draw:polygon>
        <draw:polygon draw:style-name="gr18" draw:text-style-name="P15" draw:layer="layout" svg:width="1.706cm" svg:height="1.084cm" svg:x="21.343cm" svg:y="15.51cm" svg:viewBox="0 0 1707 1085" draw:points="0,1085 1707,1085 1707,0 0,0">
          <text:p/>
        </draw:polygon>
        <draw:polygon draw:style-name="gr18" draw:text-style-name="P15" draw:layer="layout" svg:width="1.104cm" svg:height="1.084cm" svg:x="23.049cm" svg:y="15.51cm" svg:viewBox="0 0 1105 1085" draw:points="0,1085 1105,1085 1105,0 0,0">
          <text:p/>
        </draw:polygon>
        <draw:polygon draw:style-name="gr18" draw:text-style-name="P15" draw:layer="layout" svg:width="1.103cm" svg:height="1.084cm" svg:x="24.153cm" svg:y="15.51cm" svg:viewBox="0 0 1104 1085" draw:points="0,1085 1104,1085 1104,0 0,0">
          <text:p/>
        </draw:polygon>
        <draw:polygon draw:style-name="gr18" draw:text-style-name="P15" draw:layer="layout" svg:width="1.103cm" svg:height="1.084cm" svg:x="25.256cm" svg:y="15.51cm" svg:viewBox="0 0 1104 1085" draw:points="0,1085 1104,1085 1104,0 0,0">
          <text:p/>
        </draw:polygon>
        <draw:polygon draw:style-name="gr18" draw:text-style-name="P15" draw:layer="layout" svg:width="1.488cm" svg:height="1.084cm" svg:x="26.359cm" svg:y="15.51cm" svg:viewBox="0 0 1489 1085" draw:points="0,1085 1489,1085 1489,0 0,0">
          <text:p/>
        </draw:polygon>
        <draw:polygon draw:style-name="gr18" draw:text-style-name="P15" draw:layer="layout" svg:width="1.589cm" svg:height="1.084cm" svg:x="27.847cm" svg:y="15.51cm" svg:viewBox="0 0 1590 1085" draw:points="0,1085 1590,1085 1590,0 0,0">
          <text:p/>
        </draw:polygon>
        <draw:polygon draw:style-name="gr18" draw:text-style-name="P15" draw:layer="layout" svg:width="1.609cm" svg:height="1.084cm" svg:x="29.437cm" svg:y="15.51cm" svg:viewBox="0 0 1610 1085" draw:points="0,1085 1610,1085 1610,0 0,0">
          <text:p/>
        </draw:polygon>
        <draw:polygon draw:style-name="gr18" draw:text-style-name="P15" draw:layer="layout" svg:width="1.619cm" svg:height="1.084cm" svg:x="31.046cm" svg:y="15.51cm" svg:viewBox="0 0 1620 1085" draw:points="0,1085 1620,1085 1620,0 0,0">
          <text:p/>
        </draw:polygon>
        <draw:polygon draw:style-name="gr17" draw:text-style-name="P14" draw:layer="layout" svg:width="4.017cm" svg:height="1.085cm" svg:x="17.326cm" svg:y="16.594cm" svg:viewBox="0 0 4018 1086" draw:points="0,1086 4018,1086 4018,0 0,0">
          <text:p/>
        </draw:polygon>
        <draw:polygon draw:style-name="gr17" draw:text-style-name="P14" draw:layer="layout" svg:width="1.706cm" svg:height="1.085cm" svg:x="21.343cm" svg:y="16.594cm" svg:viewBox="0 0 1707 1086" draw:points="0,1086 1707,1086 1707,0 0,0">
          <text:p/>
        </draw:polygon>
        <draw:polygon draw:style-name="gr17" draw:text-style-name="P14" draw:layer="layout" svg:width="1.104cm" svg:height="1.085cm" svg:x="23.049cm" svg:y="16.594cm" svg:viewBox="0 0 1105 1086" draw:points="0,1086 1105,1086 1105,0 0,0">
          <text:p/>
        </draw:polygon>
        <draw:polygon draw:style-name="gr17" draw:text-style-name="P14" draw:layer="layout" svg:width="1.103cm" svg:height="1.085cm" svg:x="24.153cm" svg:y="16.594cm" svg:viewBox="0 0 1104 1086" draw:points="0,1086 1104,1086 1104,0 0,0">
          <text:p/>
        </draw:polygon>
        <draw:polygon draw:style-name="gr17" draw:text-style-name="P14" draw:layer="layout" svg:width="1.103cm" svg:height="1.085cm" svg:x="25.256cm" svg:y="16.594cm" svg:viewBox="0 0 1104 1086" draw:points="0,1086 1104,1086 1104,0 0,0">
          <text:p/>
        </draw:polygon>
        <draw:polygon draw:style-name="gr17" draw:text-style-name="P14" draw:layer="layout" svg:width="1.488cm" svg:height="1.085cm" svg:x="26.359cm" svg:y="16.594cm" svg:viewBox="0 0 1489 1086" draw:points="0,1086 1489,1086 1489,0 0,0">
          <text:p/>
        </draw:polygon>
        <draw:polygon draw:style-name="gr17" draw:text-style-name="P14" draw:layer="layout" svg:width="1.589cm" svg:height="1.085cm" svg:x="27.847cm" svg:y="16.594cm" svg:viewBox="0 0 1590 1086" draw:points="0,1086 1590,1086 1590,0 0,0">
          <text:p/>
        </draw:polygon>
        <draw:polygon draw:style-name="gr17" draw:text-style-name="P14" draw:layer="layout" svg:width="1.609cm" svg:height="1.085cm" svg:x="29.437cm" svg:y="16.594cm" svg:viewBox="0 0 1610 1086" draw:points="0,1086 1610,1086 1610,0 0,0">
          <text:p/>
        </draw:polygon>
        <draw:polygon draw:style-name="gr17" draw:text-style-name="P14" draw:layer="layout" svg:width="1.619cm" svg:height="1.085cm" svg:x="31.046cm" svg:y="16.594cm" svg:viewBox="0 0 1620 1086" draw:points="0,1086 1620,1086 1620,0 0,0">
          <text:p/>
        </draw:polygon>
        <draw:polygon draw:style-name="gr18" draw:text-style-name="P15" draw:layer="layout" svg:width="4.017cm" svg:height="1.084cm" svg:x="17.326cm" svg:y="17.679cm" svg:viewBox="0 0 4018 1085" draw:points="0,1085 4018,1085 4018,0 0,0">
          <text:p/>
        </draw:polygon>
        <draw:polygon draw:style-name="gr18" draw:text-style-name="P15" draw:layer="layout" svg:width="1.706cm" svg:height="1.084cm" svg:x="21.343cm" svg:y="17.679cm" svg:viewBox="0 0 1707 1085" draw:points="0,1085 1707,1085 1707,0 0,0">
          <text:p/>
        </draw:polygon>
        <draw:polygon draw:style-name="gr18" draw:text-style-name="P15" draw:layer="layout" svg:width="1.104cm" svg:height="1.084cm" svg:x="23.049cm" svg:y="17.679cm" svg:viewBox="0 0 1105 1085" draw:points="0,1085 1105,1085 1105,0 0,0">
          <text:p/>
        </draw:polygon>
        <draw:polygon draw:style-name="gr18" draw:text-style-name="P15" draw:layer="layout" svg:width="1.103cm" svg:height="1.084cm" svg:x="24.153cm" svg:y="17.679cm" svg:viewBox="0 0 1104 1085" draw:points="0,1085 1104,1085 1104,0 0,0">
          <text:p/>
        </draw:polygon>
        <draw:polygon draw:style-name="gr18" draw:text-style-name="P15" draw:layer="layout" svg:width="1.103cm" svg:height="1.084cm" svg:x="25.256cm" svg:y="17.679cm" svg:viewBox="0 0 1104 1085" draw:points="0,1085 1104,1085 1104,0 0,0">
          <text:p/>
        </draw:polygon>
        <draw:polygon draw:style-name="gr18" draw:text-style-name="P15" draw:layer="layout" svg:width="1.488cm" svg:height="1.084cm" svg:x="26.359cm" svg:y="17.679cm" svg:viewBox="0 0 1489 1085" draw:points="0,1085 1489,1085 1489,0 0,0">
          <text:p/>
        </draw:polygon>
        <draw:polygon draw:style-name="gr18" draw:text-style-name="P15" draw:layer="layout" svg:width="1.589cm" svg:height="1.084cm" svg:x="27.847cm" svg:y="17.679cm" svg:viewBox="0 0 1590 1085" draw:points="0,1085 1590,1085 1590,0 0,0">
          <text:p/>
        </draw:polygon>
        <draw:polygon draw:style-name="gr18" draw:text-style-name="P15" draw:layer="layout" svg:width="1.609cm" svg:height="1.084cm" svg:x="29.437cm" svg:y="17.679cm" svg:viewBox="0 0 1610 1085" draw:points="0,1085 1610,1085 1610,0 0,0">
          <text:p/>
        </draw:polygon>
        <draw:polygon draw:style-name="gr18" draw:text-style-name="P15" draw:layer="layout" svg:width="1.619cm" svg:height="1.084cm" svg:x="31.046cm" svg:y="17.679cm" svg:viewBox="0 0 1620 1085" draw:points="0,1085 1620,1085 1620,0 0,0">
          <text:p/>
        </draw:polygon>
        <draw:line draw:style-name="gr7" draw:text-style-name="P5" draw:layer="layout" svg:x1="21.343cm" svg:y1="13.323cm" svg:x2="21.343cm" svg:y2="18.781cm">
          <text:p/>
        </draw:line>
        <draw:line draw:style-name="gr7" draw:text-style-name="P5" draw:layer="layout" svg:x1="23.049cm" svg:y1="13.323cm" svg:x2="23.049cm" svg:y2="18.781cm">
          <text:p/>
        </draw:line>
        <draw:line draw:style-name="gr7" draw:text-style-name="P5" draw:layer="layout" svg:x1="24.153cm" svg:y1="13.323cm" svg:x2="24.153cm" svg:y2="18.781cm">
          <text:p/>
        </draw:line>
        <draw:line draw:style-name="gr7" draw:text-style-name="P5" draw:layer="layout" svg:x1="25.256cm" svg:y1="13.323cm" svg:x2="25.256cm" svg:y2="18.781cm">
          <text:p/>
        </draw:line>
        <draw:line draw:style-name="gr7" draw:text-style-name="P5" draw:layer="layout" svg:x1="26.359cm" svg:y1="13.323cm" svg:x2="26.359cm" svg:y2="18.781cm">
          <text:p/>
        </draw:line>
        <draw:line draw:style-name="gr7" draw:text-style-name="P5" draw:layer="layout" svg:x1="27.847cm" svg:y1="13.323cm" svg:x2="27.847cm" svg:y2="18.781cm">
          <text:p/>
        </draw:line>
        <draw:line draw:style-name="gr7" draw:text-style-name="P5" draw:layer="layout" svg:x1="29.437cm" svg:y1="13.323cm" svg:x2="29.437cm" svg:y2="18.781cm">
          <text:p/>
        </draw:line>
        <draw:line draw:style-name="gr7" draw:text-style-name="P5" draw:layer="layout" svg:x1="31.046cm" svg:y1="13.323cm" svg:x2="31.046cm" svg:y2="18.781cm">
          <text:p/>
        </draw:line>
        <draw:line draw:style-name="gr8" draw:text-style-name="P5" draw:layer="layout" svg:x1="17.309cm" svg:y1="14.425cm" svg:x2="32.683cm" svg:y2="14.425cm">
          <text:p/>
        </draw:line>
        <draw:line draw:style-name="gr7" draw:text-style-name="P5" draw:layer="layout" svg:x1="17.309cm" svg:y1="15.509cm" svg:x2="32.683cm" svg:y2="15.509cm">
          <text:p/>
        </draw:line>
        <draw:line draw:style-name="gr7" draw:text-style-name="P5" draw:layer="layout" svg:x1="17.309cm" svg:y1="16.594cm" svg:x2="32.683cm" svg:y2="16.594cm">
          <text:p/>
        </draw:line>
        <draw:line draw:style-name="gr7" draw:text-style-name="P5" draw:layer="layout" svg:x1="17.309cm" svg:y1="17.679cm" svg:x2="32.683cm" svg:y2="17.679cm">
          <text:p/>
        </draw:line>
        <draw:line draw:style-name="gr7" draw:text-style-name="P5" draw:layer="layout" svg:x1="17.326cm" svg:y1="13.323cm" svg:x2="17.326cm" svg:y2="18.781cm">
          <text:p/>
        </draw:line>
        <draw:line draw:style-name="gr7" draw:text-style-name="P5" draw:layer="layout" svg:x1="32.665cm" svg:y1="13.323cm" svg:x2="32.665cm" svg:y2="18.781cm">
          <text:p/>
        </draw:line>
        <draw:line draw:style-name="gr7" draw:text-style-name="P5" draw:layer="layout" svg:x1="17.309cm" svg:y1="13.34cm" svg:x2="32.683cm" svg:y2="13.34cm">
          <text:p/>
        </draw:line>
        <draw:line draw:style-name="gr7" draw:text-style-name="P5" draw:layer="layout" svg:x1="17.309cm" svg:y1="18.763cm" svg:x2="32.683cm" svg:y2="18.763cm">
          <text:p/>
        </draw:line>
        <draw:frame draw:style-name="gr9" draw:text-style-name="P7" draw:layer="layout" svg:width="0.634cm" svg:height="0.738cm" svg:x="31.663cm" svg:y="12.125cm">
          <draw:text-box>
            <text:p text:style-name="P6"><text:span text:style-name="T2">3</text:span></text:p>
          </draw:text-box>
        </draw:frame>
        <draw:frame draw:style-name="gr9" draw:text-style-name="P7" draw:layer="layout" svg:width="2.83cm" svg:height="0.738cm" svg:x="18.49cm" svg:y="13.547cm">
          <draw:text-box>
            <text:p text:style-name="P6"><text:span text:style-name="T1">Grou</text:span><text:span text:style-name="T1">p F</text:span></text:p>
          </draw:text-box>
        </draw:frame>
        <draw:frame draw:style-name="gr9" draw:text-style-name="P7" draw:layer="layout" svg:width="1.098cm" svg:height="0.738cm" svg:x="21.877cm" svg:y="13.547cm">
          <draw:text-box>
            <text:p text:style-name="P6"><text:span text:style-name="T1">MP</text:span></text:p>
          </draw:text-box>
        </draw:frame>
        <draw:frame draw:style-name="gr9" draw:text-style-name="P7" draw:layer="layout" svg:width="0.701cm" svg:height="0.738cm" svg:x="23.402cm" svg:y="13.547cm">
          <draw:text-box>
            <text:p text:style-name="P6"><text:span text:style-name="T1">W</text:span></text:p>
          </draw:text-box>
        </draw:frame>
        <draw:frame draw:style-name="gr9" draw:text-style-name="P7" draw:layer="layout" svg:width="0.634cm" svg:height="0.738cm" svg:x="24.561cm" svg:y="13.547cm">
          <draw:text-box>
            <text:p text:style-name="P6"><text:span text:style-name="T1">D</text:span></text:p>
          </draw:text-box>
        </draw:frame>
        <draw:frame draw:style-name="gr9" draw:text-style-name="P7" draw:layer="layout" svg:width="0.634cm" svg:height="0.738cm" svg:x="25.694cm" svg:y="13.547cm">
          <draw:text-box>
            <text:p text:style-name="P6"><text:span text:style-name="T1">L</text:span></text:p>
          </draw:text-box>
        </draw:frame>
        <draw:frame draw:style-name="gr9" draw:text-style-name="P7" draw:layer="layout" svg:width="0.955cm" svg:height="0.738cm" svg:x="26.838cm" svg:y="13.547cm">
          <draw:text-box>
            <text:p text:style-name="P6"><text:span text:style-name="T1">GF</text:span></text:p>
          </draw:text-box>
        </draw:frame>
        <draw:frame draw:style-name="gr9" draw:text-style-name="P7" draw:layer="layout" svg:width="1.014cm" svg:height="0.738cm" svg:x="28.351cm" svg:y="13.547cm">
          <draw:text-box>
            <text:p text:style-name="P6"><text:span text:style-name="T1">GA</text:span></text:p>
          </draw:text-box>
        </draw:frame>
        <draw:frame draw:style-name="gr9" draw:text-style-name="P7" draw:layer="layout" svg:width="1.052cm" svg:height="0.738cm" svg:x="29.947cm" svg:y="13.547cm">
          <draw:text-box>
            <text:p text:style-name="P6"><text:span text:style-name="T1">GD</text:span></text:p>
          </draw:text-box>
        </draw:frame>
        <draw:frame draw:style-name="gr9" draw:text-style-name="P7" draw:layer="layout" svg:width="1.149cm" svg:height="0.738cm" svg:x="31.501cm" svg:y="13.547cm">
          <draw:text-box>
            <text:p text:style-name="P6"><text:span text:style-name="T1">Pts</text:span></text:p>
          </draw:text-box>
        </draw:frame>
        <draw:frame draw:style-name="gr9" draw:text-style-name="P7" draw:layer="layout" svg:width="2.716cm" svg:height="0.738cm" svg:x="18.496cm" svg:y="14.64cm">
          <draw:text-box>
            <text:p text:style-name="P6"><text:span text:style-name="T2">Hung</text:span><text:span text:style-name="T2">ary</text:span></text:p>
          </draw:text-box>
        </draw:frame>
        <draw:frame draw:style-name="gr9" draw:text-style-name="P7" draw:layer="layout" svg:width="0.634cm" svg:height="0.738cm" svg:x="22.069cm" svg:y="14.6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482cm" svg:y="14.64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4.645cm" svg:y="14.64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5.672cm" svg:y="14.64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6.974cm" svg:y="14.6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8.513cm" svg:y="14.64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30.019cm" svg:y="14.64cm">
          <draw:text-box>
            <text:p text:style-name="P6"><text:span text:style-name="T2">-3</text:span></text:p>
          </draw:text-box>
        </draw:frame>
        <draw:frame draw:style-name="gr9" draw:text-style-name="P7" draw:layer="layout" svg:width="0.634cm" svg:height="0.738cm" svg:x="31.746cm" svg:y="14.64cm">
          <draw:text-box>
            <text:p text:style-name="P6"><text:span text:style-name="T2">7</text:span></text:p>
          </draw:text-box>
        </draw:frame>
        <draw:frame draw:style-name="gr9" draw:text-style-name="P7" draw:layer="layout" svg:width="2.931cm" svg:height="0.738cm" svg:x="18.441cm" svg:y="15.725cm">
          <draw:text-box>
            <text:p text:style-name="P6"><text:span text:style-name="T2">Germ</text:span><text:span text:style-name="T2">any</text:span></text:p>
          </draw:text-box>
        </draw:frame>
        <draw:frame draw:style-name="gr9" draw:text-style-name="P7" draw:layer="layout" svg:width="0.634cm" svg:height="0.738cm" svg:x="22.069cm" svg:y="15.725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541cm" svg:y="15.725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4.569cm" svg:y="15.725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5.689cm" svg:y="15.725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6.987cm" svg:y="15.725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8.513cm" svg:y="15.725cm">
          <draw:text-box>
            <text:p text:style-name="P6"><text:span text:style-name="T2">9</text:span></text:p>
          </draw:text-box>
        </draw:frame>
        <draw:frame draw:style-name="gr9" draw:text-style-name="P7" draw:layer="layout" svg:width="0.634cm" svg:height="0.738cm" svg:x="30.036cm" svg:y="15.725cm">
          <draw:text-box>
            <text:p text:style-name="P6"><text:span text:style-name="T2">-7</text:span></text:p>
          </draw:text-box>
        </draw:frame>
        <draw:frame draw:style-name="gr9" draw:text-style-name="P7" draw:layer="layout" svg:width="0.634cm" svg:height="0.738cm" svg:x="31.729cm" svg:y="15.725cm">
          <draw:text-box>
            <text:p text:style-name="P6"><text:span text:style-name="T2">3</text:span></text:p>
          </draw:text-box>
        </draw:frame>
        <draw:frame draw:style-name="gr9" draw:text-style-name="P7" draw:layer="layout" svg:width="2.157cm" svg:height="0.738cm" svg:x="18.649cm" svg:y="16.81cm">
          <draw:text-box>
            <text:p text:style-name="P6"><text:span text:style-name="T2">Franc</text:span><text:span text:style-name="T2">e</text:span></text:p>
          </draw:text-box>
        </draw:frame>
        <draw:frame draw:style-name="gr9" draw:text-style-name="P7" draw:layer="layout" svg:width="0.634cm" svg:height="0.738cm" svg:x="22.069cm" svg:y="16.81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541cm" svg:y="16.81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4.569cm" svg:y="16.81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5.689cm" svg:y="16.81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6.978cm" svg:y="16.81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28.513cm" svg:y="16.81cm">
          <draw:text-box>
            <text:p text:style-name="P6"><text:span text:style-name="T2">6</text:span></text:p>
          </draw:text-box>
        </draw:frame>
        <draw:frame draw:style-name="gr9" draw:text-style-name="P7" draw:layer="layout" svg:width="0.634cm" svg:height="0.738cm" svg:x="30.087cm" svg:y="16.81cm">
          <draw:text-box>
            <text:p text:style-name="P6"><text:span text:style-name="T2">-1</text:span></text:p>
          </draw:text-box>
        </draw:frame>
        <draw:frame draw:style-name="gr9" draw:text-style-name="P7" draw:layer="layout" svg:width="0.634cm" svg:height="0.738cm" svg:x="31.729cm" svg:y="16.81cm">
          <draw:text-box>
            <text:p text:style-name="P6"><text:span text:style-name="T2">3</text:span></text:p>
          </draw:text-box>
        </draw:frame>
        <draw:frame draw:style-name="gr9" draw:text-style-name="P7" draw:layer="layout" svg:width="2.656cm" svg:height="0.738cm" svg:x="18.479cm" svg:y="17.894cm">
          <draw:text-box>
            <text:p text:style-name="P6"><text:span text:style-name="T2">Portu</text:span><text:span text:style-name="T2">gal</text:span></text:p>
          </draw:text-box>
        </draw:frame>
        <draw:frame draw:style-name="gr9" draw:text-style-name="P7" draw:layer="layout" svg:width="0.634cm" svg:height="0.738cm" svg:x="22.069cm" svg:y="17.89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23.465cm" svg:y="17.894cm">
          <draw:text-box>
            <text:p text:style-name="P6"><text:span text:style-name="T2">0</text:span></text:p>
          </draw:text-box>
        </draw:frame>
        <draw:frame draw:style-name="gr9" draw:text-style-name="P7" draw:layer="layout" svg:width="0.634cm" svg:height="0.738cm" svg:x="24.645cm" svg:y="17.894cm">
          <draw:text-box>
            <text:p text:style-name="P6"><text:span text:style-name="T2">1</text:span></text:p>
          </draw:text-box>
        </draw:frame>
        <draw:frame draw:style-name="gr9" draw:text-style-name="P7" draw:layer="layout" svg:width="0.634cm" svg:height="0.738cm" svg:x="25.689cm" svg:y="17.894cm">
          <draw:text-box>
            <text:p text:style-name="P6"><text:span text:style-name="T2">2</text:span></text:p>
          </draw:text-box>
        </draw:frame>
        <draw:frame draw:style-name="gr9" draw:text-style-name="P7" draw:layer="layout" svg:width="0.634cm" svg:height="0.738cm" svg:x="26.97cm" svg:y="17.894cm">
          <draw:text-box>
            <text:p text:style-name="P6"><text:span text:style-name="T2">8</text:span></text:p>
          </draw:text-box>
        </draw:frame>
        <draw:frame draw:style-name="gr9" draw:text-style-name="P7" draw:layer="layout" svg:width="0.634cm" svg:height="0.738cm" svg:x="28.517cm" svg:y="17.894cm">
          <draw:text-box>
            <text:p text:style-name="P6"><text:span text:style-name="T2">5</text:span></text:p>
          </draw:text-box>
        </draw:frame>
        <draw:frame draw:style-name="gr9" draw:text-style-name="P7" draw:layer="layout" svg:width="0.634cm" svg:height="0.738cm" svg:x="30.112cm" svg:y="17.894cm">
          <draw:text-box>
            <text:p text:style-name="P6"><text:span text:style-name="T2">3</text:span></text:p>
          </draw:text-box>
        </draw:frame>
        <draw:frame draw:style-name="gr9" draw:text-style-name="P7" draw:layer="layout" svg:width="0.634cm" svg:height="0.738cm" svg:x="31.797cm" svg:y="17.894cm">
          <draw:text-box>
            <text:p text:style-name="P6"><text:span text:style-name="T2">1</text:span></text:p>
          </draw:text-box>
        </draw:frame>
      </draw:page>
      <draw:page draw:name="page3" draw:style-name="dp1" draw:master-page-name="master-page3">
        <draw:polygon draw:style-name="gr2" draw:text-style-name="P1" draw:layer="layout" svg:width="33.866cm" svg:height="19.05cm" svg:x="0cm" svg:y="-0.001cm" svg:viewBox="0 0 33867 19051" draw:points="0,19051 33867,19051 33867,0 0,0">
          <text:p/>
        </draw:polygon>
        <draw:path draw:style-name="gr19" draw:text-style-name="P16" draw:layer="layout" svg:width="3.251cm" svg:height="1.257cm" svg:x="28.909cm" svg:y="6.193cm" svg:viewBox="0 0 3252 1258" svg:d="M0 209c0-115 94-209 209-209h2834c115 0 209 94 209 209v840c0 115-94 209-209 209h-2834c-115 0-209-94-209-209z">
          <text:p/>
        </draw:path>
        <draw:path draw:style-name="gr19" draw:text-style-name="P16" draw:layer="layout" svg:width="3.251cm" svg:height="1.262cm" svg:x="28.909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2.762cm" svg:height="0.738cm" svg:x="29.428cm" svg:y="6.447cm">
          <draw:text-box>
            <text:p text:style-name="P6"><text:span text:style-name="T4">Scotl</text:span><text:span text:style-name="T4">and</text:span></text:p>
          </draw:text-box>
        </draw:frame>
        <draw:path draw:style-name="gr19" draw:text-style-name="P16" draw:layer="layout" svg:width="3.251cm" svg:height="1.261cm" svg:x="28.833cm" svg:y="2.286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931cm" svg:height="0.738cm" svg:x="29.356cm" svg:y="7.883cm">
          <draw:text-box>
            <text:p text:style-name="P6"><text:span text:style-name="T4">Germ</text:span><text:span text:style-name="T4">any</text:span></text:p>
          </draw:text-box>
        </draw:frame>
        <draw:frame draw:style-name="gr9" draw:text-style-name="P7" draw:layer="layout" svg:width="1.983cm" svg:height="0.738cm" svg:x="29.709cm" svg:y="1.778cm">
          <draw:text-box>
            <text:p text:style-name="P6"><text:span text:style-name="T4">North </text:span></text:p>
          </draw:text-box>
        </draw:frame>
        <draw:frame draw:style-name="gr9" draw:text-style-name="P7" draw:layer="layout" svg:width="3.046cm" svg:height="0.738cm" svg:x="29.175cm" svg:y="2.54cm">
          <draw:text-box>
            <text:p text:style-name="P6"><text:span text:style-name="T4">Mace</text:span><text:span text:style-name="T4">doni</text:span></text:p>
          </draw:text-box>
        </draw:frame>
        <draw:path draw:style-name="gr19" draw:text-style-name="P16" draw:layer="layout" svg:width="3.251cm" svg:height="1.257cm" svg:x="28.833cm" svg:y="3.725cm" svg:viewBox="0 0 3252 1258" svg:d="M0 209c0-115 94-209 209-209h2833c116 0 210 94 210 209v840c0 115-94 209-210 209h-2833c-115 0-209-94-209-209z">
          <text:p/>
        </draw:path>
        <draw:frame draw:style-name="gr9" draw:text-style-name="P7" draw:layer="layout" svg:width="0.634cm" svg:height="0.738cm" svg:x="30.31cm" svg:y="3.302cm">
          <draw:text-box>
            <text:p text:style-name="P6"><text:span text:style-name="T4">a</text:span></text:p>
          </draw:text-box>
        </draw:frame>
        <draw:path draw:style-name="gr19" draw:text-style-name="P16" draw:layer="layout" svg:width="3.251cm" svg:height="1.258cm" svg:x="28.96cm" svg:y="10.553cm" svg:viewBox="0 0 3252 1259" svg:d="M0 211c0-117 94-211 209-211h2833c116 0 210 94 210 211v838c0 116-94 210-210 210h-2833c-115 0-209-94-209-210z">
          <text:p/>
        </draw:path>
        <draw:frame draw:style-name="gr9" draw:text-style-name="P7" draw:layer="layout" svg:width="2.25cm" svg:height="0.738cm" svg:x="29.552cm" svg:y="3.977cm">
          <draw:text-box>
            <text:p text:style-name="P6"><text:span text:style-name="T4">Austri</text:span><text:span text:style-name="T4">a</text:span></text:p>
          </draw:text-box>
        </draw:frame>
        <draw:path draw:style-name="gr19" draw:text-style-name="P16" draw:layer="layout" svg:width="3.251cm" svg:height="1.262cm" svg:x="28.96cm" svg:y="11.988cm" svg:viewBox="0 0 3252 1263" svg:d="M0 211c0-117 94-211 210-211h2832c116 0 210 94 210 211v841c0 116-94 211-210 211h-2832c-116 0-210-95-210-211z">
          <text:p/>
        </draw:path>
        <draw:frame draw:style-name="gr9" draw:text-style-name="P7" draw:layer="layout" svg:width="1.776cm" svg:height="0.738cm" svg:x="29.886cm" svg:y="10.807cm">
          <draw:text-box>
            <text:p text:style-name="P6"><text:span text:style-name="T4">Spain</text:span></text:p>
          </draw:text-box>
        </draw:frame>
        <draw:frame draw:style-name="gr15" draw:text-style-name="P7" draw:layer="layout" svg:width="3.139cm" svg:height="0.738cm" svg:x="29.293cm" svg:y="11.861cm">
          <draw:text-box>
            <text:p text:style-name="P6"><text:span text:style-name="T4">Nethe</text:span><text:span text:style-name="T4">rlan</text:span></text:p>
          </draw:text-box>
        </draw:frame>
        <draw:path draw:style-name="gr19" draw:text-style-name="P16" draw:layer="layout" svg:width="3.251cm" svg:height="1.257cm" svg:x="29.036cm" svg:y="14.761cm" svg:viewBox="0 0 3252 1258" svg:d="M0 210c0-116 94-210 209-210h2834c115 0 209 94 209 210v839c0 116-94 209-209 209h-2834c-115 0-209-93-209-209z">
          <text:p/>
        </draw:path>
        <draw:frame draw:style-name="gr9" draw:text-style-name="P7" draw:layer="layout" svg:width="0.734cm" svg:height="0.738cm" svg:x="30.296cm" svg:y="12.625cm">
          <draw:text-box>
            <text:p text:style-name="P6"><text:span text:style-name="T4">ds</text:span></text:p>
          </draw:text-box>
        </draw:frame>
        <draw:path draw:style-name="gr19" draw:text-style-name="P16" draw:layer="layout" svg:width="3.251cm" svg:height="1.262cm" svg:x="29.036cm" svg:y="16.196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191cm" svg:height="0.738cm" svg:x="29.817cm" svg:y="15.016cm">
          <draw:text-box>
            <text:p text:style-name="P6"><text:span text:style-name="T4">Turke</text:span><text:span text:style-name="T4">y</text:span></text:p>
          </draw:text-box>
        </draw:frame>
        <draw:path draw:style-name="gr19" draw:text-style-name="P16" draw:layer="layout" svg:width="3.247cm" svg:height="1.258cm" svg:x="24.451cm" svg:y="3.043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2.318cm" svg:height="0.738cm" svg:x="29.72cm" svg:y="16.452cm">
          <draw:text-box>
            <text:p text:style-name="P6"><text:span text:style-name="T4">Finaln</text:span><text:span text:style-name="T4">d</text:span></text:p>
          </draw:text-box>
        </draw:frame>
        <draw:path draw:style-name="gr19" draw:text-style-name="P16" draw:layer="layout" svg:width="3.247cm" svg:height="1.258cm" svg:x="24.451cm" svg:y="6.798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2.25cm" svg:height="0.738cm" svg:x="25.167cm" svg:y="3.296cm">
          <draw:text-box>
            <text:p text:style-name="P6"><text:span text:style-name="T4">Austri</text:span><text:span text:style-name="T4">a</text:span></text:p>
          </draw:text-box>
        </draw:frame>
        <draw:path draw:style-name="gr19" draw:text-style-name="P16" draw:layer="layout" svg:width="3.247cm" svg:height="1.257cm" svg:x="24.189cm" svg:y="11.4cm" svg:viewBox="0 0 3248 1258" svg:d="M0 209c0-115 94-209 210-209h2828c116 0 210 94 210 209v840c0 115-94 209-210 209h-2828c-116 0-210-94-210-209z">
          <text:p/>
        </draw:path>
        <draw:frame draw:style-name="gr9" draw:text-style-name="P7" draw:layer="layout" svg:width="2.762cm" svg:height="0.738cm" svg:x="24.968cm" svg:y="7.051cm">
          <draw:text-box>
            <text:p text:style-name="P6"><text:span text:style-name="T4">Scotl</text:span><text:span text:style-name="T4">and</text:span></text:p>
          </draw:text-box>
        </draw:frame>
        <draw:frame draw:style-name="gr9" draw:text-style-name="P7" draw:layer="layout" svg:width="3.139cm" svg:height="0.738cm" svg:x="24.519cm" svg:y="11.273cm">
          <draw:text-box>
            <text:p text:style-name="P6"><text:span text:style-name="T4">Nethe</text:span><text:span text:style-name="T4">rlan</text:span></text:p>
          </draw:text-box>
        </draw:frame>
        <draw:path draw:style-name="gr19" draw:text-style-name="P16" draw:layer="layout" svg:width="3.247cm" svg:height="1.261cm" svg:x="24.451cm" svg:y="15.515cm" svg:viewBox="0 0 3248 1262" svg:d="M0 210c0-116 94-210 210-210h2827c117 0 211 94 211 210v842c0 116-94 210-211 210h-2827c-116 0-210-94-210-210z">
          <text:p/>
        </draw:path>
        <draw:frame draw:style-name="gr15" draw:text-style-name="P7" draw:layer="layout" svg:width="0.734cm" svg:height="0.738cm" svg:x="25.523cm" svg:y="12.034cm">
          <draw:text-box>
            <text:p text:style-name="P6"><text:span text:style-name="T4">ds</text:span></text:p>
          </draw:text-box>
        </draw:frame>
        <draw:path draw:style-name="gr19" draw:text-style-name="P16" draw:layer="layout" svg:width="3.251cm" svg:height="1.262cm" svg:x="1.418cm" svg:y="6.04cm" svg:viewBox="0 0 3252 1263" svg:d="M0 211c0-116 94-211 211-211h2831c116 0 210 95 210 211v842c0 116-94 210-210 210h-2831c-117 0-211-94-211-210z">
          <text:p/>
        </draw:path>
        <draw:frame draw:style-name="gr9" draw:text-style-name="P7" draw:layer="layout" svg:width="2.318cm" svg:height="0.738cm" svg:x="25.133cm" svg:y="15.772cm">
          <draw:text-box>
            <text:p text:style-name="P6"><text:span text:style-name="T4">Finlan</text:span><text:span text:style-name="T4">d</text:span></text:p>
          </draw:text-box>
        </draw:frame>
        <draw:path draw:style-name="gr19" draw:text-style-name="P16" draw:layer="layout" svg:width="3.302cm" svg:height="1.172cm" svg:x="1.418cm" svg:y="7.476cm" svg:viewBox="0 0 3303 1173" svg:d="M0 196c0-109 87-196 195-196h2912c108 0 196 87 196 196v782c0 108-88 195-196 195h-2912c-108 0-195-87-195-195z">
          <text:p/>
        </draw:path>
        <draw:frame draw:style-name="gr9" draw:text-style-name="P7" draw:layer="layout" svg:width="2.923cm" svg:height="0.738cm" svg:x="1.862cm" svg:y="6.295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52cm" svg:height="1.258cm" svg:x="1.341cm" svg:y="2.137cm" svg:viewBox="0 0 3253 1259" svg:d="M0 210c0-116 94-210 210-210h2833c116 0 210 94 210 210v839c0 116-94 210-210 210h-2833c-116 0-210-94-210-210z">
          <text:p/>
        </draw:path>
        <draw:frame draw:style-name="gr20" draw:text-style-name="P17" draw:layer="layout" svg:width="2.407cm" svg:height="0.653cm" svg:x="2.104cm" svg:y="7.733cm">
          <draw:text-box>
            <text:p text:style-name="P6"><text:span text:style-name="T5">Hunga</text:span><text:span text:style-name="T5">ry</text:span></text:p>
          </draw:text-box>
        </draw:frame>
        <draw:path draw:style-name="gr19" draw:text-style-name="P16" draw:layer="layout" svg:width="3.252cm" svg:height="1.258cm" svg:x="1.341cm" svg:y="3.572cm" svg:viewBox="0 0 3253 1259" svg:d="M0 210c0-116 94-210 210-210h2833c116 0 210 94 210 210v839c0 116-94 210-210 210h-2833c-116 0-210-94-210-210z">
          <text:p/>
        </draw:path>
        <draw:frame draw:style-name="gr21" draw:text-style-name="P18" draw:layer="layout" svg:width="2.225cm" svg:height="0.653cm" svg:x="2.25cm" svg:y="2.434cm">
          <draw:text-box>
            <text:p text:style-name="P6"><text:span text:style-name="T5">Swede</text:span><text:span text:style-name="T5">n</text:span></text:p>
          </draw:text-box>
        </draw:frame>
        <draw:path draw:style-name="gr19" draw:text-style-name="P16" draw:layer="layout" svg:width="3.252cm" svg:height="1.261cm" svg:x="1.468cm" svg:y="10.401cm" svg:viewBox="0 0 3253 1262" svg:d="M0 210c0-116 95-210 212-210h2830c116 0 211 94 211 210v842c0 116-95 210-211 210h-2830c-117 0-212-94-212-210z">
          <text:p/>
        </draw:path>
        <draw:frame draw:style-name="gr20" draw:text-style-name="P17" draw:layer="layout" svg:width="1.225cm" svg:height="0.653cm" svg:x="2.476cm" svg:y="3.871cm">
          <draw:text-box>
            <text:p text:style-name="P6"><text:span text:style-name="T5">Italy</text:span></text:p>
          </draw:text-box>
        </draw:frame>
        <draw:path draw:style-name="gr19" draw:text-style-name="P16" draw:layer="layout" svg:width="3.251cm" svg:height="1.261cm" svg:x="1.494cm" svg:y="11.836cm" svg:viewBox="0 0 3252 1262" svg:d="M0 211c0-117 94-211 211-211h2831c116 0 210 94 210 211v841c0 116-94 210-210 210h-2831c-117 0-211-94-211-210z">
          <text:p/>
        </draw:path>
        <draw:frame draw:style-name="gr9" draw:text-style-name="P7" draw:layer="layout" svg:width="2.144cm" svg:height="0.738cm" svg:x="2.212cm" svg:y="10.655cm">
          <draw:text-box>
            <text:p text:style-name="P6"><text:span text:style-name="T4">Polan</text:span><text:span text:style-name="T4">d</text:span></text:p>
          </draw:text-box>
        </draw:frame>
        <draw:path draw:style-name="gr19" draw:text-style-name="P16" draw:layer="layout" svg:width="3.251cm" svg:height="1.261cm" svg:x="1.545cm" svg:y="14.609cm" svg:viewBox="0 0 3252 1262" svg:d="M0 210c0-116 95-210 211-210h2831c116 0 210 94 210 210v841c0 117-94 211-210 211h-2831c-116 0-211-94-211-211z">
          <text:p/>
        </draw:path>
        <draw:frame draw:style-name="gr9" draw:text-style-name="P7" draw:layer="layout" svg:width="1.915cm" svg:height="0.738cm" svg:x="2.341cm" svg:y="12.092cm">
          <draw:text-box>
            <text:p text:style-name="P6"><text:span text:style-name="T4">Wale</text:span><text:span text:style-name="T4">s</text:span></text:p>
          </draw:text-box>
        </draw:frame>
        <draw:path draw:style-name="gr19" draw:text-style-name="P16" draw:layer="layout" svg:width="3.251cm" svg:height="1.261cm" svg:x="1.545cm" svg:y="16.044cm" svg:viewBox="0 0 3252 1262" svg:d="M0 210c0-116 95-210 211-210h2831c116 0 210 94 210 210v842c0 116-94 210-210 210h-2831c-116 0-211-94-211-210z">
          <text:p/>
        </draw:path>
        <draw:frame draw:style-name="gr9" draw:text-style-name="P7" draw:layer="layout" svg:width="2.072cm" svg:height="0.738cm" svg:x="2.355cm" svg:y="14.864cm">
          <draw:text-box>
            <text:p text:style-name="P6"><text:span text:style-name="T4">Russi</text:span><text:span text:style-name="T4">a</text:span></text:p>
          </draw:text-box>
        </draw:frame>
        <draw:path draw:style-name="gr19" draw:text-style-name="P16" draw:layer="layout" svg:width="3.251cm" svg:height="1.262cm" svg:x="5.727cm" svg:y="2.916cm" svg:viewBox="0 0 3252 1263" svg:d="M0 211c0-117 94-211 210-211h2832c116 0 210 94 210 211v842c0 116-94 210-210 210h-2832c-116 0-210-94-210-210z">
          <text:p/>
        </draw:path>
        <draw:frame draw:style-name="gr9" draw:text-style-name="P7" draw:layer="layout" svg:width="2.305cm" svg:height="0.738cm" svg:x="2.246cm" svg:y="16.301cm">
          <draw:text-box>
            <text:p text:style-name="P6"><text:span text:style-name="T4">Croati</text:span><text:span text:style-name="T4">a</text:span></text:p>
          </draw:text-box>
        </draw:frame>
        <draw:path draw:style-name="gr19" draw:text-style-name="P16" draw:layer="layout" svg:width="3.539cm" svg:height="1.385cm" svg:x="5.727cm" svg:y="6.671cm" svg:viewBox="0 0 3540 1386" svg:d="M0 231c0-127 104-231 231-231h3079c127 0 230 104 230 231v924c0 127-103 231-230 231h-3079c-127 0-231-104-231-231z">
          <text:p/>
        </draw:path>
        <draw:frame draw:style-name="gr9" draw:text-style-name="P7" draw:layer="layout" svg:width="2.225cm" svg:height="0.653cm" svg:x="6.802cm" svg:y="3.17cm">
          <draw:text-box>
            <text:p text:style-name="P6"><text:span text:style-name="T5">Swede</text:span><text:span text:style-name="T5">n</text:span></text:p>
          </draw:text-box>
        </draw:frame>
        <draw:path draw:style-name="gr19" draw:text-style-name="P16" draw:layer="layout" svg:width="3.251cm" svg:height="1.261cm" svg:x="5.727cm" svg:y="11.18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923cm" svg:height="0.738cm" svg:x="6.314cm" svg:y="6.988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51cm" svg:height="1.261cm" svg:x="5.727cm" svg:y="15.388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1.915cm" svg:height="0.738cm" svg:x="6.574cm" svg:y="11.437cm">
          <draw:text-box>
            <text:p text:style-name="P6"><text:span text:style-name="T4">Wale</text:span><text:span text:style-name="T4">s</text:span></text:p>
          </draw:text-box>
        </draw:frame>
        <draw:path draw:style-name="gr19" draw:text-style-name="P16" draw:layer="layout" svg:width="3.252cm" svg:height="1.262cm" svg:x="9.558cm" svg:y="4.931cm" svg:viewBox="0 0 3253 1263" svg:d="M0 211c0-116 95-211 211-211h2831c116 0 211 95 211 211v842c0 116-95 210-211 210h-2831c-116 0-211-94-211-210z">
          <text:p/>
        </draw:path>
        <draw:frame draw:style-name="gr9" draw:text-style-name="P7" draw:layer="layout" svg:width="2.305cm" svg:height="0.738cm" svg:x="6.43cm" svg:y="15.646cm">
          <draw:text-box>
            <text:p text:style-name="P6"><text:span text:style-name="T4">Croati</text:span><text:span text:style-name="T4">a</text:span></text:p>
          </draw:text-box>
        </draw:frame>
        <draw:path draw:style-name="gr19" draw:text-style-name="P16" draw:layer="layout" svg:width="3.252cm" svg:height="1.262cm" svg:x="9.558cm" svg:y="13.423cm" svg:viewBox="0 0 3253 1263" svg:d="M0 211c0-116 95-211 211-211h2831c116 0 211 95 211 211v841c0 117-95 211-211 211h-2831c-116 0-211-94-211-211z">
          <text:p/>
        </draw:path>
        <draw:frame draw:style-name="gr15" draw:text-style-name="P7" draw:layer="layout" svg:width="2.225cm" svg:height="0.653cm" svg:x="10.632cm" svg:y="5.185cm">
          <draw:text-box>
            <text:p text:style-name="P6"><text:span text:style-name="T5">Swede</text:span><text:span text:style-name="T5">n</text:span></text:p>
          </draw:text-box>
        </draw:frame>
        <draw:path draw:style-name="gr19" draw:text-style-name="P16" draw:layer="layout" svg:width="3.251cm" svg:height="1.262cm" svg:x="20.167cm" svg:y="5.058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2.305cm" svg:height="0.738cm" svg:x="10.26cm" svg:y="13.68cm">
          <draw:text-box>
            <text:p text:style-name="P6"><text:span text:style-name="T4">Croati</text:span><text:span text:style-name="T4">a</text:span></text:p>
          </draw:text-box>
        </draw:frame>
        <draw:path draw:style-name="gr19" draw:text-style-name="P16" draw:layer="layout" svg:width="3.251cm" svg:height="1.262cm" svg:x="20.167cm" svg:y="13.55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2.372cm" svg:height="0.738cm" svg:x="20.882cm" svg:y="5.312cm">
          <draw:text-box>
            <text:p text:style-name="P6"><text:span text:style-name="T4">Scotl</text:span><text:span text:style-name="T4">nd</text:span></text:p>
          </draw:text-box>
        </draw:frame>
        <draw:path draw:style-name="gr19" draw:text-style-name="P16" draw:layer="layout" svg:width="3.251cm" svg:height="1.262cm" svg:x="15.303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2.318cm" svg:height="0.738cm" svg:x="20.848cm" svg:y="13.807cm">
          <draw:text-box>
            <text:p text:style-name="P6"><text:span text:style-name="T4">Finlan</text:span><text:span text:style-name="T4">d</text:span></text:p>
          </draw:text-box>
        </draw:frame>
        <draw:path draw:style-name="gr19" draw:text-style-name="P16" draw:layer="layout" svg:width="3.251cm" svg:height="1.258cm" svg:x="15.303cm" svg:y="9.52cm" svg:viewBox="0 0 3252 1259" svg:d="M0 210c0-116 94-210 210-210h2833c115 0 209 94 209 210v838c0 116-94 211-209 211h-2833c-116 0-210-95-210-211z">
          <text:p/>
        </draw:path>
        <draw:frame draw:style-name="gr9" draw:text-style-name="P7" draw:layer="layout" svg:width="2.762cm" svg:height="0.738cm" svg:x="16.019cm" svg:y="7.883cm">
          <draw:text-box>
            <text:p text:style-name="P6"><text:span text:style-name="T4">Scotl</text:span><text:span text:style-name="T4">and</text:span></text:p>
          </draw:text-box>
        </draw:frame>
        <draw:frame draw:style-name="gr9" draw:text-style-name="P7" draw:layer="layout" svg:width="2.225cm" svg:height="0.653cm" svg:x="16.006cm" svg:y="9.773cm">
          <draw:text-box>
            <text:p text:style-name="P6"><text:span text:style-name="T5">Swede</text:span><text:span text:style-name="T5">n</text:span></text:p>
          </draw:text-box>
        </draw:frame>
        <draw:frame draw:style-name="gr9" draw:text-style-name="P7" draw:layer="layout" svg:width="4.32cm" svg:height="0.738cm" svg:x="1.485cm" svg:y="0.75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2cm" svg:height="0.738cm" svg:x="28.829cm" svg:y="1.027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54cm" svg:height="0.738cm" svg:x="5.544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9" draw:text-style-name="P7" draw:layer="layout" svg:width="4.354cm" svg:height="0.738cm" svg:x="24.445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15" draw:text-style-name="P7" draw:layer="layout" svg:width="3.334cm" svg:height="0.738cm" svg:x="10.08cm" svg:y="2.774cm">
          <draw:text-box>
            <text:p text:style-name="P6"><text:span text:style-name="T6">Semi</text:span><text:span text:style-name="T6">final</text:span></text:p>
          </draw:text-box>
        </draw:frame>
        <draw:frame draw:style-name="gr15" draw:text-style-name="P7" draw:layer="layout" svg:width="3.334cm" svg:height="0.738cm" svg:x="20.564cm" svg:y="2.774cm">
          <draw:text-box>
            <text:p text:style-name="P6"><text:span text:style-name="T6">Semi</text:span><text:span text:style-name="T6">final</text:span></text:p>
          </draw:text-box>
        </draw:frame>
        <draw:path draw:style-name="gr22" draw:text-style-name="P19" draw:layer="layout" svg:width="1.832cm" svg:height="2.065cm" svg:x="16.021cm" svg:y="13.783cm" svg:viewBox="0 0 1833 2066" svg:d="M1568 995c-91 94-177 154-367 175 50-50 107-99 157-160 22-23 61-76 61-78 45-74 71-157 71-249v-340h183v398c3 5 8 136-105 254zM267 995c-115-118-110-249-110-254v-401h184v341c0 91 26 175 70 248 0 3 39 58 60 79 53 60 108 110 157 159-183-21-272-81-361-172zM1833 733v-550h-340v-183h-577-575v183h-341v547c0 26 0 207 150 367 143 151 319 230 625 235 23 40 36 84 36 131v341h-130c-58 0-105 47-105 105h-131c-57 0-104 47-104 105v52h1152v-52c0-58-48-105-105-105h-132c0-58-47-105-105-105h-130v-338c0-47 13-92 36-131 306-5 483-87 626-236 150-157 150-340 150-366z">
          <text:p/>
        </draw:path>
        <draw:frame draw:style-name="gr9" draw:text-style-name="P7" draw:layer="layout" svg:width="1.746cm" svg:height="0.738cm" svg:x="16.298cm" svg:y="6.278cm">
          <draw:text-box>
            <text:p text:style-name="P6"><text:span text:style-name="T6">Final</text:span></text:p>
          </draw:text-box>
        </draw:frame>
        <draw:polygon draw:style-name="gr10" draw:text-style-name="P8" draw:layer="layout" svg:width="9.271cm" svg:height="1.113cm" svg:x="12.297cm" svg:y="0.571cm" svg:viewBox="0 0 9272 1114" draw:points="0,1114 9272,1114 9272,0 0,0">
          <text:p/>
        </draw:polygon>
        <draw:frame draw:style-name="gr9" draw:text-style-name="P7" draw:layer="layout" svg:width="3.008cm" svg:height="0.738cm" svg:x="15.833cm" svg:y="16.295cm">
          <draw:text-box>
            <text:p text:style-name="P6"><text:span text:style-name="T7">(Swe</text:span><text:span text:style-name="T7">den)</text:span></text:p>
          </draw:text-box>
        </draw:frame>
        <draw:frame draw:style-name="gr11" draw:text-style-name="P9" draw:layer="layout" svg:width="4.794cm" svg:height="0.822cm" svg:x="15.24cm" svg:y="0.704cm">
          <draw:text-box>
            <text:p text:style-name="P6"><text:span text:style-name="T3">Scen</text:span><text:span text:style-name="T3">ario </text:span><text:span text:style-name="T3">#1</text:span></text:p>
          </draw:text-box>
        </draw:frame>
      </draw:page>
      <draw:page draw:name="page4" draw:style-name="dp1" draw:master-page-name="master-page3">
        <draw:polygon draw:style-name="gr2" draw:text-style-name="P1" draw:layer="layout" svg:width="33.866cm" svg:height="19.05cm" svg:x="0cm" svg:y="-0.001cm" svg:viewBox="0 0 33867 19051" draw:points="0,19051 33867,19051 33867,0 0,0">
          <text:p/>
        </draw:polygon>
        <draw:path draw:style-name="gr19" draw:text-style-name="P16" draw:layer="layout" svg:width="3.251cm" svg:height="1.257cm" svg:x="28.909cm" svg:y="6.193cm" svg:viewBox="0 0 3252 1258" svg:d="M0 209c0-115 94-209 209-209h2834c115 0 209 94 209 209v840c0 115-94 209-209 209h-2834c-115 0-209-94-209-209z">
          <text:p/>
        </draw:path>
        <draw:path draw:style-name="gr19" draw:text-style-name="P16" draw:layer="layout" svg:width="3.251cm" svg:height="1.262cm" svg:x="28.909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2.144cm" svg:height="0.738cm" svg:x="29.657cm" svg:y="6.447cm">
          <draw:text-box>
            <text:p text:style-name="P6"><text:span text:style-name="T4">Polan</text:span><text:span text:style-name="T4">d</text:span></text:p>
          </draw:text-box>
        </draw:frame>
        <draw:path draw:style-name="gr19" draw:text-style-name="P16" draw:layer="layout" svg:width="3.251cm" svg:height="1.261cm" svg:x="28.833cm" svg:y="2.286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305cm" svg:height="0.738cm" svg:x="29.615cm" svg:y="7.883cm">
          <draw:text-box>
            <text:p text:style-name="P6"><text:span text:style-name="T4">Croati</text:span><text:span text:style-name="T4">a</text:span></text:p>
          </draw:text-box>
        </draw:frame>
        <draw:path draw:style-name="gr19" draw:text-style-name="P16" draw:layer="layout" svg:width="3.251cm" svg:height="1.257cm" svg:x="28.833cm" svg:y="3.725cm" svg:viewBox="0 0 3252 1258" svg:d="M0 209c0-115 94-209 209-209h2833c116 0 210 94 210 209v840c0 115-94 209-210 209h-2833c-115 0-209-94-209-209z">
          <text:p/>
        </draw:path>
        <draw:frame draw:style-name="gr9" draw:text-style-name="P7" draw:layer="layout" svg:width="2.508cm" svg:height="0.738cm" svg:x="29.442cm" svg:y="2.54cm">
          <draw:text-box>
            <text:p text:style-name="P6"><text:span text:style-name="T4">Swed</text:span><text:span text:style-name="T4">en</text:span></text:p>
          </draw:text-box>
        </draw:frame>
        <draw:frame draw:style-name="gr9" draw:text-style-name="P7" draw:layer="layout" svg:width="2.123cm" svg:height="0.738cm" svg:x="29.717cm" svg:y="3.596cm">
          <draw:text-box>
            <text:p text:style-name="P6"><text:span text:style-name="T4">Czech </text:span></text:p>
          </draw:text-box>
        </draw:frame>
        <draw:path draw:style-name="gr19" draw:text-style-name="P16" draw:layer="layout" svg:width="3.251cm" svg:height="1.258cm" svg:x="28.96cm" svg:y="10.553cm" svg:viewBox="0 0 3252 1259" svg:d="M0 211c0-117 94-211 209-211h2833c116 0 210 94 210 211v838c0 116-94 210-210 210h-2833c-115 0-209-94-209-210z">
          <text:p/>
        </draw:path>
        <draw:frame draw:style-name="gr9" draw:text-style-name="P7" draw:layer="layout" svg:width="2.741cm" svg:height="0.738cm" svg:x="29.362cm" svg:y="4.358cm">
          <draw:text-box>
            <text:p text:style-name="P6"><text:span text:style-name="T4">Repu</text:span><text:span text:style-name="T4">blic</text:span></text:p>
          </draw:text-box>
        </draw:frame>
        <draw:path draw:style-name="gr19" draw:text-style-name="P16" draw:layer="layout" svg:width="3.251cm" svg:height="1.262cm" svg:x="28.96cm" svg:y="11.988cm" svg:viewBox="0 0 3252 1263" svg:d="M0 211c0-117 94-211 210-211h2832c116 0 210 94 210 211v841c0 116-94 211-210 211h-2832c-116 0-210-95-210-211z">
          <text:p/>
        </draw:path>
        <draw:frame draw:style-name="gr9" draw:text-style-name="P7" draw:layer="layout" svg:width="2.157cm" svg:height="0.738cm" svg:x="29.729cm" svg:y="10.807cm">
          <draw:text-box>
            <text:p text:style-name="P6"><text:span text:style-name="T4">Franc</text:span><text:span text:style-name="T4">e</text:span></text:p>
          </draw:text-box>
        </draw:frame>
        <draw:path draw:style-name="gr19" draw:text-style-name="P16" draw:layer="layout" svg:width="3.251cm" svg:height="1.257cm" svg:x="29.036cm" svg:y="14.761cm" svg:viewBox="0 0 3252 1258" svg:d="M0 210c0-116 94-210 209-210h2834c115 0 209 94 209 210v839c0 116-94 209-209 209h-2834c-115 0-209-93-209-209z">
          <text:p/>
        </draw:path>
        <draw:frame draw:style-name="gr15" draw:text-style-name="P7" draw:layer="layout" svg:width="2.606cm" svg:height="0.738cm" svg:x="29.543cm" svg:y="12.242cm">
          <draw:text-box>
            <text:p text:style-name="P6"><text:span text:style-name="T4">Belgi</text:span><text:span text:style-name="T4">um</text:span></text:p>
          </draw:text-box>
        </draw:frame>
        <draw:path draw:style-name="gr19" draw:text-style-name="P16" draw:layer="layout" svg:width="3.251cm" svg:height="1.262cm" svg:x="29.036cm" svg:y="16.196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58cm" svg:height="0.738cm" svg:x="29.635cm" svg:y="15.016cm">
          <draw:text-box>
            <text:p text:style-name="P6"><text:span text:style-name="T4">Engla</text:span><text:span text:style-name="T4">nd</text:span></text:p>
          </draw:text-box>
        </draw:frame>
        <draw:path draw:style-name="gr19" draw:text-style-name="P16" draw:layer="layout" svg:width="3.247cm" svg:height="1.258cm" svg:x="24.451cm" svg:y="3.043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1.382cm" svg:height="0.738cm" svg:x="30.113cm" svg:y="16.452cm">
          <draw:text-box>
            <text:p text:style-name="P6"><text:span text:style-name="T4">Italy</text:span></text:p>
          </draw:text-box>
        </draw:frame>
        <draw:frame draw:style-name="gr9" draw:text-style-name="P7" draw:layer="layout" svg:width="2.123cm" svg:height="0.738cm" svg:x="25.332cm" svg:y="2.915cm">
          <draw:text-box>
            <text:p text:style-name="P6"><text:span text:style-name="T4">Czech </text:span></text:p>
          </draw:text-box>
        </draw:frame>
        <draw:path draw:style-name="gr19" draw:text-style-name="P16" draw:layer="layout" svg:width="3.247cm" svg:height="1.258cm" svg:x="24.451cm" svg:y="6.798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2.741cm" svg:height="0.738cm" svg:x="24.976cm" svg:y="3.677cm">
          <draw:text-box>
            <text:p text:style-name="P6"><text:span text:style-name="T4">Repu</text:span><text:span text:style-name="T4">blic</text:span></text:p>
          </draw:text-box>
        </draw:frame>
        <draw:path draw:style-name="gr19" draw:text-style-name="P16" draw:layer="layout" svg:width="3.247cm" svg:height="1.261cm" svg:x="24.451cm" svg:y="11.307cm" svg:viewBox="0 0 3248 1262" svg:d="M0 210c0-116 94-210 210-210h2827c117 0 211 94 211 210v842c0 116-94 210-211 210h-2827c-116 0-210-94-210-210z">
          <text:p/>
        </draw:path>
        <draw:frame draw:style-name="gr9" draw:text-style-name="P7" draw:layer="layout" svg:width="2.305cm" svg:height="0.738cm" svg:x="25.154cm" svg:y="7.051cm">
          <draw:text-box>
            <text:p text:style-name="P6"><text:span text:style-name="T4">Croati</text:span><text:span text:style-name="T4">a</text:span></text:p>
          </draw:text-box>
        </draw:frame>
        <draw:path draw:style-name="gr19" draw:text-style-name="P16" draw:layer="layout" svg:width="3.247cm" svg:height="1.261cm" svg:x="24.451cm" svg:y="15.515cm" svg:viewBox="0 0 3248 1262" svg:d="M0 210c0-116 94-210 210-210h2827c117 0 211 94 211 210v842c0 116-94 210-211 210h-2827c-116 0-210-94-210-210z">
          <text:p/>
        </draw:path>
        <draw:frame draw:style-name="gr9" draw:text-style-name="P7" draw:layer="layout" svg:width="2.157cm" svg:height="0.738cm" svg:x="25.218cm" svg:y="11.563cm">
          <draw:text-box>
            <text:p text:style-name="P6"><text:span text:style-name="T4">Franc</text:span><text:span text:style-name="T4">e</text:span></text:p>
          </draw:text-box>
        </draw:frame>
        <draw:path draw:style-name="gr19" draw:text-style-name="P16" draw:layer="layout" svg:width="3.251cm" svg:height="1.262cm" svg:x="1.418cm" svg:y="6.04cm" svg:viewBox="0 0 3252 1263" svg:d="M0 211c0-116 94-211 211-211h2831c116 0 210 95 210 211v842c0 116-94 210-210 210h-2831c-117 0-211-94-211-210z">
          <text:p/>
        </draw:path>
        <draw:frame draw:style-name="gr9" draw:text-style-name="P7" draw:layer="layout" svg:width="1.382cm" svg:height="0.738cm" svg:x="25.527cm" svg:y="15.772cm">
          <draw:text-box>
            <text:p text:style-name="P6"><text:span text:style-name="T4">Italy</text:span></text:p>
          </draw:text-box>
        </draw:frame>
        <draw:frame draw:style-name="gr9" draw:text-style-name="P7" draw:layer="layout" svg:width="1.983cm" svg:height="0.738cm" svg:x="2.289cm" svg:y="5.533cm">
          <draw:text-box>
            <text:p text:style-name="P6"><text:span text:style-name="T4">North </text:span></text:p>
          </draw:text-box>
        </draw:frame>
        <draw:frame draw:style-name="gr9" draw:text-style-name="P7" draw:layer="layout" svg:width="3.046cm" svg:height="0.738cm" svg:x="1.756cm" svg:y="6.295cm">
          <draw:text-box>
            <text:p text:style-name="P6"><text:span text:style-name="T4">Mace</text:span><text:span text:style-name="T4">doni</text:span></text:p>
          </draw:text-box>
        </draw:frame>
        <draw:path draw:style-name="gr19" draw:text-style-name="P16" draw:layer="layout" svg:width="3.251cm" svg:height="1.261cm" svg:x="1.418cm" svg:y="7.476cm" svg:viewBox="0 0 3252 1262" svg:d="M0 210c0-116 94-210 211-210h2831c116 0 210 94 210 210v842c0 116-94 210-210 210h-2831c-117 0-211-94-211-210z">
          <text:p/>
        </draw:path>
        <draw:frame draw:style-name="gr15" draw:text-style-name="P7" draw:layer="layout" svg:width="0.635cm" svg:height="0.738cm" svg:x="2.891cm" svg:y="7.056cm">
          <draw:text-box>
            <text:p text:style-name="P6"><text:span text:style-name="T4">a</text:span></text:p>
          </draw:text-box>
        </draw:frame>
        <draw:path draw:style-name="gr19" draw:text-style-name="P16" draw:layer="layout" svg:width="3.252cm" svg:height="1.258cm" svg:x="1.341cm" svg:y="2.137cm" svg:viewBox="0 0 3253 1259" svg:d="M0 210c0-116 94-210 210-210h2833c116 0 210 94 210 210v839c0 116-94 210-210 210h-2833c-116 0-210-94-210-210z">
          <text:p/>
        </draw:path>
        <draw:frame draw:style-name="gr9" draw:text-style-name="P7" draw:layer="layout" svg:width="2.656cm" svg:height="0.738cm" svg:x="1.968cm" svg:y="7.732cm">
          <draw:text-box>
            <text:p text:style-name="P6"><text:span text:style-name="T4">Portu</text:span><text:span text:style-name="T4">gal</text:span></text:p>
          </draw:text-box>
        </draw:frame>
        <draw:path draw:style-name="gr19" draw:text-style-name="P16" draw:layer="layout" svg:width="3.252cm" svg:height="1.258cm" svg:x="1.341cm" svg:y="3.572cm" svg:viewBox="0 0 3253 1259" svg:d="M0 210c0-116 94-210 210-210h2833c116 0 210 94 210 210v839c0 116-94 210-210 210h-2833c-116 0-210-94-210-210z">
          <text:p/>
        </draw:path>
        <draw:frame draw:style-name="gr9" draw:text-style-name="P7" draw:layer="layout" svg:width="2.923cm" svg:height="0.738cm" svg:x="1.786cm" svg:y="2.389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52cm" svg:height="1.261cm" svg:x="1.468cm" svg:y="10.401cm" svg:viewBox="0 0 3253 1262" svg:d="M0 210c0-116 95-210 212-210h2830c116 0 211 94 211 210v842c0 116-95 210-211 210h-2830c-117 0-212-94-212-210z">
          <text:p/>
        </draw:path>
        <draw:frame draw:style-name="gr9" draw:text-style-name="P7" draw:layer="layout" svg:width="2.931cm" svg:height="0.738cm" svg:x="1.786cm" svg:y="3.825cm">
          <draw:text-box>
            <text:p text:style-name="P6"><text:span text:style-name="T4">Germ</text:span><text:span text:style-name="T4">any</text:span></text:p>
          </draw:text-box>
        </draw:frame>
        <draw:frame draw:style-name="gr9" draw:text-style-name="P7" draw:layer="layout" svg:width="2.906cm" svg:height="0.738cm" svg:x="1.933cm" svg:y="10.274cm">
          <draw:text-box>
            <text:p text:style-name="P6"><text:span text:style-name="T4">Switz</text:span><text:span text:style-name="T4">erla</text:span></text:p>
          </draw:text-box>
        </draw:frame>
        <draw:path draw:style-name="gr19" draw:text-style-name="P16" draw:layer="layout" svg:width="3.252cm" svg:height="1.261cm" svg:x="1.468cm" svg:y="11.836cm" svg:viewBox="0 0 3253 1262" svg:d="M0 211c0-117 95-211 212-211h2830c116 0 211 94 211 211v841c0 116-95 210-211 210h-2830c-117 0-212-94-212-210z">
          <text:p/>
        </draw:path>
        <draw:frame draw:style-name="gr9" draw:text-style-name="P7" draw:layer="layout" svg:width="0.806cm" svg:height="0.738cm" svg:x="2.758cm" svg:y="11.036cm">
          <draw:text-box>
            <text:p text:style-name="P6"><text:span text:style-name="T4">nd</text:span></text:p>
          </draw:text-box>
        </draw:frame>
        <draw:path draw:style-name="gr19" draw:text-style-name="P16" draw:layer="layout" svg:width="3.251cm" svg:height="1.261cm" svg:x="1.545cm" svg:y="14.609cm" svg:viewBox="0 0 3252 1262" svg:d="M0 210c0-116 95-210 211-210h2831c116 0 210 94 210 210v841c0 117-94 211-210 211h-2831c-116 0-211-94-211-211z">
          <text:p/>
        </draw:path>
        <draw:frame draw:style-name="gr9" draw:text-style-name="P7" draw:layer="layout" svg:width="2.072cm" svg:height="0.738cm" svg:x="2.28cm" svg:y="12.092cm">
          <draw:text-box>
            <text:p text:style-name="P6"><text:span text:style-name="T4">Russi</text:span><text:span text:style-name="T4">a</text:span></text:p>
          </draw:text-box>
        </draw:frame>
        <draw:path draw:style-name="gr19" draw:text-style-name="P16" draw:layer="layout" svg:width="3.251cm" svg:height="1.261cm" svg:x="1.545cm" svg:y="16.044cm" svg:viewBox="0 0 3252 1262" svg:d="M0 210c0-116 95-210 211-210h2831c116 0 210 94 210 210v842c0 116-94 210-210 210h-2831c-116 0-211-94-211-210z">
          <text:p/>
        </draw:path>
        <draw:frame draw:style-name="gr9" draw:text-style-name="P7" draw:layer="layout" svg:width="1.915cm" svg:height="0.738cm" svg:x="2.39cm" svg:y="14.864cm">
          <draw:text-box>
            <text:p text:style-name="P6"><text:span text:style-name="T4">Wale</text:span><text:span text:style-name="T4">s</text:span></text:p>
          </draw:text-box>
        </draw:frame>
        <draw:path draw:style-name="gr19" draw:text-style-name="P16" draw:layer="layout" svg:width="3.251cm" svg:height="1.262cm" svg:x="5.727cm" svg:y="2.916cm" svg:viewBox="0 0 3252 1263" svg:d="M0 211c0-117 94-211 210-211h2832c116 0 210 94 210 211v842c0 116-94 210-210 210h-2832c-116 0-210-94-210-210z">
          <text:p/>
        </draw:path>
        <draw:frame draw:style-name="gr9" draw:text-style-name="P7" draw:layer="layout" svg:width="2.457cm" svg:height="0.738cm" svg:x="2.17cm" svg:y="16.301cm">
          <draw:text-box>
            <text:p text:style-name="P6"><text:span text:style-name="T4">Ukrai</text:span><text:span text:style-name="T4">ne</text:span></text:p>
          </draw:text-box>
        </draw:frame>
        <draw:path draw:style-name="gr19" draw:text-style-name="P16" draw:layer="layout" svg:width="3.251cm" svg:height="1.262cm" svg:x="5.727cm" svg:y="6.671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923cm" svg:height="0.738cm" svg:x="6.171cm" svg:y="3.17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51cm" svg:height="1.261cm" svg:x="5.727cm" svg:y="11.18cm" svg:viewBox="0 0 3252 1262" svg:d="M0 210c0-116 94-210 210-210h2832c116 0 210 94 210 210v842c0 116-94 210-210 210h-2832c-116 0-210-94-210-210z">
          <text:p/>
        </draw:path>
        <draw:frame draw:style-name="gr15" draw:text-style-name="P7" draw:layer="layout" svg:width="2.656cm" svg:height="0.738cm" svg:x="6.277cm" svg:y="6.924cm">
          <draw:text-box>
            <text:p text:style-name="P6"><text:span text:style-name="T4">Portu</text:span><text:span text:style-name="T4">gal</text:span></text:p>
          </draw:text-box>
        </draw:frame>
        <draw:path draw:style-name="gr19" draw:text-style-name="P16" draw:layer="layout" svg:width="3.251cm" svg:height="1.261cm" svg:x="5.727cm" svg:y="15.388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072cm" svg:height="0.738cm" svg:x="6.54cm" svg:y="11.437cm">
          <draw:text-box>
            <text:p text:style-name="P6"><text:span text:style-name="T4">Russi</text:span><text:span text:style-name="T4">a</text:span></text:p>
          </draw:text-box>
        </draw:frame>
        <draw:path draw:style-name="gr19" draw:text-style-name="P16" draw:layer="layout" svg:width="3.252cm" svg:height="1.262cm" svg:x="9.558cm" svg:y="4.931cm" svg:viewBox="0 0 3253 1263" svg:d="M0 211c0-116 95-211 211-211h2831c116 0 211 95 211 211v842c0 116-95 210-211 210h-2831c-116 0-211-94-211-210z">
          <text:p/>
        </draw:path>
        <draw:frame draw:style-name="gr9" draw:text-style-name="P7" draw:layer="layout" svg:width="2.457cm" svg:height="0.738cm" svg:x="6.354cm" svg:y="15.646cm">
          <draw:text-box>
            <text:p text:style-name="P6"><text:span text:style-name="T4">Ukrai</text:span><text:span text:style-name="T4">ne</text:span></text:p>
          </draw:text-box>
        </draw:frame>
        <draw:path draw:style-name="gr19" draw:text-style-name="P16" draw:layer="layout" svg:width="3.252cm" svg:height="1.262cm" svg:x="9.558cm" svg:y="13.423cm" svg:viewBox="0 0 3253 1263" svg:d="M0 211c0-116 95-211 211-211h2831c116 0 211 95 211 211v841c0 117-95 211-211 211h-2831c-116 0-211-94-211-211z">
          <text:p/>
        </draw:path>
        <draw:frame draw:style-name="gr15" draw:text-style-name="P7" draw:layer="layout" svg:width="2.923cm" svg:height="0.738cm" svg:x="10.002cm" svg:y="5.185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51cm" svg:height="1.262cm" svg:x="20.167cm" svg:y="5.058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2.072cm" svg:height="0.738cm" svg:x="10.184cm" svg:y="13.68cm">
          <draw:text-box>
            <text:p text:style-name="P6"><text:span text:style-name="T4">Russi</text:span><text:span text:style-name="T4">a</text:span></text:p>
          </draw:text-box>
        </draw:frame>
        <draw:path draw:style-name="gr19" draw:text-style-name="P16" draw:layer="layout" svg:width="3.251cm" svg:height="1.262cm" svg:x="20.167cm" svg:y="13.55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2.305cm" svg:height="0.738cm" svg:x="20.87cm" svg:y="5.312cm">
          <draw:text-box>
            <text:p text:style-name="P6"><text:span text:style-name="T4">Croati</text:span><text:span text:style-name="T4">a</text:span></text:p>
          </draw:text-box>
        </draw:frame>
        <draw:path draw:style-name="gr19" draw:text-style-name="P16" draw:layer="layout" svg:width="3.251cm" svg:height="1.262cm" svg:x="15.303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1.382cm" svg:height="0.738cm" svg:x="21.242cm" svg:y="13.806cm">
          <draw:text-box>
            <text:p text:style-name="P6"><text:span text:style-name="T4">Italy</text:span></text:p>
          </draw:text-box>
        </draw:frame>
        <draw:path draw:style-name="gr19" draw:text-style-name="P16" draw:layer="layout" svg:width="3.251cm" svg:height="1.258cm" svg:x="15.303cm" svg:y="9.52cm" svg:viewBox="0 0 3252 1259" svg:d="M0 210c0-116 94-210 210-210h2833c115 0 209 94 209 210v838c0 116-94 211-209 211h-2833c-116 0-210-95-210-211z">
          <text:p/>
        </draw:path>
        <draw:frame draw:style-name="gr9" draw:text-style-name="P7" draw:layer="layout" svg:width="2.072cm" svg:height="0.738cm" svg:x="16.006cm" svg:y="7.883cm">
          <draw:text-box>
            <text:p text:style-name="P6"><text:span text:style-name="T4">Russi</text:span><text:span text:style-name="T4">a</text:span></text:p>
          </draw:text-box>
        </draw:frame>
        <draw:frame draw:style-name="gr9" draw:text-style-name="P7" draw:layer="layout" svg:width="1.382cm" svg:height="0.738cm" svg:x="16.379cm" svg:y="9.773cm">
          <draw:text-box>
            <text:p text:style-name="P6"><text:span text:style-name="T4">Italy</text:span></text:p>
          </draw:text-box>
        </draw:frame>
        <draw:frame draw:style-name="gr9" draw:text-style-name="P7" draw:layer="layout" svg:width="4.32cm" svg:height="0.738cm" svg:x="1.485cm" svg:y="0.75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2cm" svg:height="0.738cm" svg:x="28.829cm" svg:y="1.027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54cm" svg:height="0.738cm" svg:x="5.544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9" draw:text-style-name="P7" draw:layer="layout" svg:width="4.354cm" svg:height="0.738cm" svg:x="24.445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15" draw:text-style-name="P7" draw:layer="layout" svg:width="3.334cm" svg:height="0.738cm" svg:x="10.08cm" svg:y="2.774cm">
          <draw:text-box>
            <text:p text:style-name="P6"><text:span text:style-name="T6">Semi</text:span><text:span text:style-name="T6">final</text:span></text:p>
          </draw:text-box>
        </draw:frame>
        <draw:frame draw:style-name="gr15" draw:text-style-name="P7" draw:layer="layout" svg:width="3.334cm" svg:height="0.738cm" svg:x="20.564cm" svg:y="2.774cm">
          <draw:text-box>
            <text:p text:style-name="P6"><text:span text:style-name="T6">Semi</text:span><text:span text:style-name="T6">final</text:span></text:p>
          </draw:text-box>
        </draw:frame>
        <draw:path draw:style-name="gr22" draw:text-style-name="P19" draw:layer="layout" svg:width="1.832cm" svg:height="2.065cm" svg:x="16.021cm" svg:y="13.783cm" svg:viewBox="0 0 1833 2066" svg:d="M1568 995c-91 94-177 154-367 175 50-50 107-99 157-160 22-23 61-76 61-78 45-74 71-157 71-249v-340h183v398c3 5 8 136-105 254zM267 995c-115-118-110-249-110-254v-401h184v341c0 91 26 175 70 248 0 3 39 58 60 79 53 60 108 110 157 159-183-21-272-81-361-172zM1833 733v-550h-340v-183h-577-575v183h-341v547c0 26 0 207 150 367 143 151 319 230 625 235 23 40 36 84 36 131v341h-130c-58 0-105 47-105 105h-131c-57 0-104 47-104 105v52h1152v-52c0-58-48-105-105-105h-132c0-58-47-105-105-105h-130v-338c0-47 13-92 36-131 306-5 483-87 626-236 150-157 150-340 150-366z">
          <text:p/>
        </draw:path>
        <draw:frame draw:style-name="gr9" draw:text-style-name="P7" draw:layer="layout" svg:width="1.746cm" svg:height="0.738cm" svg:x="16.298cm" svg:y="6.278cm">
          <draw:text-box>
            <text:p text:style-name="P6"><text:span text:style-name="T6">Final</text:span></text:p>
          </draw:text-box>
        </draw:frame>
        <draw:polygon draw:style-name="gr10" draw:text-style-name="P8" draw:layer="layout" svg:width="9.271cm" svg:height="1.113cm" svg:x="12.297cm" svg:y="0.571cm" svg:viewBox="0 0 9272 1114" draw:points="0,1114 9272,1114 9272,0 0,0">
          <text:p/>
        </draw:polygon>
        <draw:frame draw:style-name="gr9" draw:text-style-name="P7" draw:layer="layout" svg:width="2.305cm" svg:height="0.738cm" svg:x="16.153cm" svg:y="16.296cm">
          <draw:text-box>
            <text:p text:style-name="P6"><text:span text:style-name="T7">Croati</text:span><text:span text:style-name="T7">a</text:span></text:p>
          </draw:text-box>
        </draw:frame>
        <draw:frame draw:style-name="gr11" draw:text-style-name="P9" draw:layer="layout" svg:width="4.794cm" svg:height="0.822cm" svg:x="15.24cm" svg:y="0.704cm">
          <draw:text-box>
            <text:p text:style-name="P6"><text:span text:style-name="T3">Scen</text:span><text:span text:style-name="T3">ario </text:span><text:span text:style-name="T3">#2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33.866cm" svg:height="19.05cm" draw:transform="skewX (0.00314159265358979) translate (2.9384090646789E-016cm -0.001cm)" svg:viewBox="0 0 33867 19051" draw:points="0,19051 33867,19051 33867,0 0,0">
          <text:p>)</text:p>
        </draw:polygon>
        <draw:path draw:style-name="gr19" draw:text-style-name="P16" draw:layer="layout" svg:width="3.251cm" svg:height="1.257cm" svg:x="28.909cm" svg:y="6.193cm" svg:viewBox="0 0 3252 1258" svg:d="M0 209c0-115 94-209 209-209h2834c115 0 209 94 209 209v840c0 115-94 209-209 209h-2834c-115 0-209-94-209-209z">
          <text:p/>
        </draw:path>
        <draw:path draw:style-name="gr19" draw:text-style-name="P16" draw:layer="layout" svg:width="3.251cm" svg:height="1.262cm" svg:x="28.909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2.144cm" svg:height="0.738cm" svg:x="29.657cm" svg:y="6.447cm">
          <draw:text-box>
            <text:p text:style-name="P6"><text:span text:style-name="T4">Polan</text:span><text:span text:style-name="T4">d</text:span></text:p>
          </draw:text-box>
        </draw:frame>
        <draw:frame draw:style-name="gr9" draw:text-style-name="P7" draw:layer="layout" svg:width="2.906cm" svg:height="0.738cm" svg:x="29.378cm" svg:y="7.502cm">
          <draw:text-box>
            <text:p text:style-name="P6"><text:span text:style-name="T4">Switz</text:span><text:span text:style-name="T4">erla</text:span></text:p>
          </draw:text-box>
        </draw:frame>
        <draw:path draw:style-name="gr19" draw:text-style-name="P16" draw:layer="layout" svg:width="3.251cm" svg:height="1.262cm" svg:x="28.909cm" svg:y="2.408cm" svg:viewBox="0 0 3252 1263" svg:d="M0 211c0-117 94-211 210-211h2832c116 0 210 94 210 211v842c0 116-94 210-210 210h-2832c-116 0-210-94-210-210z">
          <text:p/>
        </draw:path>
        <draw:frame draw:style-name="gr9" draw:text-style-name="P7" draw:layer="layout" svg:width="0.806cm" svg:height="0.738cm" svg:x="30.203cm" svg:y="8.264cm">
          <draw:text-box>
            <text:p text:style-name="P6"><text:span text:style-name="T4">nd</text:span></text:p>
          </draw:text-box>
        </draw:frame>
        <draw:path draw:style-name="gr19" draw:text-style-name="P16" draw:layer="layout" svg:width="3.251cm" svg:height="1.257cm" svg:x="28.833cm" svg:y="3.725cm" svg:viewBox="0 0 3252 1258" svg:d="M0 209c0-115 94-209 209-209h2833c116 0 210 94 210 209v840c0 115-94 209-210 209h-2833c-115 0-209-94-209-209z">
          <text:p/>
        </draw:path>
        <draw:frame draw:style-name="gr9" draw:text-style-name="P7" draw:layer="layout" svg:width="2.762cm" svg:height="0.738cm" svg:x="29.428cm" svg:y="2.663cm">
          <draw:text-box>
            <text:p text:style-name="P6"><text:span text:style-name="T4">Scotl</text:span><text:span text:style-name="T4">and</text:span></text:p>
          </draw:text-box>
        </draw:frame>
        <draw:frame draw:style-name="gr9" draw:text-style-name="P7" draw:layer="layout" svg:width="3.139cm" svg:height="0.738cm" svg:x="29.167cm" svg:y="3.596cm">
          <draw:text-box>
            <text:p text:style-name="P6"><text:span text:style-name="T4">Nethe</text:span><text:span text:style-name="T4">rlan</text:span></text:p>
          </draw:text-box>
        </draw:frame>
        <draw:path draw:style-name="gr19" draw:text-style-name="P16" draw:layer="layout" svg:width="3.251cm" svg:height="1.258cm" svg:x="28.96cm" svg:y="10.553cm" svg:viewBox="0 0 3252 1259" svg:d="M0 211c0-117 94-211 209-211h2833c116 0 210 94 210 211v838c0 116-94 210-210 210h-2833c-115 0-209-94-209-210z">
          <text:p/>
        </draw:path>
        <draw:frame draw:style-name="gr9" draw:text-style-name="P7" draw:layer="layout" svg:width="0.734cm" svg:height="0.738cm" svg:x="30.17cm" svg:y="4.358cm">
          <draw:text-box>
            <text:p text:style-name="P6"><text:span text:style-name="T4">ds</text:span></text:p>
          </draw:text-box>
        </draw:frame>
        <draw:path draw:style-name="gr19" draw:text-style-name="P16" draw:layer="layout" svg:width="3.251cm" svg:height="1.262cm" svg:x="28.96cm" svg:y="11.988cm" svg:viewBox="0 0 3252 1263" svg:d="M0 211c0-117 94-211 210-211h2832c116 0 210 94 210 211v841c0 116-94 211-210 211h-2832c-116 0-210-95-210-211z">
          <text:p/>
        </draw:path>
        <draw:frame draw:style-name="gr9" draw:text-style-name="P7" draw:layer="layout" svg:width="2.656cm" svg:height="0.738cm" svg:x="29.513cm" svg:y="10.807cm">
          <draw:text-box>
            <text:p text:style-name="P6"><text:span text:style-name="T4">Portu</text:span><text:span text:style-name="T4">gal</text:span></text:p>
          </draw:text-box>
        </draw:frame>
        <draw:path draw:style-name="gr19" draw:text-style-name="P16" draw:layer="layout" svg:width="3.251cm" svg:height="1.257cm" svg:x="29.036cm" svg:y="14.761cm" svg:viewBox="0 0 3252 1258" svg:d="M0 210c0-116 94-210 209-210h2834c115 0 209 94 209 210v839c0 116-94 209-209 209h-2834c-115 0-209-93-209-209z">
          <text:p/>
        </draw:path>
        <draw:frame draw:style-name="gr15" draw:text-style-name="P7" draw:layer="layout" svg:width="2.508cm" svg:height="0.738cm" svg:x="29.568cm" svg:y="12.242cm">
          <draw:text-box>
            <text:p text:style-name="P6"><text:span text:style-name="T4">Swed</text:span><text:span text:style-name="T4">en</text:span></text:p>
          </draw:text-box>
        </draw:frame>
        <draw:path draw:style-name="gr19" draw:text-style-name="P16" draw:layer="layout" svg:width="3.251cm" svg:height="1.262cm" svg:x="29.036cm" svg:y="16.196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457cm" svg:height="0.738cm" svg:x="29.665cm" svg:y="15.016cm">
          <draw:text-box>
            <text:p text:style-name="P6"><text:span text:style-name="T4">Ukrai</text:span><text:span text:style-name="T4">ne</text:span></text:p>
          </draw:text-box>
        </draw:frame>
        <draw:path draw:style-name="gr19" draw:text-style-name="P16" draw:layer="layout" svg:width="3.247cm" svg:height="1.258cm" svg:x="24.451cm" svg:y="3.043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2.072cm" svg:height="0.738cm" svg:x="29.851cm" svg:y="16.452cm">
          <draw:text-box>
            <text:p text:style-name="P6"><text:span text:style-name="T4">Russi</text:span><text:span text:style-name="T4">a</text:span></text:p>
          </draw:text-box>
        </draw:frame>
        <draw:path draw:style-name="gr19" draw:text-style-name="P16" draw:layer="layout" svg:width="3.247cm" svg:height="1.258cm" svg:x="24.451cm" svg:y="6.798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2.762cm" svg:height="0.738cm" svg:x="24.968cm" svg:y="3.296cm">
          <draw:text-box>
            <text:p text:style-name="P6"><text:span text:style-name="T4">Scotl</text:span><text:span text:style-name="T4">and</text:span></text:p>
          </draw:text-box>
        </draw:frame>
        <draw:path draw:style-name="gr19" draw:text-style-name="P16" draw:layer="layout" svg:width="3.247cm" svg:height="1.261cm" svg:x="24.451cm" svg:y="11.307cm" svg:viewBox="0 0 3248 1262" svg:d="M0 210c0-116 94-210 210-210h2827c117 0 211 94 211 210v842c0 116-94 210-211 210h-2827c-116 0-210-94-210-210z">
          <text:p/>
        </draw:path>
        <draw:frame draw:style-name="gr9" draw:text-style-name="P7" draw:layer="layout" svg:width="2.144cm" svg:height="0.738cm" svg:x="25.197cm" svg:y="7.051cm">
          <draw:text-box>
            <text:p text:style-name="P6"><text:span text:style-name="T4">Polan</text:span><text:span text:style-name="T4">d</text:span></text:p>
          </draw:text-box>
        </draw:frame>
        <draw:path draw:style-name="gr19" draw:text-style-name="P16" draw:layer="layout" svg:width="3.247cm" svg:height="1.261cm" svg:x="24.451cm" svg:y="15.515cm" svg:viewBox="0 0 3248 1262" svg:d="M0 210c0-116 94-210 210-210h2827c117 0 211 94 211 210v842c0 116-94 210-211 210h-2827c-116 0-210-94-210-210z">
          <text:p/>
        </draw:path>
        <draw:frame draw:style-name="gr9" draw:text-style-name="P7" draw:layer="layout" svg:width="2.656cm" svg:height="0.738cm" svg:x="25.002cm" svg:y="11.563cm">
          <draw:text-box>
            <text:p text:style-name="P6"><text:span text:style-name="T4">Portu</text:span><text:span text:style-name="T4">gal</text:span></text:p>
          </draw:text-box>
        </draw:frame>
        <draw:path draw:style-name="gr19" draw:text-style-name="P16" draw:layer="layout" svg:width="3.251cm" svg:height="1.262cm" svg:x="1.418cm" svg:y="6.04cm" svg:viewBox="0 0 3252 1263" svg:d="M0 211c0-116 94-211 211-211h2831c116 0 210 95 210 211v842c0 116-94 210-210 210h-2831c-117 0-211-94-211-210z">
          <text:p/>
        </draw:path>
        <draw:frame draw:style-name="gr9" draw:text-style-name="P7" draw:layer="layout" svg:width="2.457cm" svg:height="0.738cm" svg:x="25.078cm" svg:y="15.772cm">
          <draw:text-box>
            <text:p text:style-name="P6"><text:span text:style-name="T4">Ukrai</text:span><text:span text:style-name="T4">ne</text:span></text:p>
          </draw:text-box>
        </draw:frame>
        <draw:path draw:style-name="gr19" draw:text-style-name="P16" draw:layer="layout" svg:width="3.251cm" svg:height="1.261cm" svg:x="1.418cm" svg:y="7.476cm" svg:viewBox="0 0 3252 1262" svg:d="M0 210c0-116 94-210 211-210h2831c116 0 210 94 210 210v842c0 116-94 210-210 210h-2831c-117 0-211-94-211-210z">
          <text:p/>
        </draw:path>
        <draw:frame draw:style-name="gr9" draw:text-style-name="P7" draw:layer="layout" svg:width="2.191cm" svg:height="0.738cm" svg:x="2.196cm" svg:y="6.295cm">
          <draw:text-box>
            <text:p text:style-name="P6"><text:span text:style-name="T4">Turke</text:span><text:span text:style-name="T4">y</text:span></text:p>
          </draw:text-box>
        </draw:frame>
        <draw:path draw:style-name="gr19" draw:text-style-name="P16" draw:layer="layout" svg:width="3.252cm" svg:height="1.258cm" svg:x="1.341cm" svg:y="2.137cm" svg:viewBox="0 0 3253 1259" svg:d="M0 210c0-116 94-210 210-210h2833c116 0 210 94 210 210v839c0 116-94 210-210 210h-2833c-116 0-210-94-210-210z">
          <text:p/>
        </draw:path>
        <draw:frame draw:style-name="gr9" draw:text-style-name="P7" draw:layer="layout" svg:width="2.25cm" svg:height="0.738cm" svg:x="2.133cm" svg:y="7.732cm">
          <draw:text-box>
            <text:p text:style-name="P6"><text:span text:style-name="T4">Austri</text:span><text:span text:style-name="T4">a</text:span></text:p>
          </draw:text-box>
        </draw:frame>
        <draw:path draw:style-name="gr19" draw:text-style-name="P16" draw:layer="layout" svg:width="3.252cm" svg:height="1.258cm" svg:x="1.341cm" svg:y="3.572cm" svg:viewBox="0 0 3253 1259" svg:d="M0 210c0-116 94-210 210-210h2833c116 0 210 94 210 210v839c0 116-94 210-210 210h-2833c-116 0-210-94-210-210z">
          <text:p/>
        </draw:path>
        <draw:frame draw:style-name="gr9" draw:text-style-name="P7" draw:layer="layout" svg:width="2.157cm" svg:height="0.738cm" svg:x="2.107cm" svg:y="2.389cm">
          <draw:text-box>
            <text:p text:style-name="P6"><text:span text:style-name="T4">Franc</text:span><text:span text:style-name="T4">e</text:span></text:p>
          </draw:text-box>
        </draw:frame>
        <draw:frame draw:style-name="gr9" draw:text-style-name="P7" draw:layer="layout" svg:width="2.123cm" svg:height="0.738cm" svg:x="2.222cm" svg:y="3.444cm">
          <draw:text-box>
            <text:p text:style-name="P6"><text:span text:style-name="T4">Czech </text:span></text:p>
          </draw:text-box>
        </draw:frame>
        <draw:path draw:style-name="gr19" draw:text-style-name="P16" draw:layer="layout" svg:width="3.252cm" svg:height="1.261cm" svg:x="1.468cm" svg:y="10.401cm" svg:viewBox="0 0 3253 1262" svg:d="M0 210c0-116 95-210 212-210h2830c116 0 211 94 211 210v842c0 116-95 210-211 210h-2830c-117 0-212-94-212-210z">
          <text:p/>
        </draw:path>
        <draw:frame draw:style-name="gr9" draw:text-style-name="P7" draw:layer="layout" svg:width="2.741cm" svg:height="0.738cm" svg:x="1.866cm" svg:y="4.206cm">
          <draw:text-box>
            <text:p text:style-name="P6"><text:span text:style-name="T4">Repu</text:span><text:span text:style-name="T4">blic</text:span></text:p>
          </draw:text-box>
        </draw:frame>
        <draw:path draw:style-name="gr19" draw:text-style-name="P16" draw:layer="layout" svg:width="3.252cm" svg:height="1.261cm" svg:x="1.468cm" svg:y="11.836cm" svg:viewBox="0 0 3253 1262" svg:d="M0 211c0-117 95-211 212-211h2830c116 0 211 94 211 211v841c0 116-95 210-211 210h-2830c-117 0-212-94-212-210z">
          <text:p/>
        </draw:path>
        <draw:frame draw:style-name="gr9" draw:text-style-name="P7" draw:layer="layout" svg:width="2.923cm" svg:height="0.738cm" svg:x="1.912cm" svg:y="10.655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51cm" svg:height="1.261cm" svg:x="1.545cm" svg:y="14.609cm" svg:viewBox="0 0 3252 1262" svg:d="M0 210c0-116 95-210 211-210h2831c116 0 210 94 210 210v841c0 117-94 211-210 211h-2831c-116 0-211-94-211-211z">
          <text:p/>
        </draw:path>
        <draw:frame draw:style-name="gr9" draw:text-style-name="P7" draw:layer="layout" svg:width="2.673cm" svg:height="0.738cm" svg:x="2.051cm" svg:y="12.092cm">
          <draw:text-box>
            <text:p text:style-name="P6"><text:span text:style-name="T4">Slova</text:span><text:span text:style-name="T4">kia</text:span></text:p>
          </draw:text-box>
        </draw:frame>
        <draw:path draw:style-name="gr19" draw:text-style-name="P16" draw:layer="layout" svg:width="3.251cm" svg:height="1.261cm" svg:x="1.545cm" svg:y="16.044cm" svg:viewBox="0 0 3252 1262" svg:d="M0 210c0-116 95-210 211-210h2831c116 0 210 94 210 210v842c0 116-94 210-210 210h-2831c-116 0-211-94-211-210z">
          <text:p/>
        </draw:path>
        <draw:frame draw:style-name="gr9" draw:text-style-name="P7" draw:layer="layout" svg:width="2.716cm" svg:height="0.738cm" svg:x="2.085cm" svg:y="14.864cm">
          <draw:text-box>
            <text:p text:style-name="P6"><text:span text:style-name="T4">Hung</text:span><text:span text:style-name="T4">ary</text:span></text:p>
          </draw:text-box>
        </draw:frame>
        <draw:path draw:style-name="gr19" draw:text-style-name="P16" draw:layer="layout" svg:width="3.251cm" svg:height="1.262cm" svg:x="5.727cm" svg:y="2.916cm" svg:viewBox="0 0 3252 1263" svg:d="M0 211c0-117 94-211 210-211h2832c116 0 210 94 210 211v842c0 116-94 210-210 210h-2832c-116 0-210-94-210-210z">
          <text:p/>
        </draw:path>
        <draw:frame draw:style-name="gr9" draw:text-style-name="P7" draw:layer="layout" svg:width="2.606cm" svg:height="0.738cm" svg:x="2.123cm" svg:y="16.301cm">
          <draw:text-box>
            <text:p text:style-name="P6"><text:span text:style-name="T4">Belgi</text:span><text:span text:style-name="T4">um</text:span></text:p>
          </draw:text-box>
        </draw:frame>
        <draw:path draw:style-name="gr19" draw:text-style-name="P16" draw:layer="layout" svg:width="3.251cm" svg:height="1.262cm" svg:x="5.727cm" svg:y="6.671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157cm" svg:height="0.738cm" svg:x="6.493cm" svg:y="3.17cm">
          <draw:text-box>
            <text:p text:style-name="P6"><text:span text:style-name="T4">Franc</text:span><text:span text:style-name="T4">e</text:span></text:p>
          </draw:text-box>
        </draw:frame>
        <draw:path draw:style-name="gr19" draw:text-style-name="P16" draw:layer="layout" svg:width="3.251cm" svg:height="1.261cm" svg:x="5.727cm" svg:y="11.18cm" svg:viewBox="0 0 3252 1262" svg:d="M0 210c0-116 94-210 210-210h2832c116 0 210 94 210 210v842c0 116-94 210-210 210h-2832c-116 0-210-94-210-210z">
          <text:p/>
        </draw:path>
        <draw:frame draw:style-name="gr15" draw:text-style-name="P7" draw:layer="layout" svg:width="2.25cm" svg:height="0.738cm" svg:x="6.442cm" svg:y="6.924cm">
          <draw:text-box>
            <text:p text:style-name="P6"><text:span text:style-name="T4">Austri</text:span><text:span text:style-name="T4">a</text:span></text:p>
          </draw:text-box>
        </draw:frame>
        <draw:path draw:style-name="gr19" draw:text-style-name="P16" draw:layer="layout" svg:width="3.251cm" svg:height="1.261cm" svg:x="5.727cm" svg:y="15.388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923cm" svg:height="0.738cm" svg:x="6.171cm" svg:y="11.437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52cm" svg:height="1.262cm" svg:x="9.558cm" svg:y="4.931cm" svg:viewBox="0 0 3253 1263" svg:d="M0 211c0-116 95-211 211-211h2831c116 0 211 95 211 211v842c0 116-95 210-211 210h-2831c-116 0-211-94-211-210z">
          <text:p/>
        </draw:path>
        <draw:frame draw:style-name="gr9" draw:text-style-name="P7" draw:layer="layout" svg:width="2.716cm" svg:height="0.738cm" svg:x="6.269cm" svg:y="15.646cm">
          <draw:text-box>
            <text:p text:style-name="P6"><text:span text:style-name="T4">Hung</text:span><text:span text:style-name="T4">ary</text:span></text:p>
          </draw:text-box>
        </draw:frame>
        <draw:path draw:style-name="gr19" draw:text-style-name="P16" draw:layer="layout" svg:width="3.252cm" svg:height="1.262cm" svg:x="9.558cm" svg:y="13.423cm" svg:viewBox="0 0 3253 1263" svg:d="M0 211c0-116 95-211 211-211h2831c116 0 211 95 211 211v841c0 117-95 211-211 211h-2831c-116 0-211-94-211-211z">
          <text:p/>
        </draw:path>
        <draw:frame draw:style-name="gr15" draw:text-style-name="P7" draw:layer="layout" svg:width="2.072cm" svg:height="0.738cm" svg:x="10.323cm" svg:y="5.185cm">
          <draw:text-box>
            <text:p text:style-name="P6"><text:span text:style-name="T4">Austr</text:span><text:span text:style-name="T4">a</text:span></text:p>
          </draw:text-box>
        </draw:frame>
        <draw:path draw:style-name="gr19" draw:text-style-name="P16" draw:layer="layout" svg:width="3.251cm" svg:height="1.262cm" svg:x="20.167cm" svg:y="5.058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2.716cm" svg:height="0.738cm" svg:x="10.099cm" svg:y="13.68cm">
          <draw:text-box>
            <text:p text:style-name="P6"><text:span text:style-name="T4">Hung</text:span><text:span text:style-name="T4">ary</text:span></text:p>
          </draw:text-box>
        </draw:frame>
        <draw:path draw:style-name="gr19" draw:text-style-name="P16" draw:layer="layout" svg:width="3.251cm" svg:height="1.262cm" svg:x="20.167cm" svg:y="13.55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2.144cm" svg:height="0.738cm" svg:x="20.912cm" svg:y="5.312cm">
          <draw:text-box>
            <text:p text:style-name="P6"><text:span text:style-name="T4">Polan</text:span><text:span text:style-name="T4">d</text:span></text:p>
          </draw:text-box>
        </draw:frame>
        <draw:path draw:style-name="gr19" draw:text-style-name="P16" draw:layer="layout" svg:width="3.251cm" svg:height="1.262cm" svg:x="15.303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2.457cm" svg:height="0.738cm" svg:x="20.793cm" svg:y="13.806cm">
          <draw:text-box>
            <text:p text:style-name="P6"><text:span text:style-name="T4">Ukrai</text:span><text:span text:style-name="T4">ne</text:span></text:p>
          </draw:text-box>
        </draw:frame>
        <draw:path draw:style-name="gr19" draw:text-style-name="P16" draw:layer="layout" svg:width="3.251cm" svg:height="1.258cm" svg:x="15.303cm" svg:y="9.52cm" svg:viewBox="0 0 3252 1259" svg:d="M0 210c0-116 94-210 210-210h2833c115 0 209 94 209 210v838c0 116-94 211-209 211h-2833c-116 0-210-95-210-211z">
          <text:p/>
        </draw:path>
        <draw:frame draw:style-name="gr9" draw:text-style-name="P7" draw:layer="layout" svg:width="2.25cm" svg:height="0.738cm" svg:x="16.07cm" svg:y="7.883cm">
          <draw:text-box>
            <text:p text:style-name="P6"><text:span text:style-name="T4">Austri</text:span><text:span text:style-name="T4">a</text:span></text:p>
          </draw:text-box>
        </draw:frame>
        <draw:frame draw:style-name="gr9" draw:text-style-name="P7" draw:layer="layout" svg:width="2.144cm" svg:height="0.738cm" svg:x="16.049cm" svg:y="9.773cm">
          <draw:text-box>
            <text:p text:style-name="P6"><text:span text:style-name="T4">Polan</text:span><text:span text:style-name="T4">d</text:span></text:p>
          </draw:text-box>
        </draw:frame>
        <draw:frame draw:style-name="gr9" draw:text-style-name="P7" draw:layer="layout" svg:width="4.32cm" svg:height="0.738cm" svg:x="1.485cm" svg:y="0.75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2cm" svg:height="0.738cm" svg:x="28.829cm" svg:y="1.027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54cm" svg:height="0.738cm" svg:x="5.544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9" draw:text-style-name="P7" draw:layer="layout" svg:width="4.354cm" svg:height="0.738cm" svg:x="24.445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15" draw:text-style-name="P7" draw:layer="layout" svg:width="3.334cm" svg:height="0.738cm" svg:x="10.08cm" svg:y="2.774cm">
          <draw:text-box>
            <text:p text:style-name="P6"><text:span text:style-name="T6">Semi</text:span><text:span text:style-name="T6">final</text:span></text:p>
          </draw:text-box>
        </draw:frame>
        <draw:frame draw:style-name="gr15" draw:text-style-name="P7" draw:layer="layout" svg:width="3.334cm" svg:height="0.738cm" svg:x="20.564cm" svg:y="2.774cm">
          <draw:text-box>
            <text:p text:style-name="P6"><text:span text:style-name="T6">Semi</text:span><text:span text:style-name="T6">final</text:span></text:p>
          </draw:text-box>
        </draw:frame>
        <draw:path draw:style-name="gr22" draw:text-style-name="P19" draw:layer="layout" svg:width="1.832cm" svg:height="2.065cm" svg:x="16.021cm" svg:y="13.783cm" svg:viewBox="0 0 1833 2066" svg:d="M1568 995c-91 94-177 154-367 175 50-50 107-99 157-160 22-23 61-76 61-78 45-74 71-157 71-249v-340h183v398c3 5 8 136-105 254zM267 995c-115-118-110-249-110-254v-401h184v341c0 91 26 175 70 248 0 3 39 58 60 79 53 60 108 110 157 159-183-21-272-81-361-172zM1833 733v-550h-340v-183h-577-575v183h-341v547c0 26 0 207 150 367 143 151 319 230 625 235 23 40 36 84 36 131v341h-130c-58 0-105 47-105 105h-131c-57 0-104 47-104 105v52h1152v-52c0-58-48-105-105-105h-132c0-58-47-105-105-105h-130v-338c0-47 13-92 36-131 306-5 483-87 626-236 150-157 150-340 150-366z">
          <text:p/>
        </draw:path>
        <draw:frame draw:style-name="gr9" draw:text-style-name="P7" draw:layer="layout" svg:width="1.746cm" svg:height="0.738cm" svg:x="16.298cm" svg:y="6.278cm">
          <draw:text-box>
            <text:p text:style-name="P6"><text:span text:style-name="T6">Final</text:span></text:p>
          </draw:text-box>
        </draw:frame>
        <draw:polygon draw:style-name="gr10" draw:text-style-name="P8" draw:layer="layout" svg:width="9.271cm" svg:height="1.113cm" svg:x="12.297cm" svg:y="0.571cm" svg:viewBox="0 0 9272 1114" draw:points="0,1114 9272,1114 9272,0 0,0">
          <text:p/>
        </draw:polygon>
        <draw:frame draw:style-name="gr11" draw:text-style-name="P9" draw:layer="layout" svg:width="4.794cm" svg:height="0.822cm" svg:x="15.24cm" svg:y="0.704cm">
          <draw:text-box>
            <text:p text:style-name="P6"><text:span text:style-name="T3">Scen</text:span><text:span text:style-name="T3">ario </text:span><text:span text:style-name="T3">#3</text:span></text:p>
          </draw:text-box>
        </draw:frame>
      </draw:page>
      <draw:page draw:name="page6" draw:style-name="dp1" draw:master-page-name="master-page3">
        <draw:polygon draw:style-name="gr2" draw:text-style-name="P1" draw:layer="layout" svg:width="33.866cm" svg:height="19.05cm" svg:x="0cm" svg:y="-0.001cm" svg:viewBox="0 0 33867 19051" draw:points="0,19051 33867,19051 33867,0 0,0">
          <text:p/>
        </draw:polygon>
        <draw:path draw:style-name="gr19" draw:text-style-name="P16" draw:layer="layout" svg:width="3.251cm" svg:height="1.257cm" svg:x="28.909cm" svg:y="6.193cm" svg:viewBox="0 0 3252 1258" svg:d="M0 209c0-115 94-209 209-209h2834c115 0 209 94 209 209v840c0 115-94 209-209 209h-2834c-115 0-209-94-209-209z">
          <text:p/>
        </draw:path>
        <draw:frame draw:style-name="gr9" draw:text-style-name="P7" draw:layer="layout" svg:width="1.983cm" svg:height="0.738cm" svg:x="29.784cm" svg:y="5.685cm">
          <draw:text-box>
            <text:p text:style-name="P6"><text:span text:style-name="T4">North </text:span></text:p>
          </draw:text-box>
        </draw:frame>
        <draw:frame draw:style-name="gr9" draw:text-style-name="P7" draw:layer="layout" svg:width="3.046cm" svg:height="0.738cm" svg:x="29.251cm" svg:y="6.447cm">
          <draw:text-box>
            <text:p text:style-name="P6"><text:span text:style-name="T4">Mace</text:span><text:span text:style-name="T4">doni</text:span></text:p>
          </draw:text-box>
        </draw:frame>
        <draw:path draw:style-name="gr19" draw:text-style-name="P16" draw:layer="layout" svg:width="3.251cm" svg:height="1.262cm" svg:x="28.909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0.634cm" svg:height="0.738cm" svg:x="30.385cm" svg:y="7.209cm">
          <draw:text-box>
            <text:p text:style-name="P6"><text:span text:style-name="T4">a</text:span></text:p>
          </draw:text-box>
        </draw:frame>
        <draw:path draw:style-name="gr19" draw:text-style-name="P16" draw:layer="layout" svg:width="3.251cm" svg:height="1.261cm" svg:x="28.833cm" svg:y="2.286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457cm" svg:height="0.738cm" svg:x="29.538cm" svg:y="7.883cm">
          <draw:text-box>
            <text:p text:style-name="P6"><text:span text:style-name="T4">Ukrai</text:span><text:span text:style-name="T4">ne</text:span></text:p>
          </draw:text-box>
        </draw:frame>
        <draw:frame draw:style-name="gr9" draw:text-style-name="P7" draw:layer="layout" svg:width="2.906cm" svg:height="0.738cm" svg:x="29.302cm" svg:y="2.159cm">
          <draw:text-box>
            <text:p text:style-name="P6"><text:span text:style-name="T4">Switz</text:span><text:span text:style-name="T4">erla</text:span></text:p>
          </draw:text-box>
        </draw:frame>
        <draw:path draw:style-name="gr19" draw:text-style-name="P16" draw:layer="layout" svg:width="3.251cm" svg:height="1.257cm" svg:x="28.833cm" svg:y="3.725cm" svg:viewBox="0 0 3252 1258" svg:d="M0 209c0-115 94-209 209-209h2833c116 0 210 94 210 209v840c0 115-94 209-210 209h-2833c-115 0-209-94-209-209z">
          <text:p/>
        </draw:path>
        <draw:frame draw:style-name="gr9" draw:text-style-name="P7" draw:layer="layout" svg:width="0.806cm" svg:height="0.738cm" svg:x="30.128cm" svg:y="2.921cm">
          <draw:text-box>
            <text:p text:style-name="P6"><text:span text:style-name="T4">nd</text:span></text:p>
          </draw:text-box>
        </draw:frame>
        <draw:path draw:style-name="gr19" draw:text-style-name="P16" draw:layer="layout" svg:width="3.251cm" svg:height="1.258cm" svg:x="28.96cm" svg:y="10.553cm" svg:viewBox="0 0 3252 1259" svg:d="M0 211c0-117 94-211 209-211h2833c116 0 210 94 210 211v838c0 116-94 210-210 210h-2833c-115 0-209-94-209-210z">
          <text:p/>
        </draw:path>
        <draw:frame draw:style-name="gr9" draw:text-style-name="P7" draw:layer="layout" svg:width="1.776cm" svg:height="0.738cm" svg:x="29.76cm" svg:y="3.977cm">
          <draw:text-box>
            <text:p text:style-name="P6"><text:span text:style-name="T4">Spain</text:span></text:p>
          </draw:text-box>
        </draw:frame>
        <draw:path draw:style-name="gr19" draw:text-style-name="P16" draw:layer="layout" svg:width="3.251cm" svg:height="1.262cm" svg:x="28.96cm" svg:y="11.988cm" svg:viewBox="0 0 3252 1263" svg:d="M0 211c0-117 94-211 210-211h2832c116 0 210 94 210 211v841c0 116-94 211-210 211h-2832c-116 0-210-95-210-211z">
          <text:p/>
        </draw:path>
        <draw:frame draw:style-name="gr9" draw:text-style-name="P7" draw:layer="layout" svg:width="2.072cm" svg:height="0.738cm" svg:x="29.776cm" svg:y="10.807cm">
          <draw:text-box>
            <text:p text:style-name="P6"><text:span text:style-name="T4">Russi</text:span><text:span text:style-name="T4">a</text:span></text:p>
          </draw:text-box>
        </draw:frame>
        <draw:frame draw:style-name="gr15" draw:text-style-name="P7" draw:layer="layout" svg:width="2.123cm" svg:height="0.738cm" svg:x="29.843cm" svg:y="11.861cm">
          <draw:text-box>
            <text:p text:style-name="P6"><text:span text:style-name="T4">Czech </text:span></text:p>
          </draw:text-box>
        </draw:frame>
        <draw:path draw:style-name="gr19" draw:text-style-name="P16" draw:layer="layout" svg:width="3.251cm" svg:height="1.257cm" svg:x="29.036cm" svg:y="14.761cm" svg:viewBox="0 0 3252 1258" svg:d="M0 210c0-116 94-210 209-210h2834c115 0 209 94 209 210v839c0 116-94 209-209 209h-2834c-115 0-209-93-209-209z">
          <text:p/>
        </draw:path>
        <draw:frame draw:style-name="gr9" draw:text-style-name="P7" draw:layer="layout" svg:width="2.741cm" svg:height="0.738cm" svg:x="29.488cm" svg:y="12.625cm">
          <draw:text-box>
            <text:p text:style-name="P6"><text:span text:style-name="T4">Repu</text:span><text:span text:style-name="T4">blic</text:span></text:p>
          </draw:text-box>
        </draw:frame>
        <draw:path draw:style-name="gr19" draw:text-style-name="P16" draw:layer="layout" svg:width="3.251cm" svg:height="1.262cm" svg:x="29.036cm" svg:y="16.196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157cm" svg:height="0.738cm" svg:x="29.804cm" svg:y="15.016cm">
          <draw:text-box>
            <text:p text:style-name="P6"><text:span text:style-name="T4">Franc</text:span><text:span text:style-name="T4">e</text:span></text:p>
          </draw:text-box>
        </draw:frame>
        <draw:path draw:style-name="gr19" draw:text-style-name="P16" draw:layer="layout" svg:width="3.247cm" svg:height="1.258cm" svg:x="24.451cm" svg:y="3.043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2.673cm" svg:height="0.738cm" svg:x="29.622cm" svg:y="16.452cm">
          <draw:text-box>
            <text:p text:style-name="P6"><text:span text:style-name="T4">Slova</text:span><text:span text:style-name="T4">kia</text:span></text:p>
          </draw:text-box>
        </draw:frame>
        <draw:path draw:style-name="gr19" draw:text-style-name="P16" draw:layer="layout" svg:width="3.247cm" svg:height="1.258cm" svg:x="24.451cm" svg:y="6.798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1.776cm" svg:height="0.738cm" svg:x="25.375cm" svg:y="3.296cm">
          <draw:text-box>
            <text:p text:style-name="P6"><text:span text:style-name="T4">Spain</text:span></text:p>
          </draw:text-box>
        </draw:frame>
        <draw:path draw:style-name="gr19" draw:text-style-name="P16" draw:layer="layout" svg:width="3.247cm" svg:height="1.261cm" svg:x="24.451cm" svg:y="11.307cm" svg:viewBox="0 0 3248 1262" svg:d="M0 210c0-116 94-210 210-210h2827c117 0 211 94 211 210v842c0 116-94 210-211 210h-2827c-116 0-210-94-210-210z">
          <text:p/>
        </draw:path>
        <draw:frame draw:style-name="gr9" draw:text-style-name="P7" draw:layer="layout" svg:width="2.457cm" svg:height="0.738cm" svg:x="25.078cm" svg:y="7.051cm">
          <draw:text-box>
            <text:p text:style-name="P6"><text:span text:style-name="T4">Ukrai</text:span><text:span text:style-name="T4">ne</text:span></text:p>
          </draw:text-box>
        </draw:frame>
        <draw:frame draw:style-name="gr9" draw:text-style-name="P7" draw:layer="layout" svg:width="2.123cm" svg:height="0.738cm" svg:x="25.332cm" svg:y="11.182cm">
          <draw:text-box>
            <text:p text:style-name="P6"><text:span text:style-name="T4">Czech </text:span></text:p>
          </draw:text-box>
        </draw:frame>
        <draw:path draw:style-name="gr19" draw:text-style-name="P16" draw:layer="layout" svg:width="3.247cm" svg:height="1.261cm" svg:x="24.451cm" svg:y="15.515cm" svg:viewBox="0 0 3248 1262" svg:d="M0 210c0-116 94-210 210-210h2827c117 0 211 94 211 210v842c0 116-94 210-211 210h-2827c-116 0-210-94-210-210z">
          <text:p/>
        </draw:path>
        <draw:frame draw:style-name="gr9" draw:text-style-name="P7" draw:layer="layout" svg:width="2.741cm" svg:height="0.738cm" svg:x="24.976cm" svg:y="11.944cm">
          <draw:text-box>
            <text:p text:style-name="P6"><text:span text:style-name="T4">Repu</text:span><text:span text:style-name="T4">blic</text:span></text:p>
          </draw:text-box>
        </draw:frame>
        <draw:path draw:style-name="gr19" draw:text-style-name="P16" draw:layer="layout" svg:width="3.251cm" svg:height="1.262cm" svg:x="1.418cm" svg:y="6.04cm" svg:viewBox="0 0 3252 1263" svg:d="M0 211c0-116 94-211 211-211h2831c116 0 210 95 210 211v842c0 116-94 210-210 210h-2831c-117 0-211-94-211-210z">
          <text:p/>
        </draw:path>
        <draw:frame draw:style-name="gr9" draw:text-style-name="P7" draw:layer="layout" svg:width="2.673cm" svg:height="0.738cm" svg:x="25.036cm" svg:y="15.772cm">
          <draw:text-box>
            <text:p text:style-name="P6"><text:span text:style-name="T4">Slova</text:span><text:span text:style-name="T4">kia</text:span></text:p>
          </draw:text-box>
        </draw:frame>
        <draw:path draw:style-name="gr19" draw:text-style-name="P16" draw:layer="layout" svg:width="3.251cm" svg:height="1.261cm" svg:x="1.418cm" svg:y="7.476cm" svg:viewBox="0 0 3252 1262" svg:d="M0 210c0-116 94-210 211-210h2831c116 0 210 94 210 210v842c0 116-94 210-210 210h-2831c-117 0-211-94-211-210z">
          <text:p/>
        </draw:path>
        <draw:frame draw:style-name="gr9" draw:text-style-name="P7" draw:layer="layout" svg:width="2.305cm" svg:height="0.738cm" svg:x="2.12cm" svg:y="6.295cm">
          <draw:text-box>
            <text:p text:style-name="P6"><text:span text:style-name="T4">Croati</text:span><text:span text:style-name="T4">a</text:span></text:p>
          </draw:text-box>
        </draw:frame>
        <draw:path draw:style-name="gr19" draw:text-style-name="P16" draw:layer="layout" svg:width="3.252cm" svg:height="1.258cm" svg:x="1.341cm" svg:y="2.137cm" svg:viewBox="0 0 3253 1259" svg:d="M0 210c0-116 94-210 210-210h2833c116 0 210 94 210 210v839c0 116-94 210-210 210h-2833c-116 0-210-94-210-210z">
          <text:p/>
        </draw:path>
        <draw:frame draw:style-name="gr9" draw:text-style-name="P7" draw:layer="layout" svg:width="2.931cm" svg:height="0.738cm" svg:x="1.862cm" svg:y="7.732cm">
          <draw:text-box>
            <text:p text:style-name="P6"><text:span text:style-name="T4">Germ</text:span><text:span text:style-name="T4">any</text:span></text:p>
          </draw:text-box>
        </draw:frame>
        <draw:path draw:style-name="gr19" draw:text-style-name="P16" draw:layer="layout" svg:width="3.252cm" svg:height="1.258cm" svg:x="1.341cm" svg:y="3.572cm" svg:viewBox="0 0 3253 1259" svg:d="M0 210c0-116 94-210 210-210h2833c116 0 210 94 210 210v839c0 116-94 210-210 210h-2833c-116 0-210-94-210-210z">
          <text:p/>
        </draw:path>
        <draw:frame draw:style-name="gr9" draw:text-style-name="P7" draw:layer="layout" svg:width="2.606cm" svg:height="0.738cm" svg:x="1.921cm" svg:y="2.389cm">
          <draw:text-box>
            <text:p text:style-name="P6"><text:span text:style-name="T4">Belgi</text:span><text:span text:style-name="T4">um</text:span></text:p>
          </draw:text-box>
        </draw:frame>
        <draw:path draw:style-name="gr19" draw:text-style-name="P16" draw:layer="layout" svg:width="3.252cm" svg:height="1.261cm" svg:x="1.468cm" svg:y="10.401cm" svg:viewBox="0 0 3253 1262" svg:d="M0 210c0-116 95-210 212-210h2830c116 0 211 94 211 210v842c0 116-95 210-211 210h-2830c-117 0-212-94-212-210z">
          <text:p/>
        </draw:path>
        <draw:frame draw:style-name="gr9" draw:text-style-name="P7" draw:layer="layout" svg:width="1.382cm" svg:height="0.738cm" svg:x="2.416cm" svg:y="3.825cm">
          <draw:text-box>
            <text:p text:style-name="P6"><text:span text:style-name="T4">Italy</text:span></text:p>
          </draw:text-box>
        </draw:frame>
        <draw:path draw:style-name="gr19" draw:text-style-name="P16" draw:layer="layout" svg:width="3.252cm" svg:height="1.261cm" svg:x="1.468cm" svg:y="11.836cm" svg:viewBox="0 0 3253 1262" svg:d="M0 211c0-117 95-211 212-211h2830c116 0 211 94 211 211v841c0 116-95 210-211 210h-2830c-117 0-212-94-212-210z">
          <text:p/>
        </draw:path>
        <draw:frame draw:style-name="gr9" draw:text-style-name="P7" draw:layer="layout" svg:width="2.318cm" svg:height="0.738cm" svg:x="2.149cm" svg:y="10.655cm">
          <draw:text-box>
            <text:p text:style-name="P6"><text:span text:style-name="T4">Finlan</text:span><text:span text:style-name="T4">d</text:span></text:p>
          </draw:text-box>
        </draw:frame>
        <draw:path draw:style-name="gr19" draw:text-style-name="P16" draw:layer="layout" svg:width="3.251cm" svg:height="1.261cm" svg:x="1.545cm" svg:y="14.609cm" svg:viewBox="0 0 3252 1262" svg:d="M0 210c0-116 95-210 211-210h2831c116 0 210 94 210 210v841c0 117-94 211-210 211h-2831c-116 0-211-94-211-211z">
          <text:p/>
        </draw:path>
        <draw:frame draw:style-name="gr9" draw:text-style-name="P7" draw:layer="layout" svg:width="2.58cm" svg:height="0.738cm" svg:x="2.064cm" svg:y="12.092cm">
          <draw:text-box>
            <text:p text:style-name="P6"><text:span text:style-name="T4">Engla</text:span><text:span text:style-name="T4">nd</text:span></text:p>
          </draw:text-box>
        </draw:frame>
        <draw:path draw:style-name="gr19" draw:text-style-name="P16" draw:layer="layout" svg:width="3.251cm" svg:height="1.261cm" svg:x="1.545cm" svg:y="16.044cm" svg:viewBox="0 0 3252 1262" svg:d="M0 210c0-116 95-210 211-210h2831c116 0 210 94 210 210v842c0 116-94 210-210 210h-2831c-116 0-211-94-211-210z">
          <text:p/>
        </draw:path>
        <draw:frame draw:style-name="gr9" draw:text-style-name="P7" draw:layer="layout" svg:width="2.508cm" svg:height="0.738cm" svg:x="2.149cm" svg:y="14.864cm">
          <draw:text-box>
            <text:p text:style-name="P6"><text:span text:style-name="T4">Swed</text:span><text:span text:style-name="T4">en</text:span></text:p>
          </draw:text-box>
        </draw:frame>
        <draw:path draw:style-name="gr19" draw:text-style-name="P16" draw:layer="layout" svg:width="3.251cm" svg:height="1.262cm" svg:x="5.727cm" svg:y="2.916cm" svg:viewBox="0 0 3252 1263" svg:d="M0 211c0-117 94-211 210-211h2832c116 0 210 94 210 211v842c0 116-94 210-210 210h-2832c-116 0-210-94-210-210z">
          <text:p/>
        </draw:path>
        <draw:frame draw:style-name="gr9" draw:text-style-name="P7" draw:layer="layout" svg:width="2.716cm" svg:height="0.738cm" svg:x="2.085cm" svg:y="16.301cm">
          <draw:text-box>
            <text:p text:style-name="P6"><text:span text:style-name="T4">Hung</text:span><text:span text:style-name="T4">ary</text:span></text:p>
          </draw:text-box>
        </draw:frame>
        <draw:path draw:style-name="gr19" draw:text-style-name="P16" draw:layer="layout" svg:width="3.251cm" svg:height="1.262cm" svg:x="5.727cm" svg:y="6.671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606cm" svg:height="0.738cm" svg:x="6.307cm" svg:y="3.17cm">
          <draw:text-box>
            <text:p text:style-name="P6"><text:span text:style-name="T4">Belgi</text:span><text:span text:style-name="T4">um</text:span></text:p>
          </draw:text-box>
        </draw:frame>
        <draw:path draw:style-name="gr19" draw:text-style-name="P16" draw:layer="layout" svg:width="3.251cm" svg:height="1.261cm" svg:x="5.727cm" svg:y="11.18cm" svg:viewBox="0 0 3252 1262" svg:d="M0 210c0-116 94-210 210-210h2832c116 0 210 94 210 210v842c0 116-94 210-210 210h-2832c-116 0-210-94-210-210z">
          <text:p/>
        </draw:path>
        <draw:frame draw:style-name="gr15" draw:text-style-name="P7" draw:layer="layout" svg:width="2.931cm" svg:height="0.738cm" svg:x="6.171cm" svg:y="6.924cm">
          <draw:text-box>
            <text:p text:style-name="P6"><text:span text:style-name="T4">Germ</text:span><text:span text:style-name="T4">any</text:span></text:p>
          </draw:text-box>
        </draw:frame>
        <draw:path draw:style-name="gr19" draw:text-style-name="P16" draw:layer="layout" svg:width="3.251cm" svg:height="1.261cm" svg:x="5.727cm" svg:y="15.388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318cm" svg:height="0.738cm" svg:x="6.409cm" svg:y="11.437cm">
          <draw:text-box>
            <text:p text:style-name="P6"><text:span text:style-name="T4">Finlan</text:span><text:span text:style-name="T4">d</text:span></text:p>
          </draw:text-box>
        </draw:frame>
        <draw:path draw:style-name="gr19" draw:text-style-name="P16" draw:layer="layout" svg:width="3.252cm" svg:height="1.262cm" svg:x="9.558cm" svg:y="4.931cm" svg:viewBox="0 0 3253 1263" svg:d="M0 211c0-116 95-211 211-211h2831c116 0 211 95 211 211v842c0 116-95 210-211 210h-2831c-116 0-211-94-211-210z">
          <text:p/>
        </draw:path>
        <draw:frame draw:style-name="gr9" draw:text-style-name="P7" draw:layer="layout" svg:width="2.716cm" svg:height="0.738cm" svg:x="6.269cm" svg:y="15.646cm">
          <draw:text-box>
            <text:p text:style-name="P6"><text:span text:style-name="T4">Hung</text:span><text:span text:style-name="T4">ary</text:span></text:p>
          </draw:text-box>
        </draw:frame>
        <draw:path draw:style-name="gr19" draw:text-style-name="P16" draw:layer="layout" svg:width="3.252cm" svg:height="1.262cm" svg:x="9.558cm" svg:y="13.423cm" svg:viewBox="0 0 3253 1263" svg:d="M0 211c0-116 95-211 211-211h2831c116 0 211 95 211 211v841c0 117-95 211-211 211h-2831c-116 0-211-94-211-211z">
          <text:p/>
        </draw:path>
        <draw:frame draw:style-name="gr15" draw:text-style-name="P7" draw:layer="layout" svg:width="2.606cm" svg:height="0.738cm" svg:x="10.137cm" svg:y="5.185cm">
          <draw:text-box>
            <text:p text:style-name="P6"><text:span text:style-name="T4">Belgi</text:span><text:span text:style-name="T4">um</text:span></text:p>
          </draw:text-box>
        </draw:frame>
        <draw:path draw:style-name="gr19" draw:text-style-name="P16" draw:layer="layout" svg:width="3.251cm" svg:height="1.262cm" svg:x="20.167cm" svg:y="5.058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2.318cm" svg:height="0.738cm" svg:x="10.239cm" svg:y="13.68cm">
          <draw:text-box>
            <text:p text:style-name="P6"><text:span text:style-name="T4">Finaln</text:span><text:span text:style-name="T4">d</text:span></text:p>
          </draw:text-box>
        </draw:frame>
        <draw:path draw:style-name="gr19" draw:text-style-name="P16" draw:layer="layout" svg:width="3.251cm" svg:height="1.262cm" svg:x="20.167cm" svg:y="13.55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1.776cm" svg:height="0.738cm" svg:x="21.09cm" svg:y="5.312cm">
          <draw:text-box>
            <text:p text:style-name="P6"><text:span text:style-name="T4">Spain</text:span></text:p>
          </draw:text-box>
        </draw:frame>
        <draw:frame draw:style-name="gr9" draw:text-style-name="P7" draw:layer="layout" svg:width="2.123cm" svg:height="0.738cm" svg:x="21.047cm" svg:y="13.425cm">
          <draw:text-box>
            <text:p text:style-name="P6"><text:span text:style-name="T4">Czech </text:span></text:p>
          </draw:text-box>
        </draw:frame>
        <draw:path draw:style-name="gr19" draw:text-style-name="P16" draw:layer="layout" svg:width="3.251cm" svg:height="1.262cm" svg:x="15.303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2.741cm" svg:height="0.738cm" svg:x="20.692cm" svg:y="14.187cm">
          <draw:text-box>
            <text:p text:style-name="P6"><text:span text:style-name="T4">Repu</text:span><text:span text:style-name="T4">blic</text:span></text:p>
          </draw:text-box>
        </draw:frame>
        <draw:path draw:style-name="gr19" draw:text-style-name="P16" draw:layer="layout" svg:width="3.251cm" svg:height="1.258cm" svg:x="15.303cm" svg:y="9.52cm" svg:viewBox="0 0 3252 1259" svg:d="M0 210c0-116 94-210 210-210h2833c115 0 209 94 209 210v838c0 116-94 211-209 211h-2833c-116 0-210-95-210-211z">
          <text:p/>
        </draw:path>
        <draw:frame draw:style-name="gr9" draw:text-style-name="P7" draw:layer="layout" svg:width="1.776cm" svg:height="0.738cm" svg:x="15.883cm" svg:y="7.883cm">
          <draw:text-box>
            <text:p text:style-name="P6"><text:span text:style-name="T4">Spain</text:span></text:p>
          </draw:text-box>
        </draw:frame>
        <draw:frame draw:style-name="gr9" draw:text-style-name="P7" draw:layer="layout" svg:width="2.318cm" svg:height="0.738cm" svg:x="15.985cm" svg:y="9.773cm">
          <draw:text-box>
            <text:p text:style-name="P6"><text:span text:style-name="T4">Finlan</text:span><text:span text:style-name="T4">d</text:span></text:p>
          </draw:text-box>
        </draw:frame>
        <draw:frame draw:style-name="gr9" draw:text-style-name="P7" draw:layer="layout" svg:width="4.32cm" svg:height="0.738cm" svg:x="1.485cm" svg:y="0.75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2cm" svg:height="0.738cm" svg:x="28.829cm" svg:y="1.027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54cm" svg:height="0.738cm" svg:x="5.544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9" draw:text-style-name="P7" draw:layer="layout" svg:width="4.354cm" svg:height="0.738cm" svg:x="24.445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15" draw:text-style-name="P7" draw:layer="layout" svg:width="3.334cm" svg:height="0.738cm" svg:x="10.08cm" svg:y="2.774cm">
          <draw:text-box>
            <text:p text:style-name="P6"><text:span text:style-name="T6">Semi</text:span><text:span text:style-name="T6">final</text:span></text:p>
          </draw:text-box>
        </draw:frame>
        <draw:frame draw:style-name="gr15" draw:text-style-name="P7" draw:layer="layout" svg:width="3.334cm" svg:height="0.738cm" svg:x="20.564cm" svg:y="2.774cm">
          <draw:text-box>
            <text:p text:style-name="P6"><text:span text:style-name="T6">Semi</text:span><text:span text:style-name="T6">final</text:span></text:p>
          </draw:text-box>
        </draw:frame>
        <draw:path draw:style-name="gr22" draw:text-style-name="P19" draw:layer="layout" svg:width="1.832cm" svg:height="2.065cm" svg:x="16.021cm" svg:y="13.783cm" svg:viewBox="0 0 1833 2066" svg:d="M1568 995c-91 94-177 154-367 175 50-50 107-99 157-160 22-23 61-76 61-78 45-74 71-157 71-249v-340h183v398c3 5 8 136-105 254zM267 995c-115-118-110-249-110-254v-401h184v341c0 91 26 175 70 248 0 3 39 58 60 79 53 60 108 110 157 159-183-21-272-81-361-172zM1833 733v-550h-340v-183h-577-575v183h-341v547c0 26 0 207 150 367 143 151 319 230 625 235 23 40 36 84 36 131v341h-130c-58 0-105 47-105 105h-131c-57 0-104 47-104 105v52h1152v-52c0-58-48-105-105-105h-132c0-58-47-105-105-105h-130v-338c0-47 13-92 36-131 306-5 483-87 626-236 150-157 150-340 150-366z">
          <text:p/>
        </draw:path>
        <draw:frame draw:style-name="gr9" draw:text-style-name="P7" draw:layer="layout" svg:width="1.746cm" svg:height="0.738cm" svg:x="16.298cm" svg:y="6.278cm">
          <draw:text-box>
            <text:p text:style-name="P6"><text:span text:style-name="T6">Final</text:span></text:p>
          </draw:text-box>
        </draw:frame>
        <draw:polygon draw:style-name="gr10" draw:text-style-name="P8" draw:layer="layout" svg:width="9.271cm" svg:height="1.113cm" svg:x="12.297cm" svg:y="0.571cm" svg:viewBox="0 0 9272 1114" draw:points="0,1114 9272,1114 9272,0 0,0">
          <text:p/>
        </draw:polygon>
        <draw:frame draw:style-name="gr9" draw:text-style-name="P7" draw:layer="layout" svg:width="2.275cm" svg:height="0.738cm" svg:x="15.8cm" svg:y="16.295cm">
          <draw:text-box>
            <text:p text:style-name="P6"><text:span text:style-name="T7">(Spai</text:span><text:span text:style-name="T7">n)</text:span></text:p>
          </draw:text-box>
        </draw:frame>
        <draw:frame draw:style-name="gr11" draw:text-style-name="P9" draw:layer="layout" svg:width="4.794cm" svg:height="0.822cm" svg:x="15.24cm" svg:y="0.704cm">
          <draw:text-box>
            <text:p text:style-name="P6"><text:span text:style-name="T3">Scen</text:span><text:span text:style-name="T3">ario </text:span><text:span text:style-name="T3">#4</text:span></text:p>
          </draw:text-box>
        </draw:frame>
      </draw:page>
      <draw:page draw:name="page7" draw:style-name="dp1" draw:master-page-name="master-page3">
        <draw:polygon draw:style-name="gr2" draw:text-style-name="P1" draw:layer="layout" svg:width="33.866cm" svg:height="19.05cm" svg:x="0cm" svg:y="-0.001cm" svg:viewBox="0 0 33867 19051" draw:points="0,19051 33867,19051 33867,0 0,0">
          <text:p/>
        </draw:polygon>
        <draw:path draw:style-name="gr19" draw:text-style-name="P16" draw:layer="layout" svg:width="3.251cm" svg:height="1.257cm" svg:x="28.909cm" svg:y="6.193cm" svg:viewBox="0 0 3252 1258" svg:d="M0 209c0-115 94-209 209-209h2834c115 0 209 94 209 209v840c0 115-94 209-209 209h-2834c-115 0-209-94-209-209z">
          <text:p/>
        </draw:path>
        <draw:path draw:style-name="gr19" draw:text-style-name="P16" draw:layer="layout" svg:width="3.251cm" svg:height="1.262cm" svg:x="28.909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2.318cm" svg:height="0.738cm" svg:x="29.593cm" svg:y="6.447cm">
          <draw:text-box>
            <text:p text:style-name="P6"><text:span text:style-name="T4">Finlan</text:span><text:span text:style-name="T4">d</text:span></text:p>
          </draw:text-box>
        </draw:frame>
        <draw:path draw:style-name="gr19" draw:text-style-name="P16" draw:layer="layout" svg:width="3.251cm" svg:height="1.261cm" svg:x="28.833cm" svg:y="2.286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923cm" svg:height="0.738cm" svg:x="29.356cm" svg:y="7.883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51cm" svg:height="1.257cm" svg:x="28.833cm" svg:y="3.725cm" svg:viewBox="0 0 3252 1258" svg:d="M0 209c0-115 94-209 209-209h2833c116 0 210 94 210 209v840c0 115-94 209-210 209h-2833c-115 0-209-94-209-209z">
          <text:p/>
        </draw:path>
        <draw:frame draw:style-name="gr9" draw:text-style-name="P7" draw:layer="layout" svg:width="2.673cm" svg:height="0.738cm" svg:x="29.421cm" svg:y="2.54cm">
          <draw:text-box>
            <text:p text:style-name="P6"><text:span text:style-name="T4">Slova</text:span><text:span text:style-name="T4">kia</text:span></text:p>
          </draw:text-box>
        </draw:frame>
        <draw:path draw:style-name="gr19" draw:text-style-name="P16" draw:layer="layout" svg:width="3.251cm" svg:height="1.258cm" svg:x="28.96cm" svg:y="10.553cm" svg:viewBox="0 0 3252 1259" svg:d="M0 211c0-117 94-211 209-211h2833c116 0 210 94 210 211v838c0 116-94 210-210 210h-2833c-115 0-209-94-209-210z">
          <text:p/>
        </draw:path>
        <draw:frame draw:style-name="gr9" draw:text-style-name="P7" draw:layer="layout" svg:width="1.915cm" svg:height="0.738cm" svg:x="29.683cm" svg:y="3.977cm">
          <draw:text-box>
            <text:p text:style-name="P6"><text:span text:style-name="T4">Wale</text:span><text:span text:style-name="T4">s</text:span></text:p>
          </draw:text-box>
        </draw:frame>
        <draw:frame draw:style-name="gr9" draw:text-style-name="P7" draw:layer="layout" svg:width="2.737cm" svg:height="0.738cm" svg:x="29.462cm" svg:y="10.426cm">
          <draw:text-box>
            <text:p text:style-name="P6"><text:span text:style-name="T4">Nethe</text:span><text:span text:style-name="T4">rla</text:span></text:p>
          </draw:text-box>
        </draw:frame>
        <draw:path draw:style-name="gr19" draw:text-style-name="P16" draw:layer="layout" svg:width="3.251cm" svg:height="1.262cm" svg:x="28.96cm" svg:y="11.988cm" svg:viewBox="0 0 3252 1263" svg:d="M0 211c0-117 94-211 210-211h2832c116 0 210 94 210 211v841c0 116-94 211-210 211h-2832c-116 0-210-95-210-211z">
          <text:p/>
        </draw:path>
        <draw:frame draw:style-name="gr9" draw:text-style-name="P7" draw:layer="layout" svg:width="0.844cm" svg:height="0.738cm" svg:x="30.241cm" svg:y="11.188cm">
          <draw:text-box>
            <text:p text:style-name="P6"><text:span text:style-name="T4">mf</text:span></text:p>
          </draw:text-box>
        </draw:frame>
        <draw:path draw:style-name="gr19" draw:text-style-name="P16" draw:layer="layout" svg:width="3.251cm" svg:height="1.257cm" svg:x="29.036cm" svg:y="14.761cm" svg:viewBox="0 0 3252 1258" svg:d="M0 210c0-116 94-210 209-210h2834c115 0 209 94 209 210v839c0 116-94 209-209 209h-2834c-115 0-209-93-209-209z">
          <text:p/>
        </draw:path>
        <draw:frame draw:style-name="gr15" draw:text-style-name="P7" draw:layer="layout" svg:width="2.656cm" svg:height="0.738cm" svg:x="29.513cm" svg:y="12.242cm">
          <draw:text-box>
            <text:p text:style-name="P6"><text:span text:style-name="T4">Portu</text:span><text:span text:style-name="T4">gal</text:span></text:p>
          </draw:text-box>
        </draw:frame>
        <draw:frame draw:style-name="gr9" draw:text-style-name="P7" draw:layer="layout" svg:width="2.123cm" svg:height="0.738cm" svg:x="29.919cm" svg:y="14.634cm">
          <draw:text-box>
            <text:p text:style-name="P6"><text:span text:style-name="T4">Czech </text:span></text:p>
          </draw:text-box>
        </draw:frame>
        <draw:path draw:style-name="gr19" draw:text-style-name="P16" draw:layer="layout" svg:width="3.251cm" svg:height="1.262cm" svg:x="29.036cm" svg:y="16.196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741cm" svg:height="0.738cm" svg:x="29.563cm" svg:y="15.397cm">
          <draw:text-box>
            <text:p text:style-name="P6"><text:span text:style-name="T4">Repu</text:span><text:span text:style-name="T4">blic</text:span></text:p>
          </draw:text-box>
        </draw:frame>
        <draw:path draw:style-name="gr19" draw:text-style-name="P16" draw:layer="layout" svg:width="3.247cm" svg:height="1.258cm" svg:x="24.451cm" svg:y="3.043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2.606cm" svg:height="0.738cm" svg:x="29.618cm" svg:y="16.452cm">
          <draw:text-box>
            <text:p text:style-name="P6"><text:span text:style-name="T4">Belgi</text:span><text:span text:style-name="T4">um</text:span></text:p>
          </draw:text-box>
        </draw:frame>
        <draw:path draw:style-name="gr19" draw:text-style-name="P16" draw:layer="layout" svg:width="3.247cm" svg:height="1.258cm" svg:x="24.451cm" svg:y="6.798cm" svg:viewBox="0 0 3248 1259" svg:d="M0 211c0-117 94-211 210-211h2828c116 0 210 94 210 211v838c0 116-94 210-210 210h-2828c-116 0-210-94-210-210z">
          <text:p/>
        </draw:path>
        <draw:frame draw:style-name="gr9" draw:text-style-name="P7" draw:layer="layout" svg:width="1.915cm" svg:height="0.738cm" svg:x="25.298cm" svg:y="3.296cm">
          <draw:text-box>
            <text:p text:style-name="P6"><text:span text:style-name="T4">Wale</text:span><text:span text:style-name="T4">s</text:span></text:p>
          </draw:text-box>
        </draw:frame>
        <draw:path draw:style-name="gr19" draw:text-style-name="P16" draw:layer="layout" svg:width="3.247cm" svg:height="1.261cm" svg:x="24.451cm" svg:y="11.307cm" svg:viewBox="0 0 3248 1262" svg:d="M0 210c0-116 94-210 210-210h2827c117 0 211 94 211 210v842c0 116-94 210-211 210h-2827c-116 0-210-94-210-210z">
          <text:p/>
        </draw:path>
        <draw:frame draw:style-name="gr9" draw:text-style-name="P7" draw:layer="layout" svg:width="2.923cm" svg:height="0.738cm" svg:x="24.896cm" svg:y="7.051cm">
          <draw:text-box>
            <text:p text:style-name="P6"><text:span text:style-name="T4">Denm</text:span><text:span text:style-name="T4">ark</text:span></text:p>
          </draw:text-box>
        </draw:frame>
        <draw:path draw:style-name="gr19" draw:text-style-name="P16" draw:layer="layout" svg:width="3.247cm" svg:height="1.261cm" svg:x="24.451cm" svg:y="15.515cm" svg:viewBox="0 0 3248 1262" svg:d="M0 210c0-116 94-210 210-210h2827c117 0 211 94 211 210v842c0 116-94 210-211 210h-2827c-116 0-210-94-210-210z">
          <text:p/>
        </draw:path>
        <draw:frame draw:style-name="gr9" draw:text-style-name="P7" draw:layer="layout" svg:width="2.656cm" svg:height="0.738cm" svg:x="25.002cm" svg:y="11.563cm">
          <draw:text-box>
            <text:p text:style-name="P6"><text:span text:style-name="T4">Portu</text:span><text:span text:style-name="T4">gal</text:span></text:p>
          </draw:text-box>
        </draw:frame>
        <draw:path draw:style-name="gr19" draw:text-style-name="P16" draw:layer="layout" svg:width="3.251cm" svg:height="1.262cm" svg:x="1.418cm" svg:y="6.04cm" svg:viewBox="0 0 3252 1263" svg:d="M0 211c0-116 94-211 211-211h2831c116 0 210 95 210 211v842c0 116-94 210-210 210h-2831c-117 0-211-94-211-210z">
          <text:p/>
        </draw:path>
        <draw:frame draw:style-name="gr9" draw:text-style-name="P7" draw:layer="layout" svg:width="2.606cm" svg:height="0.738cm" svg:x="25.032cm" svg:y="15.772cm">
          <draw:text-box>
            <text:p text:style-name="P6"><text:span text:style-name="T4">Belgi</text:span><text:span text:style-name="T4">um</text:span></text:p>
          </draw:text-box>
        </draw:frame>
        <draw:frame draw:style-name="gr9" draw:text-style-name="P7" draw:layer="layout" svg:width="2.906cm" svg:height="0.738cm" svg:x="1.883cm" svg:y="5.914cm">
          <draw:text-box>
            <text:p text:style-name="P6"><text:span text:style-name="T4">Switzerla</text:span></text:p>
          </draw:text-box>
        </draw:frame>
        <draw:path draw:style-name="gr19" draw:text-style-name="P16" draw:layer="layout" svg:width="3.251cm" svg:height="1.261cm" svg:x="1.418cm" svg:y="7.476cm" svg:viewBox="0 0 3252 1262" svg:d="M0 210c0-116 94-210 211-210h2831c116 0 210 94 210 210v842c0 116-94 210-210 210h-2831c-117 0-211-94-211-210z">
          <text:p/>
        </draw:path>
        <draw:frame draw:style-name="gr9" draw:text-style-name="P7" draw:layer="layout" svg:width="0.806cm" svg:height="0.738cm" svg:x="2.708cm" svg:y="6.676cm">
          <draw:text-box>
            <text:p text:style-name="P6"><text:span text:style-name="T4">nd</text:span></text:p>
          </draw:text-box>
        </draw:frame>
        <draw:frame draw:style-name="gr9" draw:text-style-name="P7" draw:layer="layout" svg:width="1.983cm" svg:height="0.738cm" svg:x="2.289cm" svg:y="6.97cm">
          <draw:text-box>
            <text:p text:style-name="P6"><text:span text:style-name="T4">Nort</text:span><text:span text:style-name="T4">h </text:span></text:p>
          </draw:text-box>
        </draw:frame>
        <draw:frame draw:style-name="gr9" draw:text-style-name="P7" draw:layer="layout" svg:width="3.046cm" svg:height="0.738cm" svg:x="1.756cm" svg:y="7.732cm">
          <draw:text-box>
            <text:p text:style-name="P6"><text:span text:style-name="T4">Macedoni</text:span></text:p>
          </draw:text-box>
        </draw:frame>
        <draw:path draw:style-name="gr19" draw:text-style-name="P16" draw:layer="layout" svg:width="3.252cm" svg:height="1.258cm" svg:x="1.341cm" svg:y="2.137cm" svg:viewBox="0 0 3253 1259" svg:d="M0 210c0-116 94-210 210-210h2833c116 0 210 94 210 210v839c0 116-94 210-210 210h-2833c-116 0-210-94-210-210z">
          <text:p/>
        </draw:path>
        <draw:frame draw:style-name="gr9" draw:text-style-name="P7" draw:layer="layout" svg:width="0.634cm" svg:height="0.738cm" svg:x="2.891cm" svg:y="8.494cm">
          <draw:text-box>
            <text:p text:style-name="P6"><text:span text:style-name="T4">a</text:span></text:p>
          </draw:text-box>
        </draw:frame>
        <draw:path draw:style-name="gr19" draw:text-style-name="P16" draw:layer="layout" svg:width="3.252cm" svg:height="1.258cm" svg:x="1.341cm" svg:y="3.572cm" svg:viewBox="0 0 3253 1259" svg:d="M0 210c0-116 94-210 210-210h2833c116 0 210 94 210 210v839c0 116-94 210-210 210h-2833c-116 0-210-94-210-210z">
          <text:p/>
        </draw:path>
        <draw:frame draw:style-name="gr9" draw:text-style-name="P7" draw:layer="layout" svg:width="2.711cm" svg:height="0.738cm" svg:x="1.946cm" svg:y="2.389cm">
          <draw:text-box>
            <text:p text:style-name="P6"><text:span text:style-name="T4">Sweden </text:span></text:p>
          </draw:text-box>
        </draw:frame>
        <draw:path draw:style-name="gr19" draw:text-style-name="P16" draw:layer="layout" svg:width="3.252cm" svg:height="1.261cm" svg:x="1.468cm" svg:y="10.401cm" svg:viewBox="0 0 3253 1262" svg:d="M0 210c0-116 95-210 212-210h2830c116 0 211 94 211 210v842c0 116-95 210-211 210h-2830c-117 0-212-94-212-210z">
          <text:p/>
        </draw:path>
        <draw:frame draw:style-name="gr9" draw:text-style-name="P7" draw:layer="layout" svg:width="2.25cm" svg:height="0.738cm" svg:x="2.057cm" svg:y="3.825cm">
          <draw:text-box>
            <text:p text:style-name="P6"><text:span text:style-name="T4">Austria</text:span></text:p>
          </draw:text-box>
        </draw:frame>
        <draw:path draw:style-name="gr19" draw:text-style-name="P16" draw:layer="layout" svg:width="3.252cm" svg:height="1.261cm" svg:x="1.468cm" svg:y="11.836cm" svg:viewBox="0 0 3253 1262" svg:d="M0 211c0-117 95-211 212-211h2830c116 0 211 94 211 211v841c0 116-95 210-211 210h-2830c-117 0-212-94-212-210z">
          <text:p/>
        </draw:path>
        <draw:frame draw:style-name="gr9" draw:text-style-name="P7" draw:layer="layout" svg:width="2.157cm" svg:height="0.738cm" svg:x="2.234cm" svg:y="10.655cm">
          <draw:text-box>
            <text:p text:style-name="P6"><text:span text:style-name="T4">France</text:span></text:p>
          </draw:text-box>
        </draw:frame>
        <draw:path draw:style-name="gr19" draw:text-style-name="P16" draw:layer="layout" svg:width="3.251cm" svg:height="1.261cm" svg:x="1.545cm" svg:y="14.609cm" svg:viewBox="0 0 3252 1262" svg:d="M0 210c0-116 95-210 211-210h2831c116 0 210 94 210 210v841c0 117-94 211-210 211h-2831c-116 0-211-94-211-211z">
          <text:p/>
        </draw:path>
        <draw:frame draw:style-name="gr9" draw:text-style-name="P7" draw:layer="layout" svg:width="2.58cm" svg:height="0.738cm" svg:x="2.064cm" svg:y="12.092cm">
          <draw:text-box>
            <text:p text:style-name="P6"><text:span text:style-name="T4">E</text:span><text:span text:style-name="T4">n</text:span><text:span text:style-name="T4">g</text:span><text:span text:style-name="T4">l</text:span><text:span text:style-name="T4">a</text:span><text:span text:style-name="T4">n</text:span><text:span text:style-name="T4">d</text:span></text:p>
          </draw:text-box>
        </draw:frame>
        <draw:path draw:style-name="gr19" draw:text-style-name="P16" draw:layer="layout" svg:width="3.251cm" svg:height="1.261cm" svg:x="1.545cm" svg:y="16.044cm" svg:viewBox="0 0 3252 1262" svg:d="M0 210c0-116 95-210 211-210h2831c116 0 210 94 210 210v842c0 116-94 210-210 210h-2831c-116 0-211-94-211-210z">
          <text:p/>
        </draw:path>
        <draw:frame draw:style-name="gr9" draw:text-style-name="P7" draw:layer="layout" svg:width="2.305cm" svg:height="0.738cm" svg:x="2.246cm" svg:y="14.864cm">
          <draw:text-box>
            <text:p text:style-name="P6"><text:span text:style-name="T4">C</text:span><text:span text:style-name="T4">r</text:span><text:span text:style-name="T4">o</text:span><text:span text:style-name="T4">a</text:span><text:span text:style-name="T4">t</text:span><text:span text:style-name="T4">i</text:span><text:span text:style-name="T4">a</text:span></text:p>
          </draw:text-box>
        </draw:frame>
        <draw:path draw:style-name="gr19" draw:text-style-name="P16" draw:layer="layout" svg:width="3.251cm" svg:height="1.262cm" svg:x="5.727cm" svg:y="2.916cm" svg:viewBox="0 0 3252 1263" svg:d="M0 211c0-117 94-211 210-211h2832c116 0 210 94 210 211v842c0 116-94 210-210 210h-2832c-116 0-210-94-210-210z">
          <text:p/>
        </draw:path>
        <draw:frame draw:style-name="gr9" draw:text-style-name="P7" draw:layer="layout" svg:width="2.716cm" svg:height="0.738cm" svg:x="2.085cm" svg:y="16.301cm">
          <draw:text-box>
            <text:p text:style-name="P6"><text:span text:style-name="T4">H</text:span><text:span text:style-name="T4">u</text:span><text:span text:style-name="T4">n</text:span><text:span text:style-name="T4">g</text:span><text:span text:style-name="T4">a</text:span><text:span text:style-name="T4">r</text:span><text:span text:style-name="T4">y</text:span></text:p>
          </draw:text-box>
        </draw:frame>
        <draw:path draw:style-name="gr19" draw:text-style-name="P16" draw:layer="layout" svg:width="3.251cm" svg:height="1.262cm" svg:x="5.727cm" svg:y="6.671cm" svg:viewBox="0 0 3252 1263" svg:d="M0 210c0-116 94-210 210-210h2832c116 0 210 94 210 210v843c0 116-94 210-210 210h-2832c-116 0-210-94-210-210z">
          <text:p/>
        </draw:path>
        <draw:frame draw:style-name="gr9" draw:text-style-name="P7" draw:layer="layout" svg:width="2.25cm" svg:height="0.738cm" svg:x="6.442cm" svg:y="3.17cm">
          <draw:text-box>
            <text:p text:style-name="P6"><text:span text:style-name="T4">Austr</text:span><text:span text:style-name="T4">ia</text:span></text:p>
          </draw:text-box>
        </draw:frame>
        <draw:frame draw:style-name="gr9" draw:text-style-name="P7" draw:layer="layout" svg:width="1.983cm" svg:height="0.738cm" svg:x="6.599cm" svg:y="6.163cm">
          <draw:text-box>
            <text:p text:style-name="P6"><text:span text:style-name="T4">N</text:span><text:span text:style-name="T4">or</text:span><text:span text:style-name="T4">th </text:span></text:p>
          </draw:text-box>
        </draw:frame>
        <draw:frame draw:style-name="gr15" draw:text-style-name="P7" draw:layer="layout" svg:width="3.046cm" svg:height="0.738cm" svg:x="6.066cm" svg:y="6.924cm">
          <draw:text-box>
            <text:p text:style-name="P6"><text:span text:style-name="T4">Macedo</text:span><text:span text:style-name="T4">ni</text:span></text:p>
          </draw:text-box>
        </draw:frame>
        <draw:path draw:style-name="gr19" draw:text-style-name="P16" draw:layer="layout" svg:width="3.251cm" svg:height="1.261cm" svg:x="5.727cm" svg:y="11.18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0.634cm" svg:height="0.738cm" svg:x="7.2cm" svg:y="7.688cm">
          <draw:text-box>
            <text:p text:style-name="P6"><text:span text:style-name="T4">a</text:span></text:p>
          </draw:text-box>
        </draw:frame>
        <draw:path draw:style-name="gr19" draw:text-style-name="P16" draw:layer="layout" svg:width="3.251cm" svg:height="1.261cm" svg:x="5.727cm" svg:y="15.388cm" svg:viewBox="0 0 3252 1262" svg:d="M0 210c0-116 94-210 210-210h2832c116 0 210 94 210 210v842c0 116-94 210-210 210h-2832c-116 0-210-94-210-210z">
          <text:p/>
        </draw:path>
        <draw:frame draw:style-name="gr9" draw:text-style-name="P7" draw:layer="layout" svg:width="2.58cm" svg:height="0.738cm" svg:x="6.324cm" svg:y="11.437cm">
          <draw:text-box>
            <text:p text:style-name="P6"><text:span text:style-name="T4">Engla</text:span><text:span text:style-name="T4">nd</text:span></text:p>
          </draw:text-box>
        </draw:frame>
        <draw:path draw:style-name="gr19" draw:text-style-name="P16" draw:layer="layout" svg:width="3.252cm" svg:height="1.262cm" svg:x="9.558cm" svg:y="4.931cm" svg:viewBox="0 0 3253 1263" svg:d="M0 211c0-116 95-211 211-211h2831c116 0 211 95 211 211v842c0 116-95 210-211 210h-2831c-116 0-211-94-211-210z">
          <text:p/>
        </draw:path>
        <draw:frame draw:style-name="gr9" draw:text-style-name="P7" draw:layer="layout" svg:width="2.305cm" svg:height="0.738cm" svg:x="6.043cm" svg:y="15.646cm">
          <draw:text-box>
            <text:p text:style-name="P6"><text:span text:style-name="T4">Cr</text:span><text:span text:style-name="T4">oa</text:span><text:span text:style-name="T4">tia</text:span></text:p>
          </draw:text-box>
        </draw:frame>
        <draw:path draw:style-name="gr19" draw:text-style-name="P16" draw:layer="layout" svg:width="3.252cm" svg:height="1.262cm" svg:x="9.558cm" svg:y="13.423cm" svg:viewBox="0 0 3253 1263" svg:d="M0 211c0-116 95-211 211-211h2831c116 0 211 95 211 211v841c0 117-95 211-211 211h-2831c-116 0-211-94-211-211z">
          <text:p/>
        </draw:path>
        <draw:frame draw:style-name="gr15" draw:text-style-name="P7" draw:layer="layout" svg:width="2.25cm" svg:height="0.738cm" svg:x="10.26cm" svg:y="5.185cm">
          <draw:text-box>
            <text:p text:style-name="P6"><text:span text:style-name="T4">Aust</text:span><text:span text:style-name="T4">ria</text:span></text:p>
          </draw:text-box>
        </draw:frame>
        <draw:path draw:style-name="gr19" draw:text-style-name="P16" draw:layer="layout" svg:width="3.251cm" svg:height="1.262cm" svg:x="20.167cm" svg:y="5.058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2.305cm" svg:height="0.738cm" svg:x="10.107cm" svg:y="13.68cm">
          <draw:text-box>
            <text:p text:style-name="P6"><text:span text:style-name="T4">Croatia</text:span></text:p>
          </draw:text-box>
        </draw:frame>
        <draw:path draw:style-name="gr19" draw:text-style-name="P16" draw:layer="layout" svg:width="3.251cm" svg:height="1.262cm" svg:x="20.167cm" svg:y="13.55cm" svg:viewBox="0 0 3252 1263" svg:d="M0 211c0-116 94-211 210-211h2832c116 0 210 95 210 211v842c0 116-94 210-210 210h-2832c-116 0-210-94-210-210z">
          <text:p/>
        </draw:path>
        <draw:frame draw:style-name="gr9" draw:text-style-name="P7" draw:layer="layout" svg:width="1.915cm" svg:height="0.738cm" svg:x="21.014cm" svg:y="5.312cm">
          <draw:text-box>
            <text:p text:style-name="P6"><text:span text:style-name="T4">W</text:span><text:span text:style-name="T4">a</text:span><text:span text:style-name="T4">l</text:span><text:span text:style-name="T4">e</text:span><text:span text:style-name="T4">s</text:span></text:p>
          </draw:text-box>
        </draw:frame>
        <draw:path draw:style-name="gr19" draw:text-style-name="P16" draw:layer="layout" svg:width="3.251cm" svg:height="1.262cm" svg:x="15.303cm" svg:y="7.628cm" svg:viewBox="0 0 3252 1263" svg:d="M0 210c0-116 94-210 210-210h2832c116 0 210 94 210 210v842c0 116-94 211-210 211h-2832c-116 0-210-95-210-211z">
          <text:p/>
        </draw:path>
        <draw:frame draw:style-name="gr9" draw:text-style-name="P7" draw:layer="layout" svg:width="2.656cm" svg:height="0.738cm" svg:x="20.747cm" svg:y="13.806cm">
          <draw:text-box>
            <text:p text:style-name="P6"><text:span text:style-name="T4">P</text:span><text:span text:style-name="T4">o</text:span><text:span text:style-name="T4">r</text:span><text:span text:style-name="T4">t</text:span><text:span text:style-name="T4">u</text:span><text:span text:style-name="T4">g</text:span><text:span text:style-name="T4">a</text:span><text:span text:style-name="T4">l</text:span></text:p>
          </draw:text-box>
        </draw:frame>
        <draw:path draw:style-name="gr19" draw:text-style-name="P16" draw:layer="layout" svg:width="3.251cm" svg:height="1.258cm" svg:x="15.303cm" svg:y="9.52cm" svg:viewBox="0 0 3252 1259" svg:d="M0 210c0-116 94-210 210-210h2833c115 0 209 94 209 210v838c0 116-94 211-209 211h-2833c-116 0-210-95-210-211z">
          <text:p/>
        </draw:path>
        <draw:frame draw:style-name="gr9" draw:text-style-name="P7" draw:layer="layout" svg:width="2.305cm" svg:height="0.738cm" svg:x="16.006cm" svg:y="7.883cm">
          <draw:text-box>
            <text:p text:style-name="P6"><text:span text:style-name="T4">Cro</text:span><text:span text:style-name="T4">ati</text:span><text:span text:style-name="T4">a</text:span></text:p>
          </draw:text-box>
        </draw:frame>
        <draw:frame draw:style-name="gr9" draw:text-style-name="P7" draw:layer="layout" svg:width="2.656cm" svg:height="0.738cm" svg:x="15.854cm" svg:y="9.773cm">
          <draw:text-box>
            <text:p text:style-name="P6"><text:span text:style-name="T4">P</text:span><text:span text:style-name="T4">o</text:span><text:span text:style-name="T4">rt</text:span><text:span text:style-name="T4">u</text:span><text:span text:style-name="T4">g</text:span><text:span text:style-name="T4">a</text:span><text:span text:style-name="T4">l</text:span></text:p>
          </draw:text-box>
        </draw:frame>
        <draw:frame draw:style-name="gr9" draw:text-style-name="P7" draw:layer="layout" svg:width="4.32cm" svg:height="0.738cm" svg:x="1.485cm" svg:y="0.75cm">
          <draw:text-box>
            <text:p text:style-name="P6"><text:span text:style-name="T6">R</text:span><text:span text:style-name="T6">o</text:span><text:span text:style-name="T6">u</text:span><text:span text:style-name="T6">n</text:span><text:span text:style-name="T6">d</text:span><text:span text:style-name="T6"> </text:span><text:span text:style-name="T6">o</text:span><text:span text:style-name="T6">f </text:span><text:span text:style-name="T6">1</text:span><text:span text:style-name="T6">6</text:span></text:p>
          </draw:text-box>
        </draw:frame>
        <draw:frame draw:style-name="gr9" draw:text-style-name="P7" draw:layer="layout" svg:width="4.32cm" svg:height="0.738cm" svg:x="28.829cm" svg:y="1.027cm">
          <draw:text-box>
            <text:p text:style-name="P6"><text:span text:style-name="T6">Roun</text:span><text:span text:style-name="T6">d of </text:span><text:span text:style-name="T6">16</text:span></text:p>
          </draw:text-box>
        </draw:frame>
        <draw:frame draw:style-name="gr9" draw:text-style-name="P7" draw:layer="layout" svg:width="4.354cm" svg:height="0.738cm" svg:x="5.544cm" svg:y="1.238cm">
          <draw:text-box>
            <text:p text:style-name="P6"><text:span text:style-name="T6">Q</text:span><text:span text:style-name="T6">u</text:span><text:span text:style-name="T6">a</text:span><text:span text:style-name="T6">r</text:span><text:span text:style-name="T6">t</text:span><text:span text:style-name="T6">e</text:span><text:span text:style-name="T6">r</text:span><text:span text:style-name="T6">f</text:span><text:span text:style-name="T6">i</text:span><text:span text:style-name="T6">n</text:span><text:span text:style-name="T6">a</text:span><text:span text:style-name="T6">l</text:span></text:p>
          </draw:text-box>
        </draw:frame>
        <draw:frame draw:style-name="gr9" draw:text-style-name="P7" draw:layer="layout" svg:width="4.354cm" svg:height="0.738cm" svg:x="24.445cm" svg:y="1.238cm">
          <draw:text-box>
            <text:p text:style-name="P6"><text:span text:style-name="T6">Quar</text:span><text:span text:style-name="T6">terfi</text:span><text:span text:style-name="T6">nal</text:span></text:p>
          </draw:text-box>
        </draw:frame>
        <draw:frame draw:style-name="gr15" draw:text-style-name="P7" draw:layer="layout" svg:width="3.334cm" svg:height="0.738cm" svg:x="10.08cm" svg:y="2.774cm">
          <draw:text-box>
            <text:p text:style-name="P6"><text:span text:style-name="T6">S</text:span><text:span text:style-name="T6">e</text:span><text:span text:style-name="T6">m</text:span><text:span text:style-name="T6">ifi</text:span><text:span text:style-name="T6">n</text:span><text:span text:style-name="T6">al</text:span></text:p>
          </draw:text-box>
        </draw:frame>
        <draw:frame draw:style-name="gr15" draw:text-style-name="P7" draw:layer="layout" svg:width="3.334cm" svg:height="0.738cm" svg:x="20.564cm" svg:y="2.774cm">
          <draw:text-box>
            <text:p text:style-name="P6"><text:span text:style-name="T6">S</text:span><text:span text:style-name="T6">e</text:span><text:span text:style-name="T6">m</text:span><text:span text:style-name="T6">i</text:span><text:span text:style-name="T6">fi</text:span><text:span text:style-name="T6">n</text:span><text:span text:style-name="T6">al</text:span></text:p>
          </draw:text-box>
        </draw:frame>
        <draw:path draw:style-name="gr22" draw:text-style-name="P19" draw:layer="layout" svg:width="1.832cm" svg:height="2.065cm" svg:x="16.021cm" svg:y="13.783cm" svg:viewBox="0 0 1833 2066" svg:d="M1568 995c-91 94-177 154-367 175 50-50 107-99 157-160 22-23 61-76 61-78 45-74 71-157 71-249v-340h183v398c3 5 8 136-105 254zM267 995c-115-118-110-249-110-254v-401h184v341c0 91 26 175 70 248 0 3 39 58 60 79 53 60 108 110 157 159-183-21-272-81-361-172zM1833 733v-550h-340v-183h-577-575v183h-341v547c0 26 0 207 150 367 143 151 319 230 625 235 23 40 36 84 36 131v341h-130c-58 0-105 47-105 105h-131c-57 0-104 47-104 105v52h1152v-52c0-58-48-105-105-105h-132c0-58-47-105-105-105h-130v-338c0-47 13-92 36-131 306-5 483-87 626-236 150-157 150-340 150-366z">
          <text:p/>
        </draw:path>
        <draw:frame draw:style-name="gr9" draw:text-style-name="P7" draw:layer="layout" svg:width="1.746cm" svg:height="0.738cm" svg:x="16.298cm" svg:y="6.278cm">
          <draw:text-box>
            <text:p text:style-name="P6"><text:span text:style-name="T6">F</text:span><text:span text:style-name="T6">i</text:span><text:span text:style-name="T6">n</text:span><text:span text:style-name="T6">a</text:span><text:span text:style-name="T6">l</text:span></text:p>
          </draw:text-box>
        </draw:frame>
        <draw:polygon draw:style-name="gr10" draw:text-style-name="P8" draw:layer="layout" svg:width="9.271cm" svg:height="1.113cm" svg:x="12.297cm" svg:y="0.571cm" svg:viewBox="0 0 9272 1114" draw:points="0,1114 9272,1114 9272,0 0,0">
          <text:p/>
        </draw:polygon>
        <draw:frame draw:style-name="gr9" draw:text-style-name="P7" draw:layer="layout" svg:width="3.156cm" svg:height="0.738cm" svg:x="15.668cm" svg:y="16.295cm">
          <draw:text-box>
            <text:p text:style-name="P6"><text:span text:style-name="T7">(</text:span><text:span text:style-name="T7">P</text:span><text:span text:style-name="T7">o</text:span><text:span text:style-name="T7">r</text:span><text:span text:style-name="T7">t</text:span><text:span text:style-name="T7">u</text:span><text:span text:style-name="T7">g</text:span><text:span text:style-name="T7">a</text:span><text:span text:style-name="T7">l</text:span><text:span text:style-name="T7">)</text:span></text:p>
          </draw:text-box>
        </draw:frame>
        <draw:frame draw:style-name="gr11" draw:text-style-name="P9" draw:layer="layout" svg:width="4.794cm" svg:height="0.822cm" svg:x="15.24cm" svg:y="0.704cm">
          <draw:text-box>
            <text:p text:style-name="P6"><text:span text:style-name="T3">S</text:span><text:span text:style-name="T3">c</text:span><text:span text:style-name="T3">e</text:span><text:span text:style-name="T3">n</text:span><text:span text:style-name="T3">a</text:span><text:span text:style-name="T3">r</text:span><text:span text:style-name="T3">i</text:span><text:span text:style-name="T3">o</text:span><text:span text:style-name="T3"> </text:span><text:span text:style-name="T3">#</text:span><text:span text:style-name="T3">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gency FB" svg:font-family="'Agency FB'" style:font-pitch="variable"/>
    <style:font-face style:name="Agency FB1" svg:font-family="'Agency FB'"/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33.866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10T02:04:43.136852851</dc:date>
    <meta:editing-duration>PT8M33S</meta:editing-duration>
    <meta:editing-cycles>2</meta:editing-cycles>
    <meta:generator>LibreOffice/7.3.7.2$Linux_X86_64 LibreOffice_project/30$Build-2</meta:generator>
    <meta:document-statistic meta:object-count="1022"/>
  </office:meta>
</office:document-meta>
</file>